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42.3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11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36.57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51.28mm"/>
    </style:style>
    <style:style style:name="co22" style:family="table-column">
      <style:table-column-properties fo:break-before="auto" style:column-width="47.47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30.04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2.56mm"/>
    </style:style>
    <style:style style:name="co31" style:family="table-column">
      <style:table-column-properties fo:break-before="auto" style:column-width="48.56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40.38mm"/>
    </style:style>
    <style:style style:name="co35" style:family="table-column">
      <style:table-column-properties fo:break-before="auto" style:column-width="52.63mm"/>
    </style:style>
    <style:style style:name="co36" style:family="table-column">
      <style:table-column-properties fo:break-before="auto" style:column-width="48.82mm"/>
    </style:style>
    <style:style style:name="co37" style:family="table-column">
      <style:table-column-properties fo:break-before="auto" style:column-width="36.3mm"/>
    </style:style>
    <style:style style:name="co38" style:family="table-column">
      <style:table-column-properties fo:break-before="auto" style:column-width="32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35.75mm"/>
    </style:style>
    <style:style style:name="co41" style:family="table-column">
      <style:table-column-properties fo:break-before="auto" style:column-width="31.94mm"/>
    </style:style>
    <style:style style:name="co42" style:family="table-column">
      <style:table-column-properties fo:break-before="auto" style:column-width="35.21mm"/>
    </style:style>
    <style:style style:name="co43" style:family="table-column">
      <style:table-column-properties fo:break-before="auto" style:column-width="77.42mm"/>
    </style:style>
    <style:style style:name="co44" style:family="table-column">
      <style:table-column-properties fo:break-before="auto" style:column-width="53.46mm"/>
    </style:style>
    <style:style style:name="co45" style:family="table-column">
      <style:table-column-properties fo:break-before="auto" style:column-width="30.85mm"/>
    </style:style>
    <style:style style:name="co46" style:family="table-column">
      <style:table-column-properties fo:break-before="auto" style:column-width="25.68mm"/>
    </style:style>
    <style:style style:name="co47" style:family="table-column">
      <style:table-column-properties fo:break-before="auto" style:column-width="24.85mm"/>
    </style:style>
    <style:style style:name="co48" style:family="table-column">
      <style:table-column-properties fo:break-before="auto" style:column-width="23.78mm"/>
    </style:style>
    <style:style style:name="co49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43.11mm"/>
    </style:style>
    <style:style style:name="co51" style:family="table-column">
      <style:table-column-properties fo:break-before="auto" style:column-width="56.99mm"/>
    </style:style>
    <style:style style:name="co52" style:family="table-column">
      <style:table-column-properties fo:break-before="auto" style:column-width="93.4mm"/>
    </style:style>
    <style:style style:name="co53" style:family="table-column">
      <style:table-column-properties fo:break-before="auto" style:column-width="82.06mm"/>
    </style:style>
    <style:style style:name="co54" style:family="table-column">
      <style:table-column-properties fo:break-before="auto" style:column-width="41.75mm"/>
    </style:style>
    <style:style style:name="co55" style:family="table-column">
      <style:table-column-properties fo:break-before="auto" style:column-width="28.68mm"/>
    </style:style>
    <style:style style:name="co56" style:family="table-column">
      <style:table-column-properties fo:break-before="auto" style:column-width="71.35mm"/>
    </style:style>
    <style:style style:name="co57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" style:family="table-cell" style:parent-style-name="Default" style:data-style-name="N37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99">
      <style:text-properties fo:color="#ce181e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12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51"/>
    <style:style style:name="ce17" style:family="table-cell" style:parent-style-name="Default" style:data-style-name="N37"/>
    <style:style style:name="ce18" style:family="table-cell" style:parent-style-name="Default" style:data-style-name="N99"/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0"/>
    <style:style style:name="ce22" style:family="table-cell" style:parent-style-name="Default" style:data-style-name="N99">
      <style:text-properties fo:color="#ce181e"/>
    </style:style>
    <style:style style:name="ce23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5:40:00" calcext:value-type="date">
            <text:p>10/04/2020 15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4:30:00" calcext:value-type="date">
            <text:p>10/04/2020 14:3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17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" table:number-columns-repeated="4" table:default-cell-style-name="Default"/>
        <table:table-column table:style-name="co57" table:default-cell-style-name="ce18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5]+[.G15]=[.F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6]+[.G16]=[.F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7]+[.G17]=[.F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8]+[.G18]=[.F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+[.G19]=[.F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H20]+[.G20]=[.F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H21]+[.G21]=[.F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H22]+[.G22]=[.F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23]+[.G23]=[.F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H24]+[.G24]=[.F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H25]+[.G25]=[.F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H26]+[.G26]=[.F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H27]+[.G27]=[.F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H28]+[.G28]=[.F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H29]+[.G29]=[.F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[.H30]+[.G30]=[.F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table:formula="of:=[.H31]+[.G31]=[.F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formula="of:=[.H32]+[.G32]=[.F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formula="of:=[.H33]+[.G33]=[.F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formula="of:=[.H34]+[.G34]=[.F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table:formula="of:=[.H35]+[.G35]=[.F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 office:value-type="float" office:value="5897" calcext:value-type="float">
            <text:p>589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table:formula="of:=[.H36]+[.G36]=[.F36]" office:value-type="boolean" office:boolean-value="true" calcext:value-type="boolean">
            <text:p>VERDADERO</text:p>
          </table:table-cell>
        </table:table-row>
      </table:table>
      <table:table table:name="Fuente-Dashboard-Departamentos-v2" table:style-name="ta1"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19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9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19"/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19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19"/>
        <table:table-column table:style-name="co17" table:default-cell-style-name="Default"/>
        <table:table-column table:style-name="co18" table:number-columns-repeated="2" table:default-cell-style-name="Default"/>
        <table:table-column table:style-name="co18" table:default-cell-style-name="ce19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19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19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19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19"/>
        <table:table-column table:style-name="co27" table:default-cell-style-name="Default"/>
        <table:table-column table:style-name="co28" table:number-columns-repeated="2" table:default-cell-style-name="Default"/>
        <table:table-column table:style-name="co28" table:default-cell-style-name="ce1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ce19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ce19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2" table:default-cell-style-name="ce19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ce19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6" table:default-cell-style-name="ce19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ce19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8" table:default-cell-style-name="ce19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39" table:default-cell-style-name="ce19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8" table:default-cell-style-name="ce19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19"/>
        <table:table-column table:style-name="co40" table:default-cell-style-name="Default"/>
        <table:table-column table:style-name="co41" table:number-columns-repeated="2" table:default-cell-style-name="Default"/>
        <table:table-column table:style-name="co41" table:default-cell-style-name="ce19"/>
        <table:table-column table:style-name="co9" table:default-cell-style-name="Default"/>
        <table:table-column table:style-name="co42" table:number-columns-repeated="2" table:default-cell-style-name="Default"/>
        <table:table-column table:style-name="co42" table:default-cell-style-name="ce19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19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17" office:value-type="date" office:date-value="2020-03-06" calcext:value-type="date">
            <text:p>06/03/20</text:p>
          </table:table-cell>
          <table:table-cell table:style-name="ce17" table:number-columns-repeated="3"/>
          <table:table-cell table:style-name="ce20"/>
          <table:table-cell table:number-columns-repeated="5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07" calcext:value-type="date">
            <text:p>07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08" calcext:value-type="date">
            <text:p>08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09" calcext:value-type="date">
            <text:p>09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10" calcext:value-type="date">
            <text:p>10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11" calcext:value-type="date">
            <text:p>11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12" calcext:value-type="date">
            <text:p>12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13" calcext:value-type="date">
            <text:p>13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17" office:value-type="date" office:date-value="2020-03-14" calcext:value-type="date">
            <text:p>14/03/20</text:p>
          </table:table-cell>
          <table:table-cell table:style-name="ce17" table:number-columns-repeated="3"/>
          <table:table-cell table:style-name="ce20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17" office:value-type="date" office:date-value="2020-03-15" calcext:value-type="date">
            <text:p>15/03/20</text:p>
          </table:table-cell>
          <table:table-cell table:style-name="ce17" table:number-columns-repeated="3"/>
          <table:table-cell table:style-name="ce2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17" office:value-type="date" office:date-value="2020-03-16" calcext:value-type="date">
            <text:p>16/03/20</text:p>
          </table:table-cell>
          <table:table-cell table:style-name="ce17" table:number-columns-repeated="3"/>
          <table:table-cell table:style-name="ce2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17" office:value-type="date" office:date-value="2020-03-17" calcext:value-type="date">
            <text:p>17/03/20</text:p>
          </table:table-cell>
          <table:table-cell table:style-name="ce17" table:number-columns-repeated="3"/>
          <table:table-cell table:style-name="ce2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18" calcext:value-type="date">
            <text:p>18/03/20</text:p>
          </table:table-cell>
          <table:table-cell table:style-name="ce17" table:number-columns-repeated="3"/>
          <table:table-cell table:style-name="ce2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19" calcext:value-type="date">
            <text:p>19/03/20</text:p>
          </table:table-cell>
          <table:table-cell table:style-name="ce17" table:number-columns-repeated="3"/>
          <table:table-cell table:style-name="ce2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20" calcext:value-type="date">
            <text:p>20/03/20</text:p>
          </table:table-cell>
          <table:table-cell table:style-name="ce17" table:number-columns-repeated="3"/>
          <table:table-cell table:style-name="ce2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21" calcext:value-type="date">
            <text:p>21/03/20</text:p>
          </table:table-cell>
          <table:table-cell table:style-name="ce17" table:number-columns-repeated="3"/>
          <table:table-cell table:style-name="ce2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22" calcext:value-type="date">
            <text:p>22/03/20</text:p>
          </table:table-cell>
          <table:table-cell table:style-name="ce17" table:number-columns-repeated="3"/>
          <table:table-cell table:style-name="ce2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17" office:value-type="date" office:date-value="2020-03-23" calcext:value-type="date">
            <text:p>23/03/20</text:p>
          </table:table-cell>
          <table:table-cell table:style-name="ce17" table:number-columns-repeated="3"/>
          <table:table-cell table:style-name="ce2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4" calcext:value-type="date">
            <text:p>24/03/20</text:p>
          </table:table-cell>
          <table:table-cell table:style-name="ce17" table:number-columns-repeated="3"/>
          <table:table-cell table:style-name="ce2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5" calcext:value-type="date">
            <text:p>25/03/20</text:p>
          </table:table-cell>
          <table:table-cell table:style-name="ce17" table:number-columns-repeated="3"/>
          <table:table-cell table:style-name="ce20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6" calcext:value-type="date">
            <text:p>26/03/20</text:p>
          </table:table-cell>
          <table:table-cell table:style-name="ce17" table:number-columns-repeated="3"/>
          <table:table-cell table:style-name="ce20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7" calcext:value-type="date">
            <text:p>27/03/20</text:p>
          </table:table-cell>
          <table:table-cell table:style-name="ce17" table:number-columns-repeated="3"/>
          <table:table-cell table:style-name="ce20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8" calcext:value-type="date">
            <text:p>28/03/20</text:p>
          </table:table-cell>
          <table:table-cell table:style-name="ce17" table:number-columns-repeated="3"/>
          <table:table-cell table:style-name="ce20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29" calcext:value-type="date">
            <text:p>29/03/20</text:p>
          </table:table-cell>
          <table:table-cell table:style-name="ce17" table:number-columns-repeated="3"/>
          <table:table-cell table:style-name="ce20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7" office:value-type="date" office:date-value="2020-03-30" calcext:value-type="date">
            <text:p>30/03/20</text:p>
          </table:table-cell>
          <table:table-cell table:style-name="ce17" table:number-columns-repeated="3"/>
          <table:table-cell table:style-name="ce20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3-31" calcext:value-type="date">
            <text:p>31/03/20</text:p>
          </table:table-cell>
          <table:table-cell table:style-name="ce17" table:number-columns-repeated="3"/>
          <table:table-cell table:style-name="ce20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1" calcext:value-type="date">
            <text:p>01/04/20</text:p>
          </table:table-cell>
          <table:table-cell table:style-name="ce17" table:number-columns-repeated="3"/>
          <table:table-cell table:style-name="ce20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2" calcext:value-type="date">
            <text:p>02/04/20</text:p>
          </table:table-cell>
          <table:table-cell table:style-name="ce17" table:number-columns-repeated="3"/>
          <table:table-cell table:style-name="ce20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3" calcext:value-type="date">
            <text:p>03/04/20</text:p>
          </table:table-cell>
          <table:table-cell table:style-name="ce17" table:number-columns-repeated="3"/>
          <table:table-cell table:style-name="ce20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4" calcext:value-type="date">
            <text:p>04/04/20</text:p>
          </table:table-cell>
          <table:table-cell table:style-name="ce17" table:number-columns-repeated="3"/>
          <table:table-cell table:style-name="ce20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5" calcext:value-type="date">
            <text:p>05/04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17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7"/>
        </table:table-row>
        <table:table-row table:style-name="ro1" table:number-rows-repeated="1048539">
          <table:table-cell table:number-columns-repeated="117"/>
        </table:table-row>
        <table:table-row table:style-name="ro1">
          <table:table-cell table:number-columns-repeated="117"/>
        </table:table-row>
      </table:table>
      <table:table table:name="Fuente-Dashboard-Check-v2" table:style-name="ta1">
        <table:table-column table:style-name="co5" table:default-cell-style-name="ce17"/>
        <table:table-column table:style-name="co43" table:default-cell-style-name="ce21"/>
        <table:table-column table:style-name="co44" table:number-columns-repeated="3" table:default-cell-style-name="ce21"/>
        <table:table-column table:style-name="co42" table:default-cell-style-name="ce18"/>
        <table:table-column table:style-name="co45" table:number-columns-repeated="3" table:default-cell-style-name="ce18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F2]+[$'Fuente-Dashboard-Departamentos-v2'.J2]+[$'Fuente-Dashboard-Departamentos-v2'.N2]+[$'Fuente-Dashboard-Departamentos-v2'.R2]+[$'Fuente-Dashboard-Departamentos-v2'.V2]+[$'Fuente-Dashboard-Departamentos-v2'.Z2]+[$'Fuente-Dashboard-Departamentos-v2'.AD2]+[$'Fuente-Dashboard-Departamentos-v2'.AH2]+[$'Fuente-Dashboard-Departamentos-v2'.AL2]+[$'Fuente-Dashboard-Departamentos-v2'.AP2]+[$'Fuente-Dashboard-Departamentos-v2'.AT2]+[$'Fuente-Dashboard-Departamentos-v2'.AX2]+[$'Fuente-Dashboard-Departamentos-v2'.BB2]+[$'Fuente-Dashboard-Departamentos-v2'.BF2]+[$'Fuente-Dashboard-Departamentos-v2'.BJ2]+[$'Fuente-Dashboard-Departamentos-v2'.BN2]+[$'Fuente-Dashboard-Departamentos-v2'.BR2]+[$'Fuente-Dashboard-Departamentos-v2'.BV2]+[$'Fuente-Dashboard-Departamentos-v2'.BZ2]+[$'Fuente-Dashboard-Departamentos-v2'.CD2]+[$'Fuente-Dashboard-Departamentos-v2'.CH2]+[$'Fuente-Dashboard-Departamentos-v2'.CL2]+[$'Fuente-Dashboard-Departamentos-v2'.CP2]+[$'Fuente-Dashboard-Departamentos-v2'.CT2]" office:value-type="float" office:value="1" calcext:value-type="float">
            <text:p>1</text:p>
          </table:table-cell>
          <table:table-cell table:formula="of:=[$'Fuente-Dashboard-Departamentos-v2'.C2]+[$'Fuente-Dashboard-Departamentos-v2'.G2]+[$'Fuente-Dashboard-Departamentos-v2'.K2]+[$'Fuente-Dashboard-Departamentos-v2'.O2]+[$'Fuente-Dashboard-Departamentos-v2'.S2]+[$'Fuente-Dashboard-Departamentos-v2'.W2]+[$'Fuente-Dashboard-Departamentos-v2'.AA2]+[$'Fuente-Dashboard-Departamentos-v2'.AE2]+[$'Fuente-Dashboard-Departamentos-v2'.AI2]+[$'Fuente-Dashboard-Departamentos-v2'.AM2]+[$'Fuente-Dashboard-Departamentos-v2'.AQ2]+[$'Fuente-Dashboard-Departamentos-v2'.AU2]+[$'Fuente-Dashboard-Departamentos-v2'.AY2]+[$'Fuente-Dashboard-Departamentos-v2'.BC2]+[$'Fuente-Dashboard-Departamentos-v2'.BG2]+[$'Fuente-Dashboard-Departamentos-v2'.BK2]+[$'Fuente-Dashboard-Departamentos-v2'.BO2]+[$'Fuente-Dashboard-Departamentos-v2'.BS2]+[$'Fuente-Dashboard-Departamentos-v2'.BW2]+[$'Fuente-Dashboard-Departamentos-v2'.CA2]+[$'Fuente-Dashboard-Departamentos-v2'.CE2]+[$'Fuente-Dashboard-Departamentos-v2'.CI2]+[$'Fuente-Dashboard-Departamentos-v2'.CM2]+[$'Fuente-Dashboard-Departamentos-v2'.CQ2]+[$'Fuente-Dashboard-Departamentos-v2'.CU2]" office:value-type="float" office:value="0" calcext:value-type="float">
            <text:p>0</text:p>
          </table:table-cell>
          <table:table-cell table:formula="of:=[$'Fuente-Dashboard-Departamentos-v2'.D2]+[$'Fuente-Dashboard-Departamentos-v2'.H2]+[$'Fuente-Dashboard-Departamentos-v2'.L2]+[$'Fuente-Dashboard-Departamentos-v2'.P2]+[$'Fuente-Dashboard-Departamentos-v2'.T2]+[$'Fuente-Dashboard-Departamentos-v2'.X2]+[$'Fuente-Dashboard-Departamentos-v2'.AB2]+[$'Fuente-Dashboard-Departamentos-v2'.AF2]+[$'Fuente-Dashboard-Departamentos-v2'.AJ2]+[$'Fuente-Dashboard-Departamentos-v2'.AN2]+[$'Fuente-Dashboard-Departamentos-v2'.AR2]+[$'Fuente-Dashboard-Departamentos-v2'.AV2]+[$'Fuente-Dashboard-Departamentos-v2'.AZ2]+[$'Fuente-Dashboard-Departamentos-v2'.BD2]+[$'Fuente-Dashboard-Departamentos-v2'.BH2]+[$'Fuente-Dashboard-Departamentos-v2'.BL2]+[$'Fuente-Dashboard-Departamentos-v2'.BP2]+[$'Fuente-Dashboard-Departamentos-v2'.BT2]+[$'Fuente-Dashboard-Departamentos-v2'.BX2]+[$'Fuente-Dashboard-Departamentos-v2'.CB2]+[$'Fuente-Dashboard-Departamentos-v2'.CF2]+[$'Fuente-Dashboard-Departamentos-v2'.CJ2]+[$'Fuente-Dashboard-Departamentos-v2'.CN2]+[$'Fuente-Dashboard-Departamentos-v2'.CR2]+[$'Fuente-Dashboard-Departamentos-v2'.CV2]" office:value-type="float" office:value="1" calcext:value-type="float">
            <text:p>1</text:p>
          </table:table-cell>
          <table:table-cell table:formula="of:=[$'Fuente-Dashboard-Departamentos-v2'.E2]+[$'Fuente-Dashboard-Departamentos-v2'.I2]+[$'Fuente-Dashboard-Departamentos-v2'.M2]+[$'Fuente-Dashboard-Departamentos-v2'.Q2]+[$'Fuente-Dashboard-Departamentos-v2'.U2]+[$'Fuente-Dashboard-Departamentos-v2'.Y2]+[$'Fuente-Dashboard-Departamentos-v2'.AC2]+[$'Fuente-Dashboard-Departamentos-v2'.AG2]+[$'Fuente-Dashboard-Departamentos-v2'.AK2]+[$'Fuente-Dashboard-Departamentos-v2'.AO2]+[$'Fuente-Dashboard-Departamentos-v2'.AS2]+[$'Fuente-Dashboard-Departamentos-v2'.AW2]+[$'Fuente-Dashboard-Departamentos-v2'.BA2]+[$'Fuente-Dashboard-Departamentos-v2'.BE2]+[$'Fuente-Dashboard-Departamentos-v2'.BI2]+[$'Fuente-Dashboard-Departamentos-v2'.BM2]+[$'Fuente-Dashboard-Departamentos-v2'.BQ2]+[$'Fuente-Dashboard-Departamentos-v2'.BU2]+[$'Fuente-Dashboard-Departamentos-v2'.BY2]+[$'Fuente-Dashboard-Departamentos-v2'.CC2]+[$'Fuente-Dashboard-Departamentos-v2'.CG2]+[$'Fuente-Dashboard-Departamentos-v2'.CK2]+[$'Fuente-Dashboard-Departamentos-v2'.CO2]+[$'Fuente-Dashboard-Departamentos-v2'.CS2]+[$'Fuente-Dashboard-Departamentos-v2'.CW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F3]+[$'Fuente-Dashboard-Departamentos-v2'.J3]+[$'Fuente-Dashboard-Departamentos-v2'.N3]+[$'Fuente-Dashboard-Departamentos-v2'.R3]+[$'Fuente-Dashboard-Departamentos-v2'.V3]+[$'Fuente-Dashboard-Departamentos-v2'.Z3]+[$'Fuente-Dashboard-Departamentos-v2'.AD3]+[$'Fuente-Dashboard-Departamentos-v2'.AH3]+[$'Fuente-Dashboard-Departamentos-v2'.AL3]+[$'Fuente-Dashboard-Departamentos-v2'.AP3]+[$'Fuente-Dashboard-Departamentos-v2'.AT3]+[$'Fuente-Dashboard-Departamentos-v2'.AX3]+[$'Fuente-Dashboard-Departamentos-v2'.BB3]+[$'Fuente-Dashboard-Departamentos-v2'.BF3]+[$'Fuente-Dashboard-Departamentos-v2'.BJ3]+[$'Fuente-Dashboard-Departamentos-v2'.BN3]+[$'Fuente-Dashboard-Departamentos-v2'.BR3]+[$'Fuente-Dashboard-Departamentos-v2'.BV3]+[$'Fuente-Dashboard-Departamentos-v2'.BZ3]+[$'Fuente-Dashboard-Departamentos-v2'.CD3]+[$'Fuente-Dashboard-Departamentos-v2'.CH3]+[$'Fuente-Dashboard-Departamentos-v2'.CL3]+[$'Fuente-Dashboard-Departamentos-v2'.CP3]+[$'Fuente-Dashboard-Departamentos-v2'.CT3]" office:value-type="float" office:value="6" calcext:value-type="float">
            <text:p>6</text:p>
          </table:table-cell>
          <table:table-cell table:formula="of:=[$'Fuente-Dashboard-Departamentos-v2'.C3]+[$'Fuente-Dashboard-Departamentos-v2'.G3]+[$'Fuente-Dashboard-Departamentos-v2'.K3]+[$'Fuente-Dashboard-Departamentos-v2'.O3]+[$'Fuente-Dashboard-Departamentos-v2'.S3]+[$'Fuente-Dashboard-Departamentos-v2'.W3]+[$'Fuente-Dashboard-Departamentos-v2'.AA3]+[$'Fuente-Dashboard-Departamentos-v2'.AE3]+[$'Fuente-Dashboard-Departamentos-v2'.AI3]+[$'Fuente-Dashboard-Departamentos-v2'.AM3]+[$'Fuente-Dashboard-Departamentos-v2'.AQ3]+[$'Fuente-Dashboard-Departamentos-v2'.AU3]+[$'Fuente-Dashboard-Departamentos-v2'.AY3]+[$'Fuente-Dashboard-Departamentos-v2'.BC3]+[$'Fuente-Dashboard-Departamentos-v2'.BG3]+[$'Fuente-Dashboard-Departamentos-v2'.BK3]+[$'Fuente-Dashboard-Departamentos-v2'.BO3]+[$'Fuente-Dashboard-Departamentos-v2'.BS3]+[$'Fuente-Dashboard-Departamentos-v2'.BW3]+[$'Fuente-Dashboard-Departamentos-v2'.CA3]+[$'Fuente-Dashboard-Departamentos-v2'.CE3]+[$'Fuente-Dashboard-Departamentos-v2'.CI3]+[$'Fuente-Dashboard-Departamentos-v2'.CM3]+[$'Fuente-Dashboard-Departamentos-v2'.CQ3]+[$'Fuente-Dashboard-Departamentos-v2'.CU3]" office:value-type="float" office:value="0" calcext:value-type="float">
            <text:p>0</text:p>
          </table:table-cell>
          <table:table-cell table:formula="of:=[$'Fuente-Dashboard-Departamentos-v2'.D3]+[$'Fuente-Dashboard-Departamentos-v2'.H3]+[$'Fuente-Dashboard-Departamentos-v2'.L3]+[$'Fuente-Dashboard-Departamentos-v2'.P3]+[$'Fuente-Dashboard-Departamentos-v2'.T3]+[$'Fuente-Dashboard-Departamentos-v2'.X3]+[$'Fuente-Dashboard-Departamentos-v2'.AB3]+[$'Fuente-Dashboard-Departamentos-v2'.AF3]+[$'Fuente-Dashboard-Departamentos-v2'.AJ3]+[$'Fuente-Dashboard-Departamentos-v2'.AN3]+[$'Fuente-Dashboard-Departamentos-v2'.AR3]+[$'Fuente-Dashboard-Departamentos-v2'.AV3]+[$'Fuente-Dashboard-Departamentos-v2'.AZ3]+[$'Fuente-Dashboard-Departamentos-v2'.BD3]+[$'Fuente-Dashboard-Departamentos-v2'.BH3]+[$'Fuente-Dashboard-Departamentos-v2'.BL3]+[$'Fuente-Dashboard-Departamentos-v2'.BP3]+[$'Fuente-Dashboard-Departamentos-v2'.BT3]+[$'Fuente-Dashboard-Departamentos-v2'.BX3]+[$'Fuente-Dashboard-Departamentos-v2'.CB3]+[$'Fuente-Dashboard-Departamentos-v2'.CF3]+[$'Fuente-Dashboard-Departamentos-v2'.CJ3]+[$'Fuente-Dashboard-Departamentos-v2'.CN3]+[$'Fuente-Dashboard-Departamentos-v2'.CR3]+[$'Fuente-Dashboard-Departamentos-v2'.CV3]" office:value-type="float" office:value="6" calcext:value-type="float">
            <text:p>6</text:p>
          </table:table-cell>
          <table:table-cell table:formula="of:=[$'Fuente-Dashboard-Departamentos-v2'.E3]+[$'Fuente-Dashboard-Departamentos-v2'.I3]+[$'Fuente-Dashboard-Departamentos-v2'.M3]+[$'Fuente-Dashboard-Departamentos-v2'.Q3]+[$'Fuente-Dashboard-Departamentos-v2'.U3]+[$'Fuente-Dashboard-Departamentos-v2'.Y3]+[$'Fuente-Dashboard-Departamentos-v2'.AC3]+[$'Fuente-Dashboard-Departamentos-v2'.AG3]+[$'Fuente-Dashboard-Departamentos-v2'.AK3]+[$'Fuente-Dashboard-Departamentos-v2'.AO3]+[$'Fuente-Dashboard-Departamentos-v2'.AS3]+[$'Fuente-Dashboard-Departamentos-v2'.AW3]+[$'Fuente-Dashboard-Departamentos-v2'.BA3]+[$'Fuente-Dashboard-Departamentos-v2'.BE3]+[$'Fuente-Dashboard-Departamentos-v2'.BI3]+[$'Fuente-Dashboard-Departamentos-v2'.BM3]+[$'Fuente-Dashboard-Departamentos-v2'.BQ3]+[$'Fuente-Dashboard-Departamentos-v2'.BU3]+[$'Fuente-Dashboard-Departamentos-v2'.BY3]+[$'Fuente-Dashboard-Departamentos-v2'.CC3]+[$'Fuente-Dashboard-Departamentos-v2'.CG3]+[$'Fuente-Dashboard-Departamentos-v2'.CK3]+[$'Fuente-Dashboard-Departamentos-v2'.CO3]+[$'Fuente-Dashboard-Departamentos-v2'.CS3]+[$'Fuente-Dashboard-Departamentos-v2'.CW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F4]+[$'Fuente-Dashboard-Departamentos-v2'.J4]+[$'Fuente-Dashboard-Departamentos-v2'.N4]+[$'Fuente-Dashboard-Departamentos-v2'.R4]+[$'Fuente-Dashboard-Departamentos-v2'.V4]+[$'Fuente-Dashboard-Departamentos-v2'.Z4]+[$'Fuente-Dashboard-Departamentos-v2'.AD4]+[$'Fuente-Dashboard-Departamentos-v2'.AH4]+[$'Fuente-Dashboard-Departamentos-v2'.AL4]+[$'Fuente-Dashboard-Departamentos-v2'.AP4]+[$'Fuente-Dashboard-Departamentos-v2'.AT4]+[$'Fuente-Dashboard-Departamentos-v2'.AX4]+[$'Fuente-Dashboard-Departamentos-v2'.BB4]+[$'Fuente-Dashboard-Departamentos-v2'.BF4]+[$'Fuente-Dashboard-Departamentos-v2'.BJ4]+[$'Fuente-Dashboard-Departamentos-v2'.BN4]+[$'Fuente-Dashboard-Departamentos-v2'.BR4]+[$'Fuente-Dashboard-Departamentos-v2'.BV4]+[$'Fuente-Dashboard-Departamentos-v2'.BZ4]+[$'Fuente-Dashboard-Departamentos-v2'.CD4]+[$'Fuente-Dashboard-Departamentos-v2'.CH4]+[$'Fuente-Dashboard-Departamentos-v2'.CL4]+[$'Fuente-Dashboard-Departamentos-v2'.CP4]+[$'Fuente-Dashboard-Departamentos-v2'.CT4]" office:value-type="float" office:value="8" calcext:value-type="float">
            <text:p>8</text:p>
          </table:table-cell>
          <table:table-cell table:formula="of:=[$'Fuente-Dashboard-Departamentos-v2'.C4]+[$'Fuente-Dashboard-Departamentos-v2'.G4]+[$'Fuente-Dashboard-Departamentos-v2'.K4]+[$'Fuente-Dashboard-Departamentos-v2'.O4]+[$'Fuente-Dashboard-Departamentos-v2'.S4]+[$'Fuente-Dashboard-Departamentos-v2'.W4]+[$'Fuente-Dashboard-Departamentos-v2'.AA4]+[$'Fuente-Dashboard-Departamentos-v2'.AE4]+[$'Fuente-Dashboard-Departamentos-v2'.AI4]+[$'Fuente-Dashboard-Departamentos-v2'.AM4]+[$'Fuente-Dashboard-Departamentos-v2'.AQ4]+[$'Fuente-Dashboard-Departamentos-v2'.AU4]+[$'Fuente-Dashboard-Departamentos-v2'.AY4]+[$'Fuente-Dashboard-Departamentos-v2'.BC4]+[$'Fuente-Dashboard-Departamentos-v2'.BG4]+[$'Fuente-Dashboard-Departamentos-v2'.BK4]+[$'Fuente-Dashboard-Departamentos-v2'.BO4]+[$'Fuente-Dashboard-Departamentos-v2'.BS4]+[$'Fuente-Dashboard-Departamentos-v2'.BW4]+[$'Fuente-Dashboard-Departamentos-v2'.CA4]+[$'Fuente-Dashboard-Departamentos-v2'.CE4]+[$'Fuente-Dashboard-Departamentos-v2'.CI4]+[$'Fuente-Dashboard-Departamentos-v2'.CM4]+[$'Fuente-Dashboard-Departamentos-v2'.CQ4]+[$'Fuente-Dashboard-Departamentos-v2'.CU4]" office:value-type="float" office:value="0" calcext:value-type="float">
            <text:p>0</text:p>
          </table:table-cell>
          <table:table-cell table:formula="of:=[$'Fuente-Dashboard-Departamentos-v2'.D4]+[$'Fuente-Dashboard-Departamentos-v2'.H4]+[$'Fuente-Dashboard-Departamentos-v2'.L4]+[$'Fuente-Dashboard-Departamentos-v2'.P4]+[$'Fuente-Dashboard-Departamentos-v2'.T4]+[$'Fuente-Dashboard-Departamentos-v2'.X4]+[$'Fuente-Dashboard-Departamentos-v2'.AB4]+[$'Fuente-Dashboard-Departamentos-v2'.AF4]+[$'Fuente-Dashboard-Departamentos-v2'.AJ4]+[$'Fuente-Dashboard-Departamentos-v2'.AN4]+[$'Fuente-Dashboard-Departamentos-v2'.AR4]+[$'Fuente-Dashboard-Departamentos-v2'.AV4]+[$'Fuente-Dashboard-Departamentos-v2'.AZ4]+[$'Fuente-Dashboard-Departamentos-v2'.BD4]+[$'Fuente-Dashboard-Departamentos-v2'.BH4]+[$'Fuente-Dashboard-Departamentos-v2'.BL4]+[$'Fuente-Dashboard-Departamentos-v2'.BP4]+[$'Fuente-Dashboard-Departamentos-v2'.BT4]+[$'Fuente-Dashboard-Departamentos-v2'.BX4]+[$'Fuente-Dashboard-Departamentos-v2'.CB4]+[$'Fuente-Dashboard-Departamentos-v2'.CF4]+[$'Fuente-Dashboard-Departamentos-v2'.CJ4]+[$'Fuente-Dashboard-Departamentos-v2'.CN4]+[$'Fuente-Dashboard-Departamentos-v2'.CR4]+[$'Fuente-Dashboard-Departamentos-v2'.CV4]" office:value-type="float" office:value="8" calcext:value-type="float">
            <text:p>8</text:p>
          </table:table-cell>
          <table:table-cell table:formula="of:=[$'Fuente-Dashboard-Departamentos-v2'.E4]+[$'Fuente-Dashboard-Departamentos-v2'.I4]+[$'Fuente-Dashboard-Departamentos-v2'.M4]+[$'Fuente-Dashboard-Departamentos-v2'.Q4]+[$'Fuente-Dashboard-Departamentos-v2'.U4]+[$'Fuente-Dashboard-Departamentos-v2'.Y4]+[$'Fuente-Dashboard-Departamentos-v2'.AC4]+[$'Fuente-Dashboard-Departamentos-v2'.AG4]+[$'Fuente-Dashboard-Departamentos-v2'.AK4]+[$'Fuente-Dashboard-Departamentos-v2'.AO4]+[$'Fuente-Dashboard-Departamentos-v2'.AS4]+[$'Fuente-Dashboard-Departamentos-v2'.AW4]+[$'Fuente-Dashboard-Departamentos-v2'.BA4]+[$'Fuente-Dashboard-Departamentos-v2'.BE4]+[$'Fuente-Dashboard-Departamentos-v2'.BI4]+[$'Fuente-Dashboard-Departamentos-v2'.BM4]+[$'Fuente-Dashboard-Departamentos-v2'.BQ4]+[$'Fuente-Dashboard-Departamentos-v2'.BU4]+[$'Fuente-Dashboard-Departamentos-v2'.BY4]+[$'Fuente-Dashboard-Departamentos-v2'.CC4]+[$'Fuente-Dashboard-Departamentos-v2'.CG4]+[$'Fuente-Dashboard-Departamentos-v2'.CK4]+[$'Fuente-Dashboard-Departamentos-v2'.CO4]+[$'Fuente-Dashboard-Departamentos-v2'.CS4]+[$'Fuente-Dashboard-Departamentos-v2'.CW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F5]+[$'Fuente-Dashboard-Departamentos-v2'.J5]+[$'Fuente-Dashboard-Departamentos-v2'.N5]+[$'Fuente-Dashboard-Departamentos-v2'.R5]+[$'Fuente-Dashboard-Departamentos-v2'.V5]+[$'Fuente-Dashboard-Departamentos-v2'.Z5]+[$'Fuente-Dashboard-Departamentos-v2'.AD5]+[$'Fuente-Dashboard-Departamentos-v2'.AH5]+[$'Fuente-Dashboard-Departamentos-v2'.AL5]+[$'Fuente-Dashboard-Departamentos-v2'.AP5]+[$'Fuente-Dashboard-Departamentos-v2'.AT5]+[$'Fuente-Dashboard-Departamentos-v2'.AX5]+[$'Fuente-Dashboard-Departamentos-v2'.BB5]+[$'Fuente-Dashboard-Departamentos-v2'.BF5]+[$'Fuente-Dashboard-Departamentos-v2'.BJ5]+[$'Fuente-Dashboard-Departamentos-v2'.BN5]+[$'Fuente-Dashboard-Departamentos-v2'.BR5]+[$'Fuente-Dashboard-Departamentos-v2'.BV5]+[$'Fuente-Dashboard-Departamentos-v2'.BZ5]+[$'Fuente-Dashboard-Departamentos-v2'.CD5]+[$'Fuente-Dashboard-Departamentos-v2'.CH5]+[$'Fuente-Dashboard-Departamentos-v2'.CL5]+[$'Fuente-Dashboard-Departamentos-v2'.CP5]+[$'Fuente-Dashboard-Departamentos-v2'.CT5]" office:value-type="float" office:value="11" calcext:value-type="float">
            <text:p>11</text:p>
          </table:table-cell>
          <table:table-cell table:formula="of:=[$'Fuente-Dashboard-Departamentos-v2'.C5]+[$'Fuente-Dashboard-Departamentos-v2'.G5]+[$'Fuente-Dashboard-Departamentos-v2'.K5]+[$'Fuente-Dashboard-Departamentos-v2'.O5]+[$'Fuente-Dashboard-Departamentos-v2'.S5]+[$'Fuente-Dashboard-Departamentos-v2'.W5]+[$'Fuente-Dashboard-Departamentos-v2'.AA5]+[$'Fuente-Dashboard-Departamentos-v2'.AE5]+[$'Fuente-Dashboard-Departamentos-v2'.AI5]+[$'Fuente-Dashboard-Departamentos-v2'.AM5]+[$'Fuente-Dashboard-Departamentos-v2'.AQ5]+[$'Fuente-Dashboard-Departamentos-v2'.AU5]+[$'Fuente-Dashboard-Departamentos-v2'.AY5]+[$'Fuente-Dashboard-Departamentos-v2'.BC5]+[$'Fuente-Dashboard-Departamentos-v2'.BG5]+[$'Fuente-Dashboard-Departamentos-v2'.BK5]+[$'Fuente-Dashboard-Departamentos-v2'.BO5]+[$'Fuente-Dashboard-Departamentos-v2'.BS5]+[$'Fuente-Dashboard-Departamentos-v2'.BW5]+[$'Fuente-Dashboard-Departamentos-v2'.CA5]+[$'Fuente-Dashboard-Departamentos-v2'.CE5]+[$'Fuente-Dashboard-Departamentos-v2'.CI5]+[$'Fuente-Dashboard-Departamentos-v2'.CM5]+[$'Fuente-Dashboard-Departamentos-v2'.CQ5]+[$'Fuente-Dashboard-Departamentos-v2'.CU5]" office:value-type="float" office:value="0" calcext:value-type="float">
            <text:p>0</text:p>
          </table:table-cell>
          <table:table-cell table:formula="of:=[$'Fuente-Dashboard-Departamentos-v2'.D5]+[$'Fuente-Dashboard-Departamentos-v2'.H5]+[$'Fuente-Dashboard-Departamentos-v2'.L5]+[$'Fuente-Dashboard-Departamentos-v2'.P5]+[$'Fuente-Dashboard-Departamentos-v2'.T5]+[$'Fuente-Dashboard-Departamentos-v2'.X5]+[$'Fuente-Dashboard-Departamentos-v2'.AB5]+[$'Fuente-Dashboard-Departamentos-v2'.AF5]+[$'Fuente-Dashboard-Departamentos-v2'.AJ5]+[$'Fuente-Dashboard-Departamentos-v2'.AN5]+[$'Fuente-Dashboard-Departamentos-v2'.AR5]+[$'Fuente-Dashboard-Departamentos-v2'.AV5]+[$'Fuente-Dashboard-Departamentos-v2'.AZ5]+[$'Fuente-Dashboard-Departamentos-v2'.BD5]+[$'Fuente-Dashboard-Departamentos-v2'.BH5]+[$'Fuente-Dashboard-Departamentos-v2'.BL5]+[$'Fuente-Dashboard-Departamentos-v2'.BP5]+[$'Fuente-Dashboard-Departamentos-v2'.BT5]+[$'Fuente-Dashboard-Departamentos-v2'.BX5]+[$'Fuente-Dashboard-Departamentos-v2'.CB5]+[$'Fuente-Dashboard-Departamentos-v2'.CF5]+[$'Fuente-Dashboard-Departamentos-v2'.CJ5]+[$'Fuente-Dashboard-Departamentos-v2'.CN5]+[$'Fuente-Dashboard-Departamentos-v2'.CR5]+[$'Fuente-Dashboard-Departamentos-v2'.CV5]" office:value-type="float" office:value="11" calcext:value-type="float">
            <text:p>11</text:p>
          </table:table-cell>
          <table:table-cell table:formula="of:=[$'Fuente-Dashboard-Departamentos-v2'.E5]+[$'Fuente-Dashboard-Departamentos-v2'.I5]+[$'Fuente-Dashboard-Departamentos-v2'.M5]+[$'Fuente-Dashboard-Departamentos-v2'.Q5]+[$'Fuente-Dashboard-Departamentos-v2'.U5]+[$'Fuente-Dashboard-Departamentos-v2'.Y5]+[$'Fuente-Dashboard-Departamentos-v2'.AC5]+[$'Fuente-Dashboard-Departamentos-v2'.AG5]+[$'Fuente-Dashboard-Departamentos-v2'.AK5]+[$'Fuente-Dashboard-Departamentos-v2'.AO5]+[$'Fuente-Dashboard-Departamentos-v2'.AS5]+[$'Fuente-Dashboard-Departamentos-v2'.AW5]+[$'Fuente-Dashboard-Departamentos-v2'.BA5]+[$'Fuente-Dashboard-Departamentos-v2'.BE5]+[$'Fuente-Dashboard-Departamentos-v2'.BI5]+[$'Fuente-Dashboard-Departamentos-v2'.BM5]+[$'Fuente-Dashboard-Departamentos-v2'.BQ5]+[$'Fuente-Dashboard-Departamentos-v2'.BU5]+[$'Fuente-Dashboard-Departamentos-v2'.BY5]+[$'Fuente-Dashboard-Departamentos-v2'.CC5]+[$'Fuente-Dashboard-Departamentos-v2'.CG5]+[$'Fuente-Dashboard-Departamentos-v2'.CK5]+[$'Fuente-Dashboard-Departamentos-v2'.CO5]+[$'Fuente-Dashboard-Departamentos-v2'.CS5]+[$'Fuente-Dashboard-Departamentos-v2'.CW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F6]+[$'Fuente-Dashboard-Departamentos-v2'.J6]+[$'Fuente-Dashboard-Departamentos-v2'.N6]+[$'Fuente-Dashboard-Departamentos-v2'.R6]+[$'Fuente-Dashboard-Departamentos-v2'.V6]+[$'Fuente-Dashboard-Departamentos-v2'.Z6]+[$'Fuente-Dashboard-Departamentos-v2'.AD6]+[$'Fuente-Dashboard-Departamentos-v2'.AH6]+[$'Fuente-Dashboard-Departamentos-v2'.AL6]+[$'Fuente-Dashboard-Departamentos-v2'.AP6]+[$'Fuente-Dashboard-Departamentos-v2'.AT6]+[$'Fuente-Dashboard-Departamentos-v2'.AX6]+[$'Fuente-Dashboard-Departamentos-v2'.BB6]+[$'Fuente-Dashboard-Departamentos-v2'.BF6]+[$'Fuente-Dashboard-Departamentos-v2'.BJ6]+[$'Fuente-Dashboard-Departamentos-v2'.BN6]+[$'Fuente-Dashboard-Departamentos-v2'.BR6]+[$'Fuente-Dashboard-Departamentos-v2'.BV6]+[$'Fuente-Dashboard-Departamentos-v2'.BZ6]+[$'Fuente-Dashboard-Departamentos-v2'.CD6]+[$'Fuente-Dashboard-Departamentos-v2'.CH6]+[$'Fuente-Dashboard-Departamentos-v2'.CL6]+[$'Fuente-Dashboard-Departamentos-v2'.CP6]+[$'Fuente-Dashboard-Departamentos-v2'.CT6]" office:value-type="float" office:value="12" calcext:value-type="float">
            <text:p>12</text:p>
          </table:table-cell>
          <table:table-cell table:formula="of:=[$'Fuente-Dashboard-Departamentos-v2'.C6]+[$'Fuente-Dashboard-Departamentos-v2'.G6]+[$'Fuente-Dashboard-Departamentos-v2'.K6]+[$'Fuente-Dashboard-Departamentos-v2'.O6]+[$'Fuente-Dashboard-Departamentos-v2'.S6]+[$'Fuente-Dashboard-Departamentos-v2'.W6]+[$'Fuente-Dashboard-Departamentos-v2'.AA6]+[$'Fuente-Dashboard-Departamentos-v2'.AE6]+[$'Fuente-Dashboard-Departamentos-v2'.AI6]+[$'Fuente-Dashboard-Departamentos-v2'.AM6]+[$'Fuente-Dashboard-Departamentos-v2'.AQ6]+[$'Fuente-Dashboard-Departamentos-v2'.AU6]+[$'Fuente-Dashboard-Departamentos-v2'.AY6]+[$'Fuente-Dashboard-Departamentos-v2'.BC6]+[$'Fuente-Dashboard-Departamentos-v2'.BG6]+[$'Fuente-Dashboard-Departamentos-v2'.BK6]+[$'Fuente-Dashboard-Departamentos-v2'.BO6]+[$'Fuente-Dashboard-Departamentos-v2'.BS6]+[$'Fuente-Dashboard-Departamentos-v2'.BW6]+[$'Fuente-Dashboard-Departamentos-v2'.CA6]+[$'Fuente-Dashboard-Departamentos-v2'.CE6]+[$'Fuente-Dashboard-Departamentos-v2'.CI6]+[$'Fuente-Dashboard-Departamentos-v2'.CM6]+[$'Fuente-Dashboard-Departamentos-v2'.CQ6]+[$'Fuente-Dashboard-Departamentos-v2'.CU6]" office:value-type="float" office:value="0" calcext:value-type="float">
            <text:p>0</text:p>
          </table:table-cell>
          <table:table-cell table:formula="of:=[$'Fuente-Dashboard-Departamentos-v2'.D6]+[$'Fuente-Dashboard-Departamentos-v2'.H6]+[$'Fuente-Dashboard-Departamentos-v2'.L6]+[$'Fuente-Dashboard-Departamentos-v2'.P6]+[$'Fuente-Dashboard-Departamentos-v2'.T6]+[$'Fuente-Dashboard-Departamentos-v2'.X6]+[$'Fuente-Dashboard-Departamentos-v2'.AB6]+[$'Fuente-Dashboard-Departamentos-v2'.AF6]+[$'Fuente-Dashboard-Departamentos-v2'.AJ6]+[$'Fuente-Dashboard-Departamentos-v2'.AN6]+[$'Fuente-Dashboard-Departamentos-v2'.AR6]+[$'Fuente-Dashboard-Departamentos-v2'.AV6]+[$'Fuente-Dashboard-Departamentos-v2'.AZ6]+[$'Fuente-Dashboard-Departamentos-v2'.BD6]+[$'Fuente-Dashboard-Departamentos-v2'.BH6]+[$'Fuente-Dashboard-Departamentos-v2'.BL6]+[$'Fuente-Dashboard-Departamentos-v2'.BP6]+[$'Fuente-Dashboard-Departamentos-v2'.BT6]+[$'Fuente-Dashboard-Departamentos-v2'.BX6]+[$'Fuente-Dashboard-Departamentos-v2'.CB6]+[$'Fuente-Dashboard-Departamentos-v2'.CF6]+[$'Fuente-Dashboard-Departamentos-v2'.CJ6]+[$'Fuente-Dashboard-Departamentos-v2'.CN6]+[$'Fuente-Dashboard-Departamentos-v2'.CR6]+[$'Fuente-Dashboard-Departamentos-v2'.CV6]" office:value-type="float" office:value="12" calcext:value-type="float">
            <text:p>12</text:p>
          </table:table-cell>
          <table:table-cell table:formula="of:=[$'Fuente-Dashboard-Departamentos-v2'.E6]+[$'Fuente-Dashboard-Departamentos-v2'.I6]+[$'Fuente-Dashboard-Departamentos-v2'.M6]+[$'Fuente-Dashboard-Departamentos-v2'.Q6]+[$'Fuente-Dashboard-Departamentos-v2'.U6]+[$'Fuente-Dashboard-Departamentos-v2'.Y6]+[$'Fuente-Dashboard-Departamentos-v2'.AC6]+[$'Fuente-Dashboard-Departamentos-v2'.AG6]+[$'Fuente-Dashboard-Departamentos-v2'.AK6]+[$'Fuente-Dashboard-Departamentos-v2'.AO6]+[$'Fuente-Dashboard-Departamentos-v2'.AS6]+[$'Fuente-Dashboard-Departamentos-v2'.AW6]+[$'Fuente-Dashboard-Departamentos-v2'.BA6]+[$'Fuente-Dashboard-Departamentos-v2'.BE6]+[$'Fuente-Dashboard-Departamentos-v2'.BI6]+[$'Fuente-Dashboard-Departamentos-v2'.BM6]+[$'Fuente-Dashboard-Departamentos-v2'.BQ6]+[$'Fuente-Dashboard-Departamentos-v2'.BU6]+[$'Fuente-Dashboard-Departamentos-v2'.BY6]+[$'Fuente-Dashboard-Departamentos-v2'.CC6]+[$'Fuente-Dashboard-Departamentos-v2'.CG6]+[$'Fuente-Dashboard-Departamentos-v2'.CK6]+[$'Fuente-Dashboard-Departamentos-v2'.CO6]+[$'Fuente-Dashboard-Departamentos-v2'.CS6]+[$'Fuente-Dashboard-Departamentos-v2'.CW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F7]+[$'Fuente-Dashboard-Departamentos-v2'.J7]+[$'Fuente-Dashboard-Departamentos-v2'.N7]+[$'Fuente-Dashboard-Departamentos-v2'.R7]+[$'Fuente-Dashboard-Departamentos-v2'.V7]+[$'Fuente-Dashboard-Departamentos-v2'.Z7]+[$'Fuente-Dashboard-Departamentos-v2'.AD7]+[$'Fuente-Dashboard-Departamentos-v2'.AH7]+[$'Fuente-Dashboard-Departamentos-v2'.AL7]+[$'Fuente-Dashboard-Departamentos-v2'.AP7]+[$'Fuente-Dashboard-Departamentos-v2'.AT7]+[$'Fuente-Dashboard-Departamentos-v2'.AX7]+[$'Fuente-Dashboard-Departamentos-v2'.BB7]+[$'Fuente-Dashboard-Departamentos-v2'.BF7]+[$'Fuente-Dashboard-Departamentos-v2'.BJ7]+[$'Fuente-Dashboard-Departamentos-v2'.BN7]+[$'Fuente-Dashboard-Departamentos-v2'.BR7]+[$'Fuente-Dashboard-Departamentos-v2'.BV7]+[$'Fuente-Dashboard-Departamentos-v2'.BZ7]+[$'Fuente-Dashboard-Departamentos-v2'.CD7]+[$'Fuente-Dashboard-Departamentos-v2'.CH7]+[$'Fuente-Dashboard-Departamentos-v2'.CL7]+[$'Fuente-Dashboard-Departamentos-v2'.CP7]+[$'Fuente-Dashboard-Departamentos-v2'.CT7]" office:value-type="float" office:value="20" calcext:value-type="float">
            <text:p>20</text:p>
          </table:table-cell>
          <table:table-cell table:formula="of:=[$'Fuente-Dashboard-Departamentos-v2'.C7]+[$'Fuente-Dashboard-Departamentos-v2'.G7]+[$'Fuente-Dashboard-Departamentos-v2'.K7]+[$'Fuente-Dashboard-Departamentos-v2'.O7]+[$'Fuente-Dashboard-Departamentos-v2'.S7]+[$'Fuente-Dashboard-Departamentos-v2'.W7]+[$'Fuente-Dashboard-Departamentos-v2'.AA7]+[$'Fuente-Dashboard-Departamentos-v2'.AE7]+[$'Fuente-Dashboard-Departamentos-v2'.AI7]+[$'Fuente-Dashboard-Departamentos-v2'.AM7]+[$'Fuente-Dashboard-Departamentos-v2'.AQ7]+[$'Fuente-Dashboard-Departamentos-v2'.AU7]+[$'Fuente-Dashboard-Departamentos-v2'.AY7]+[$'Fuente-Dashboard-Departamentos-v2'.BC7]+[$'Fuente-Dashboard-Departamentos-v2'.BG7]+[$'Fuente-Dashboard-Departamentos-v2'.BK7]+[$'Fuente-Dashboard-Departamentos-v2'.BO7]+[$'Fuente-Dashboard-Departamentos-v2'.BS7]+[$'Fuente-Dashboard-Departamentos-v2'.BW7]+[$'Fuente-Dashboard-Departamentos-v2'.CA7]+[$'Fuente-Dashboard-Departamentos-v2'.CE7]+[$'Fuente-Dashboard-Departamentos-v2'.CI7]+[$'Fuente-Dashboard-Departamentos-v2'.CM7]+[$'Fuente-Dashboard-Departamentos-v2'.CQ7]+[$'Fuente-Dashboard-Departamentos-v2'.CU7]" office:value-type="float" office:value="0" calcext:value-type="float">
            <text:p>0</text:p>
          </table:table-cell>
          <table:table-cell table:formula="of:=[$'Fuente-Dashboard-Departamentos-v2'.D7]+[$'Fuente-Dashboard-Departamentos-v2'.H7]+[$'Fuente-Dashboard-Departamentos-v2'.L7]+[$'Fuente-Dashboard-Departamentos-v2'.P7]+[$'Fuente-Dashboard-Departamentos-v2'.T7]+[$'Fuente-Dashboard-Departamentos-v2'.X7]+[$'Fuente-Dashboard-Departamentos-v2'.AB7]+[$'Fuente-Dashboard-Departamentos-v2'.AF7]+[$'Fuente-Dashboard-Departamentos-v2'.AJ7]+[$'Fuente-Dashboard-Departamentos-v2'.AN7]+[$'Fuente-Dashboard-Departamentos-v2'.AR7]+[$'Fuente-Dashboard-Departamentos-v2'.AV7]+[$'Fuente-Dashboard-Departamentos-v2'.AZ7]+[$'Fuente-Dashboard-Departamentos-v2'.BD7]+[$'Fuente-Dashboard-Departamentos-v2'.BH7]+[$'Fuente-Dashboard-Departamentos-v2'.BL7]+[$'Fuente-Dashboard-Departamentos-v2'.BP7]+[$'Fuente-Dashboard-Departamentos-v2'.BT7]+[$'Fuente-Dashboard-Departamentos-v2'.BX7]+[$'Fuente-Dashboard-Departamentos-v2'.CB7]+[$'Fuente-Dashboard-Departamentos-v2'.CF7]+[$'Fuente-Dashboard-Departamentos-v2'.CJ7]+[$'Fuente-Dashboard-Departamentos-v2'.CN7]+[$'Fuente-Dashboard-Departamentos-v2'.CR7]+[$'Fuente-Dashboard-Departamentos-v2'.CV7]" office:value-type="float" office:value="20" calcext:value-type="float">
            <text:p>20</text:p>
          </table:table-cell>
          <table:table-cell table:formula="of:=[$'Fuente-Dashboard-Departamentos-v2'.E7]+[$'Fuente-Dashboard-Departamentos-v2'.I7]+[$'Fuente-Dashboard-Departamentos-v2'.M7]+[$'Fuente-Dashboard-Departamentos-v2'.Q7]+[$'Fuente-Dashboard-Departamentos-v2'.U7]+[$'Fuente-Dashboard-Departamentos-v2'.Y7]+[$'Fuente-Dashboard-Departamentos-v2'.AC7]+[$'Fuente-Dashboard-Departamentos-v2'.AG7]+[$'Fuente-Dashboard-Departamentos-v2'.AK7]+[$'Fuente-Dashboard-Departamentos-v2'.AO7]+[$'Fuente-Dashboard-Departamentos-v2'.AS7]+[$'Fuente-Dashboard-Departamentos-v2'.AW7]+[$'Fuente-Dashboard-Departamentos-v2'.BA7]+[$'Fuente-Dashboard-Departamentos-v2'.BE7]+[$'Fuente-Dashboard-Departamentos-v2'.BI7]+[$'Fuente-Dashboard-Departamentos-v2'.BM7]+[$'Fuente-Dashboard-Departamentos-v2'.BQ7]+[$'Fuente-Dashboard-Departamentos-v2'.BU7]+[$'Fuente-Dashboard-Departamentos-v2'.BY7]+[$'Fuente-Dashboard-Departamentos-v2'.CC7]+[$'Fuente-Dashboard-Departamentos-v2'.CG7]+[$'Fuente-Dashboard-Departamentos-v2'.CK7]+[$'Fuente-Dashboard-Departamentos-v2'.CO7]+[$'Fuente-Dashboard-Departamentos-v2'.CS7]+[$'Fuente-Dashboard-Departamentos-v2'.CW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F8]+[$'Fuente-Dashboard-Departamentos-v2'.J8]+[$'Fuente-Dashboard-Departamentos-v2'.N8]+[$'Fuente-Dashboard-Departamentos-v2'.R8]+[$'Fuente-Dashboard-Departamentos-v2'.V8]+[$'Fuente-Dashboard-Departamentos-v2'.Z8]+[$'Fuente-Dashboard-Departamentos-v2'.AD8]+[$'Fuente-Dashboard-Departamentos-v2'.AH8]+[$'Fuente-Dashboard-Departamentos-v2'.AL8]+[$'Fuente-Dashboard-Departamentos-v2'.AP8]+[$'Fuente-Dashboard-Departamentos-v2'.AT8]+[$'Fuente-Dashboard-Departamentos-v2'.AX8]+[$'Fuente-Dashboard-Departamentos-v2'.BB8]+[$'Fuente-Dashboard-Departamentos-v2'.BF8]+[$'Fuente-Dashboard-Departamentos-v2'.BJ8]+[$'Fuente-Dashboard-Departamentos-v2'.BN8]+[$'Fuente-Dashboard-Departamentos-v2'.BR8]+[$'Fuente-Dashboard-Departamentos-v2'.BV8]+[$'Fuente-Dashboard-Departamentos-v2'.BZ8]+[$'Fuente-Dashboard-Departamentos-v2'.CD8]+[$'Fuente-Dashboard-Departamentos-v2'.CH8]+[$'Fuente-Dashboard-Departamentos-v2'.CL8]+[$'Fuente-Dashboard-Departamentos-v2'.CP8]+[$'Fuente-Dashboard-Departamentos-v2'.CT8]" office:value-type="float" office:value="28" calcext:value-type="float">
            <text:p>28</text:p>
          </table:table-cell>
          <table:table-cell table:formula="of:=[$'Fuente-Dashboard-Departamentos-v2'.C8]+[$'Fuente-Dashboard-Departamentos-v2'.G8]+[$'Fuente-Dashboard-Departamentos-v2'.K8]+[$'Fuente-Dashboard-Departamentos-v2'.O8]+[$'Fuente-Dashboard-Departamentos-v2'.S8]+[$'Fuente-Dashboard-Departamentos-v2'.W8]+[$'Fuente-Dashboard-Departamentos-v2'.AA8]+[$'Fuente-Dashboard-Departamentos-v2'.AE8]+[$'Fuente-Dashboard-Departamentos-v2'.AI8]+[$'Fuente-Dashboard-Departamentos-v2'.AM8]+[$'Fuente-Dashboard-Departamentos-v2'.AQ8]+[$'Fuente-Dashboard-Departamentos-v2'.AU8]+[$'Fuente-Dashboard-Departamentos-v2'.AY8]+[$'Fuente-Dashboard-Departamentos-v2'.BC8]+[$'Fuente-Dashboard-Departamentos-v2'.BG8]+[$'Fuente-Dashboard-Departamentos-v2'.BK8]+[$'Fuente-Dashboard-Departamentos-v2'.BO8]+[$'Fuente-Dashboard-Departamentos-v2'.BS8]+[$'Fuente-Dashboard-Departamentos-v2'.BW8]+[$'Fuente-Dashboard-Departamentos-v2'.CA8]+[$'Fuente-Dashboard-Departamentos-v2'.CE8]+[$'Fuente-Dashboard-Departamentos-v2'.CI8]+[$'Fuente-Dashboard-Departamentos-v2'.CM8]+[$'Fuente-Dashboard-Departamentos-v2'.CQ8]+[$'Fuente-Dashboard-Departamentos-v2'.CU8]" office:value-type="float" office:value="0" calcext:value-type="float">
            <text:p>0</text:p>
          </table:table-cell>
          <table:table-cell table:formula="of:=[$'Fuente-Dashboard-Departamentos-v2'.D8]+[$'Fuente-Dashboard-Departamentos-v2'.H8]+[$'Fuente-Dashboard-Departamentos-v2'.L8]+[$'Fuente-Dashboard-Departamentos-v2'.P8]+[$'Fuente-Dashboard-Departamentos-v2'.T8]+[$'Fuente-Dashboard-Departamentos-v2'.X8]+[$'Fuente-Dashboard-Departamentos-v2'.AB8]+[$'Fuente-Dashboard-Departamentos-v2'.AF8]+[$'Fuente-Dashboard-Departamentos-v2'.AJ8]+[$'Fuente-Dashboard-Departamentos-v2'.AN8]+[$'Fuente-Dashboard-Departamentos-v2'.AR8]+[$'Fuente-Dashboard-Departamentos-v2'.AV8]+[$'Fuente-Dashboard-Departamentos-v2'.AZ8]+[$'Fuente-Dashboard-Departamentos-v2'.BD8]+[$'Fuente-Dashboard-Departamentos-v2'.BH8]+[$'Fuente-Dashboard-Departamentos-v2'.BL8]+[$'Fuente-Dashboard-Departamentos-v2'.BP8]+[$'Fuente-Dashboard-Departamentos-v2'.BT8]+[$'Fuente-Dashboard-Departamentos-v2'.BX8]+[$'Fuente-Dashboard-Departamentos-v2'.CB8]+[$'Fuente-Dashboard-Departamentos-v2'.CF8]+[$'Fuente-Dashboard-Departamentos-v2'.CJ8]+[$'Fuente-Dashboard-Departamentos-v2'.CN8]+[$'Fuente-Dashboard-Departamentos-v2'.CR8]+[$'Fuente-Dashboard-Departamentos-v2'.CV8]" office:value-type="float" office:value="28" calcext:value-type="float">
            <text:p>28</text:p>
          </table:table-cell>
          <table:table-cell table:formula="of:=[$'Fuente-Dashboard-Departamentos-v2'.E8]+[$'Fuente-Dashboard-Departamentos-v2'.I8]+[$'Fuente-Dashboard-Departamentos-v2'.M8]+[$'Fuente-Dashboard-Departamentos-v2'.Q8]+[$'Fuente-Dashboard-Departamentos-v2'.U8]+[$'Fuente-Dashboard-Departamentos-v2'.Y8]+[$'Fuente-Dashboard-Departamentos-v2'.AC8]+[$'Fuente-Dashboard-Departamentos-v2'.AG8]+[$'Fuente-Dashboard-Departamentos-v2'.AK8]+[$'Fuente-Dashboard-Departamentos-v2'.AO8]+[$'Fuente-Dashboard-Departamentos-v2'.AS8]+[$'Fuente-Dashboard-Departamentos-v2'.AW8]+[$'Fuente-Dashboard-Departamentos-v2'.BA8]+[$'Fuente-Dashboard-Departamentos-v2'.BE8]+[$'Fuente-Dashboard-Departamentos-v2'.BI8]+[$'Fuente-Dashboard-Departamentos-v2'.BM8]+[$'Fuente-Dashboard-Departamentos-v2'.BQ8]+[$'Fuente-Dashboard-Departamentos-v2'.BU8]+[$'Fuente-Dashboard-Departamentos-v2'.BY8]+[$'Fuente-Dashboard-Departamentos-v2'.CC8]+[$'Fuente-Dashboard-Departamentos-v2'.CG8]+[$'Fuente-Dashboard-Departamentos-v2'.CK8]+[$'Fuente-Dashboard-Departamentos-v2'.CO8]+[$'Fuente-Dashboard-Departamentos-v2'.CS8]+[$'Fuente-Dashboard-Departamentos-v2'.CW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F9]+[$'Fuente-Dashboard-Departamentos-v2'.J9]+[$'Fuente-Dashboard-Departamentos-v2'.N9]+[$'Fuente-Dashboard-Departamentos-v2'.R9]+[$'Fuente-Dashboard-Departamentos-v2'.V9]+[$'Fuente-Dashboard-Departamentos-v2'.Z9]+[$'Fuente-Dashboard-Departamentos-v2'.AD9]+[$'Fuente-Dashboard-Departamentos-v2'.AH9]+[$'Fuente-Dashboard-Departamentos-v2'.AL9]+[$'Fuente-Dashboard-Departamentos-v2'.AP9]+[$'Fuente-Dashboard-Departamentos-v2'.AT9]+[$'Fuente-Dashboard-Departamentos-v2'.AX9]+[$'Fuente-Dashboard-Departamentos-v2'.BB9]+[$'Fuente-Dashboard-Departamentos-v2'.BF9]+[$'Fuente-Dashboard-Departamentos-v2'.BJ9]+[$'Fuente-Dashboard-Departamentos-v2'.BN9]+[$'Fuente-Dashboard-Departamentos-v2'.BR9]+[$'Fuente-Dashboard-Departamentos-v2'.BV9]+[$'Fuente-Dashboard-Departamentos-v2'.BZ9]+[$'Fuente-Dashboard-Departamentos-v2'.CD9]+[$'Fuente-Dashboard-Departamentos-v2'.CH9]+[$'Fuente-Dashboard-Departamentos-v2'.CL9]+[$'Fuente-Dashboard-Departamentos-v2'.CP9]+[$'Fuente-Dashboard-Departamentos-v2'.CT9]" office:value-type="float" office:value="39" calcext:value-type="float">
            <text:p>39</text:p>
          </table:table-cell>
          <table:table-cell table:formula="of:=[$'Fuente-Dashboard-Departamentos-v2'.C9]+[$'Fuente-Dashboard-Departamentos-v2'.G9]+[$'Fuente-Dashboard-Departamentos-v2'.K9]+[$'Fuente-Dashboard-Departamentos-v2'.O9]+[$'Fuente-Dashboard-Departamentos-v2'.S9]+[$'Fuente-Dashboard-Departamentos-v2'.W9]+[$'Fuente-Dashboard-Departamentos-v2'.AA9]+[$'Fuente-Dashboard-Departamentos-v2'.AE9]+[$'Fuente-Dashboard-Departamentos-v2'.AI9]+[$'Fuente-Dashboard-Departamentos-v2'.AM9]+[$'Fuente-Dashboard-Departamentos-v2'.AQ9]+[$'Fuente-Dashboard-Departamentos-v2'.AU9]+[$'Fuente-Dashboard-Departamentos-v2'.AY9]+[$'Fuente-Dashboard-Departamentos-v2'.BC9]+[$'Fuente-Dashboard-Departamentos-v2'.BG9]+[$'Fuente-Dashboard-Departamentos-v2'.BK9]+[$'Fuente-Dashboard-Departamentos-v2'.BO9]+[$'Fuente-Dashboard-Departamentos-v2'.BS9]+[$'Fuente-Dashboard-Departamentos-v2'.BW9]+[$'Fuente-Dashboard-Departamentos-v2'.CA9]+[$'Fuente-Dashboard-Departamentos-v2'.CE9]+[$'Fuente-Dashboard-Departamentos-v2'.CI9]+[$'Fuente-Dashboard-Departamentos-v2'.CM9]+[$'Fuente-Dashboard-Departamentos-v2'.CQ9]+[$'Fuente-Dashboard-Departamentos-v2'.CU9]" office:value-type="float" office:value="0" calcext:value-type="float">
            <text:p>0</text:p>
          </table:table-cell>
          <table:table-cell table:formula="of:=[$'Fuente-Dashboard-Departamentos-v2'.D9]+[$'Fuente-Dashboard-Departamentos-v2'.H9]+[$'Fuente-Dashboard-Departamentos-v2'.L9]+[$'Fuente-Dashboard-Departamentos-v2'.P9]+[$'Fuente-Dashboard-Departamentos-v2'.T9]+[$'Fuente-Dashboard-Departamentos-v2'.X9]+[$'Fuente-Dashboard-Departamentos-v2'.AB9]+[$'Fuente-Dashboard-Departamentos-v2'.AF9]+[$'Fuente-Dashboard-Departamentos-v2'.AJ9]+[$'Fuente-Dashboard-Departamentos-v2'.AN9]+[$'Fuente-Dashboard-Departamentos-v2'.AR9]+[$'Fuente-Dashboard-Departamentos-v2'.AV9]+[$'Fuente-Dashboard-Departamentos-v2'.AZ9]+[$'Fuente-Dashboard-Departamentos-v2'.BD9]+[$'Fuente-Dashboard-Departamentos-v2'.BH9]+[$'Fuente-Dashboard-Departamentos-v2'.BL9]+[$'Fuente-Dashboard-Departamentos-v2'.BP9]+[$'Fuente-Dashboard-Departamentos-v2'.BT9]+[$'Fuente-Dashboard-Departamentos-v2'.BX9]+[$'Fuente-Dashboard-Departamentos-v2'.CB9]+[$'Fuente-Dashboard-Departamentos-v2'.CF9]+[$'Fuente-Dashboard-Departamentos-v2'.CJ9]+[$'Fuente-Dashboard-Departamentos-v2'.CN9]+[$'Fuente-Dashboard-Departamentos-v2'.CR9]+[$'Fuente-Dashboard-Departamentos-v2'.CV9]" office:value-type="float" office:value="39" calcext:value-type="float">
            <text:p>39</text:p>
          </table:table-cell>
          <table:table-cell table:formula="of:=[$'Fuente-Dashboard-Departamentos-v2'.E9]+[$'Fuente-Dashboard-Departamentos-v2'.I9]+[$'Fuente-Dashboard-Departamentos-v2'.M9]+[$'Fuente-Dashboard-Departamentos-v2'.Q9]+[$'Fuente-Dashboard-Departamentos-v2'.U9]+[$'Fuente-Dashboard-Departamentos-v2'.Y9]+[$'Fuente-Dashboard-Departamentos-v2'.AC9]+[$'Fuente-Dashboard-Departamentos-v2'.AG9]+[$'Fuente-Dashboard-Departamentos-v2'.AK9]+[$'Fuente-Dashboard-Departamentos-v2'.AO9]+[$'Fuente-Dashboard-Departamentos-v2'.AS9]+[$'Fuente-Dashboard-Departamentos-v2'.AW9]+[$'Fuente-Dashboard-Departamentos-v2'.BA9]+[$'Fuente-Dashboard-Departamentos-v2'.BE9]+[$'Fuente-Dashboard-Departamentos-v2'.BI9]+[$'Fuente-Dashboard-Departamentos-v2'.BM9]+[$'Fuente-Dashboard-Departamentos-v2'.BQ9]+[$'Fuente-Dashboard-Departamentos-v2'.BU9]+[$'Fuente-Dashboard-Departamentos-v2'.BY9]+[$'Fuente-Dashboard-Departamentos-v2'.CC9]+[$'Fuente-Dashboard-Departamentos-v2'.CG9]+[$'Fuente-Dashboard-Departamentos-v2'.CK9]+[$'Fuente-Dashboard-Departamentos-v2'.CO9]+[$'Fuente-Dashboard-Departamentos-v2'.CS9]+[$'Fuente-Dashboard-Departamentos-v2'.CW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F10]+[$'Fuente-Dashboard-Departamentos-v2'.J10]+[$'Fuente-Dashboard-Departamentos-v2'.N10]+[$'Fuente-Dashboard-Departamentos-v2'.R10]+[$'Fuente-Dashboard-Departamentos-v2'.V10]+[$'Fuente-Dashboard-Departamentos-v2'.Z10]+[$'Fuente-Dashboard-Departamentos-v2'.AD10]+[$'Fuente-Dashboard-Departamentos-v2'.AH10]+[$'Fuente-Dashboard-Departamentos-v2'.AL10]+[$'Fuente-Dashboard-Departamentos-v2'.AP10]+[$'Fuente-Dashboard-Departamentos-v2'.AT10]+[$'Fuente-Dashboard-Departamentos-v2'.AX10]+[$'Fuente-Dashboard-Departamentos-v2'.BB10]+[$'Fuente-Dashboard-Departamentos-v2'.BF10]+[$'Fuente-Dashboard-Departamentos-v2'.BJ10]+[$'Fuente-Dashboard-Departamentos-v2'.BN10]+[$'Fuente-Dashboard-Departamentos-v2'.BR10]+[$'Fuente-Dashboard-Departamentos-v2'.BV10]+[$'Fuente-Dashboard-Departamentos-v2'.BZ10]+[$'Fuente-Dashboard-Departamentos-v2'.CD10]+[$'Fuente-Dashboard-Departamentos-v2'.CH10]+[$'Fuente-Dashboard-Departamentos-v2'.CL10]+[$'Fuente-Dashboard-Departamentos-v2'.CP10]+[$'Fuente-Dashboard-Departamentos-v2'.CT10]" office:value-type="float" office:value="58" calcext:value-type="float">
            <text:p>58</text:p>
          </table:table-cell>
          <table:table-cell table:formula="of:=[$'Fuente-Dashboard-Departamentos-v2'.C10]+[$'Fuente-Dashboard-Departamentos-v2'.G10]+[$'Fuente-Dashboard-Departamentos-v2'.K10]+[$'Fuente-Dashboard-Departamentos-v2'.O10]+[$'Fuente-Dashboard-Departamentos-v2'.S10]+[$'Fuente-Dashboard-Departamentos-v2'.W10]+[$'Fuente-Dashboard-Departamentos-v2'.AA10]+[$'Fuente-Dashboard-Departamentos-v2'.AE10]+[$'Fuente-Dashboard-Departamentos-v2'.AI10]+[$'Fuente-Dashboard-Departamentos-v2'.AM10]+[$'Fuente-Dashboard-Departamentos-v2'.AQ10]+[$'Fuente-Dashboard-Departamentos-v2'.AU10]+[$'Fuente-Dashboard-Departamentos-v2'.AY10]+[$'Fuente-Dashboard-Departamentos-v2'.BC10]+[$'Fuente-Dashboard-Departamentos-v2'.BG10]+[$'Fuente-Dashboard-Departamentos-v2'.BK10]+[$'Fuente-Dashboard-Departamentos-v2'.BO10]+[$'Fuente-Dashboard-Departamentos-v2'.BS10]+[$'Fuente-Dashboard-Departamentos-v2'.BW10]+[$'Fuente-Dashboard-Departamentos-v2'.CA10]+[$'Fuente-Dashboard-Departamentos-v2'.CE10]+[$'Fuente-Dashboard-Departamentos-v2'.CI10]+[$'Fuente-Dashboard-Departamentos-v2'.CM10]+[$'Fuente-Dashboard-Departamentos-v2'.CQ10]+[$'Fuente-Dashboard-Departamentos-v2'.CU10]" office:value-type="float" office:value="0" calcext:value-type="float">
            <text:p>0</text:p>
          </table:table-cell>
          <table:table-cell table:formula="of:=[$'Fuente-Dashboard-Departamentos-v2'.D10]+[$'Fuente-Dashboard-Departamentos-v2'.H10]+[$'Fuente-Dashboard-Departamentos-v2'.L10]+[$'Fuente-Dashboard-Departamentos-v2'.P10]+[$'Fuente-Dashboard-Departamentos-v2'.T10]+[$'Fuente-Dashboard-Departamentos-v2'.X10]+[$'Fuente-Dashboard-Departamentos-v2'.AB10]+[$'Fuente-Dashboard-Departamentos-v2'.AF10]+[$'Fuente-Dashboard-Departamentos-v2'.AJ10]+[$'Fuente-Dashboard-Departamentos-v2'.AN10]+[$'Fuente-Dashboard-Departamentos-v2'.AR10]+[$'Fuente-Dashboard-Departamentos-v2'.AV10]+[$'Fuente-Dashboard-Departamentos-v2'.AZ10]+[$'Fuente-Dashboard-Departamentos-v2'.BD10]+[$'Fuente-Dashboard-Departamentos-v2'.BH10]+[$'Fuente-Dashboard-Departamentos-v2'.BL10]+[$'Fuente-Dashboard-Departamentos-v2'.BP10]+[$'Fuente-Dashboard-Departamentos-v2'.BT10]+[$'Fuente-Dashboard-Departamentos-v2'.BX10]+[$'Fuente-Dashboard-Departamentos-v2'.CB10]+[$'Fuente-Dashboard-Departamentos-v2'.CF10]+[$'Fuente-Dashboard-Departamentos-v2'.CJ10]+[$'Fuente-Dashboard-Departamentos-v2'.CN10]+[$'Fuente-Dashboard-Departamentos-v2'.CR10]+[$'Fuente-Dashboard-Departamentos-v2'.CV10]" office:value-type="float" office:value="58" calcext:value-type="float">
            <text:p>58</text:p>
          </table:table-cell>
          <table:table-cell table:formula="of:=[$'Fuente-Dashboard-Departamentos-v2'.E10]+[$'Fuente-Dashboard-Departamentos-v2'.I10]+[$'Fuente-Dashboard-Departamentos-v2'.M10]+[$'Fuente-Dashboard-Departamentos-v2'.Q10]+[$'Fuente-Dashboard-Departamentos-v2'.U10]+[$'Fuente-Dashboard-Departamentos-v2'.Y10]+[$'Fuente-Dashboard-Departamentos-v2'.AC10]+[$'Fuente-Dashboard-Departamentos-v2'.AG10]+[$'Fuente-Dashboard-Departamentos-v2'.AK10]+[$'Fuente-Dashboard-Departamentos-v2'.AO10]+[$'Fuente-Dashboard-Departamentos-v2'.AS10]+[$'Fuente-Dashboard-Departamentos-v2'.AW10]+[$'Fuente-Dashboard-Departamentos-v2'.BA10]+[$'Fuente-Dashboard-Departamentos-v2'.BE10]+[$'Fuente-Dashboard-Departamentos-v2'.BI10]+[$'Fuente-Dashboard-Departamentos-v2'.BM10]+[$'Fuente-Dashboard-Departamentos-v2'.BQ10]+[$'Fuente-Dashboard-Departamentos-v2'.BU10]+[$'Fuente-Dashboard-Departamentos-v2'.BY10]+[$'Fuente-Dashboard-Departamentos-v2'.CC10]+[$'Fuente-Dashboard-Departamentos-v2'.CG10]+[$'Fuente-Dashboard-Departamentos-v2'.CK10]+[$'Fuente-Dashboard-Departamentos-v2'.CO10]+[$'Fuente-Dashboard-Departamentos-v2'.CS10]+[$'Fuente-Dashboard-Departamentos-v2'.CW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F11]+[$'Fuente-Dashboard-Departamentos-v2'.J11]+[$'Fuente-Dashboard-Departamentos-v2'.N11]+[$'Fuente-Dashboard-Departamentos-v2'.R11]+[$'Fuente-Dashboard-Departamentos-v2'.V11]+[$'Fuente-Dashboard-Departamentos-v2'.Z11]+[$'Fuente-Dashboard-Departamentos-v2'.AD11]+[$'Fuente-Dashboard-Departamentos-v2'.AH11]+[$'Fuente-Dashboard-Departamentos-v2'.AL11]+[$'Fuente-Dashboard-Departamentos-v2'.AP11]+[$'Fuente-Dashboard-Departamentos-v2'.AT11]+[$'Fuente-Dashboard-Departamentos-v2'.AX11]+[$'Fuente-Dashboard-Departamentos-v2'.BB11]+[$'Fuente-Dashboard-Departamentos-v2'.BF11]+[$'Fuente-Dashboard-Departamentos-v2'.BJ11]+[$'Fuente-Dashboard-Departamentos-v2'.BN11]+[$'Fuente-Dashboard-Departamentos-v2'.BR11]+[$'Fuente-Dashboard-Departamentos-v2'.BV11]+[$'Fuente-Dashboard-Departamentos-v2'.BZ11]+[$'Fuente-Dashboard-Departamentos-v2'.CD11]+[$'Fuente-Dashboard-Departamentos-v2'.CH11]+[$'Fuente-Dashboard-Departamentos-v2'.CL11]+[$'Fuente-Dashboard-Departamentos-v2'.CP11]+[$'Fuente-Dashboard-Departamentos-v2'.CT11]" office:value-type="float" office:value="86" calcext:value-type="float">
            <text:p>86</text:p>
          </table:table-cell>
          <table:table-cell table:formula="of:=[$'Fuente-Dashboard-Departamentos-v2'.C11]+[$'Fuente-Dashboard-Departamentos-v2'.G11]+[$'Fuente-Dashboard-Departamentos-v2'.K11]+[$'Fuente-Dashboard-Departamentos-v2'.O11]+[$'Fuente-Dashboard-Departamentos-v2'.S11]+[$'Fuente-Dashboard-Departamentos-v2'.W11]+[$'Fuente-Dashboard-Departamentos-v2'.AA11]+[$'Fuente-Dashboard-Departamentos-v2'.AE11]+[$'Fuente-Dashboard-Departamentos-v2'.AI11]+[$'Fuente-Dashboard-Departamentos-v2'.AM11]+[$'Fuente-Dashboard-Departamentos-v2'.AQ11]+[$'Fuente-Dashboard-Departamentos-v2'.AU11]+[$'Fuente-Dashboard-Departamentos-v2'.AY11]+[$'Fuente-Dashboard-Departamentos-v2'.BC11]+[$'Fuente-Dashboard-Departamentos-v2'.BG11]+[$'Fuente-Dashboard-Departamentos-v2'.BK11]+[$'Fuente-Dashboard-Departamentos-v2'.BO11]+[$'Fuente-Dashboard-Departamentos-v2'.BS11]+[$'Fuente-Dashboard-Departamentos-v2'.BW11]+[$'Fuente-Dashboard-Departamentos-v2'.CA11]+[$'Fuente-Dashboard-Departamentos-v2'.CE11]+[$'Fuente-Dashboard-Departamentos-v2'.CI11]+[$'Fuente-Dashboard-Departamentos-v2'.CM11]+[$'Fuente-Dashboard-Departamentos-v2'.CQ11]+[$'Fuente-Dashboard-Departamentos-v2'.CU11]" office:value-type="float" office:value="0" calcext:value-type="float">
            <text:p>0</text:p>
          </table:table-cell>
          <table:table-cell table:formula="of:=[$'Fuente-Dashboard-Departamentos-v2'.D11]+[$'Fuente-Dashboard-Departamentos-v2'.H11]+[$'Fuente-Dashboard-Departamentos-v2'.L11]+[$'Fuente-Dashboard-Departamentos-v2'.P11]+[$'Fuente-Dashboard-Departamentos-v2'.T11]+[$'Fuente-Dashboard-Departamentos-v2'.X11]+[$'Fuente-Dashboard-Departamentos-v2'.AB11]+[$'Fuente-Dashboard-Departamentos-v2'.AF11]+[$'Fuente-Dashboard-Departamentos-v2'.AJ11]+[$'Fuente-Dashboard-Departamentos-v2'.AN11]+[$'Fuente-Dashboard-Departamentos-v2'.AR11]+[$'Fuente-Dashboard-Departamentos-v2'.AV11]+[$'Fuente-Dashboard-Departamentos-v2'.AZ11]+[$'Fuente-Dashboard-Departamentos-v2'.BD11]+[$'Fuente-Dashboard-Departamentos-v2'.BH11]+[$'Fuente-Dashboard-Departamentos-v2'.BL11]+[$'Fuente-Dashboard-Departamentos-v2'.BP11]+[$'Fuente-Dashboard-Departamentos-v2'.BT11]+[$'Fuente-Dashboard-Departamentos-v2'.BX11]+[$'Fuente-Dashboard-Departamentos-v2'.CB11]+[$'Fuente-Dashboard-Departamentos-v2'.CF11]+[$'Fuente-Dashboard-Departamentos-v2'.CJ11]+[$'Fuente-Dashboard-Departamentos-v2'.CN11]+[$'Fuente-Dashboard-Departamentos-v2'.CR11]+[$'Fuente-Dashboard-Departamentos-v2'.CV11]" office:value-type="float" office:value="86" calcext:value-type="float">
            <text:p>86</text:p>
          </table:table-cell>
          <table:table-cell table:formula="of:=[$'Fuente-Dashboard-Departamentos-v2'.E11]+[$'Fuente-Dashboard-Departamentos-v2'.I11]+[$'Fuente-Dashboard-Departamentos-v2'.M11]+[$'Fuente-Dashboard-Departamentos-v2'.Q11]+[$'Fuente-Dashboard-Departamentos-v2'.U11]+[$'Fuente-Dashboard-Departamentos-v2'.Y11]+[$'Fuente-Dashboard-Departamentos-v2'.AC11]+[$'Fuente-Dashboard-Departamentos-v2'.AG11]+[$'Fuente-Dashboard-Departamentos-v2'.AK11]+[$'Fuente-Dashboard-Departamentos-v2'.AO11]+[$'Fuente-Dashboard-Departamentos-v2'.AS11]+[$'Fuente-Dashboard-Departamentos-v2'.AW11]+[$'Fuente-Dashboard-Departamentos-v2'.BA11]+[$'Fuente-Dashboard-Departamentos-v2'.BE11]+[$'Fuente-Dashboard-Departamentos-v2'.BI11]+[$'Fuente-Dashboard-Departamentos-v2'.BM11]+[$'Fuente-Dashboard-Departamentos-v2'.BQ11]+[$'Fuente-Dashboard-Departamentos-v2'.BU11]+[$'Fuente-Dashboard-Departamentos-v2'.BY11]+[$'Fuente-Dashboard-Departamentos-v2'.CC11]+[$'Fuente-Dashboard-Departamentos-v2'.CG11]+[$'Fuente-Dashboard-Departamentos-v2'.CK11]+[$'Fuente-Dashboard-Departamentos-v2'.CO11]+[$'Fuente-Dashboard-Departamentos-v2'.CS11]+[$'Fuente-Dashboard-Departamentos-v2'.CW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F12]+[$'Fuente-Dashboard-Departamentos-v2'.J12]+[$'Fuente-Dashboard-Departamentos-v2'.N12]+[$'Fuente-Dashboard-Departamentos-v2'.R12]+[$'Fuente-Dashboard-Departamentos-v2'.V12]+[$'Fuente-Dashboard-Departamentos-v2'.Z12]+[$'Fuente-Dashboard-Departamentos-v2'.AD12]+[$'Fuente-Dashboard-Departamentos-v2'.AH12]+[$'Fuente-Dashboard-Departamentos-v2'.AL12]+[$'Fuente-Dashboard-Departamentos-v2'.AP12]+[$'Fuente-Dashboard-Departamentos-v2'.AT12]+[$'Fuente-Dashboard-Departamentos-v2'.AX12]+[$'Fuente-Dashboard-Departamentos-v2'.BB12]+[$'Fuente-Dashboard-Departamentos-v2'.BF12]+[$'Fuente-Dashboard-Departamentos-v2'.BJ12]+[$'Fuente-Dashboard-Departamentos-v2'.BN12]+[$'Fuente-Dashboard-Departamentos-v2'.BR12]+[$'Fuente-Dashboard-Departamentos-v2'.BV12]+[$'Fuente-Dashboard-Departamentos-v2'.BZ12]+[$'Fuente-Dashboard-Departamentos-v2'.CD12]+[$'Fuente-Dashboard-Departamentos-v2'.CH12]+[$'Fuente-Dashboard-Departamentos-v2'.CL12]+[$'Fuente-Dashboard-Departamentos-v2'.CP12]+[$'Fuente-Dashboard-Departamentos-v2'.CT12]" office:value-type="float" office:value="106" calcext:value-type="float">
            <text:p>106</text:p>
          </table:table-cell>
          <table:table-cell table:formula="of:=[$'Fuente-Dashboard-Departamentos-v2'.C12]+[$'Fuente-Dashboard-Departamentos-v2'.G12]+[$'Fuente-Dashboard-Departamentos-v2'.K12]+[$'Fuente-Dashboard-Departamentos-v2'.O12]+[$'Fuente-Dashboard-Departamentos-v2'.S12]+[$'Fuente-Dashboard-Departamentos-v2'.W12]+[$'Fuente-Dashboard-Departamentos-v2'.AA12]+[$'Fuente-Dashboard-Departamentos-v2'.AE12]+[$'Fuente-Dashboard-Departamentos-v2'.AI12]+[$'Fuente-Dashboard-Departamentos-v2'.AM12]+[$'Fuente-Dashboard-Departamentos-v2'.AQ12]+[$'Fuente-Dashboard-Departamentos-v2'.AU12]+[$'Fuente-Dashboard-Departamentos-v2'.AY12]+[$'Fuente-Dashboard-Departamentos-v2'.BC12]+[$'Fuente-Dashboard-Departamentos-v2'.BG12]+[$'Fuente-Dashboard-Departamentos-v2'.BK12]+[$'Fuente-Dashboard-Departamentos-v2'.BO12]+[$'Fuente-Dashboard-Departamentos-v2'.BS12]+[$'Fuente-Dashboard-Departamentos-v2'.BW12]+[$'Fuente-Dashboard-Departamentos-v2'.CA12]+[$'Fuente-Dashboard-Departamentos-v2'.CE12]+[$'Fuente-Dashboard-Departamentos-v2'.CI12]+[$'Fuente-Dashboard-Departamentos-v2'.CM12]+[$'Fuente-Dashboard-Departamentos-v2'.CQ12]+[$'Fuente-Dashboard-Departamentos-v2'.CU12]" office:value-type="float" office:value="0" calcext:value-type="float">
            <text:p>0</text:p>
          </table:table-cell>
          <table:table-cell table:formula="of:=[$'Fuente-Dashboard-Departamentos-v2'.D12]+[$'Fuente-Dashboard-Departamentos-v2'.H12]+[$'Fuente-Dashboard-Departamentos-v2'.L12]+[$'Fuente-Dashboard-Departamentos-v2'.P12]+[$'Fuente-Dashboard-Departamentos-v2'.T12]+[$'Fuente-Dashboard-Departamentos-v2'.X12]+[$'Fuente-Dashboard-Departamentos-v2'.AB12]+[$'Fuente-Dashboard-Departamentos-v2'.AF12]+[$'Fuente-Dashboard-Departamentos-v2'.AJ12]+[$'Fuente-Dashboard-Departamentos-v2'.AN12]+[$'Fuente-Dashboard-Departamentos-v2'.AR12]+[$'Fuente-Dashboard-Departamentos-v2'.AV12]+[$'Fuente-Dashboard-Departamentos-v2'.AZ12]+[$'Fuente-Dashboard-Departamentos-v2'.BD12]+[$'Fuente-Dashboard-Departamentos-v2'.BH12]+[$'Fuente-Dashboard-Departamentos-v2'.BL12]+[$'Fuente-Dashboard-Departamentos-v2'.BP12]+[$'Fuente-Dashboard-Departamentos-v2'.BT12]+[$'Fuente-Dashboard-Departamentos-v2'.BX12]+[$'Fuente-Dashboard-Departamentos-v2'.CB12]+[$'Fuente-Dashboard-Departamentos-v2'.CF12]+[$'Fuente-Dashboard-Departamentos-v2'.CJ12]+[$'Fuente-Dashboard-Departamentos-v2'.CN12]+[$'Fuente-Dashboard-Departamentos-v2'.CR12]+[$'Fuente-Dashboard-Departamentos-v2'.CV12]" office:value-type="float" office:value="106" calcext:value-type="float">
            <text:p>106</text:p>
          </table:table-cell>
          <table:table-cell table:formula="of:=[$'Fuente-Dashboard-Departamentos-v2'.E12]+[$'Fuente-Dashboard-Departamentos-v2'.I12]+[$'Fuente-Dashboard-Departamentos-v2'.M12]+[$'Fuente-Dashboard-Departamentos-v2'.Q12]+[$'Fuente-Dashboard-Departamentos-v2'.U12]+[$'Fuente-Dashboard-Departamentos-v2'.Y12]+[$'Fuente-Dashboard-Departamentos-v2'.AC12]+[$'Fuente-Dashboard-Departamentos-v2'.AG12]+[$'Fuente-Dashboard-Departamentos-v2'.AK12]+[$'Fuente-Dashboard-Departamentos-v2'.AO12]+[$'Fuente-Dashboard-Departamentos-v2'.AS12]+[$'Fuente-Dashboard-Departamentos-v2'.AW12]+[$'Fuente-Dashboard-Departamentos-v2'.BA12]+[$'Fuente-Dashboard-Departamentos-v2'.BE12]+[$'Fuente-Dashboard-Departamentos-v2'.BI12]+[$'Fuente-Dashboard-Departamentos-v2'.BM12]+[$'Fuente-Dashboard-Departamentos-v2'.BQ12]+[$'Fuente-Dashboard-Departamentos-v2'.BU12]+[$'Fuente-Dashboard-Departamentos-v2'.BY12]+[$'Fuente-Dashboard-Departamentos-v2'.CC12]+[$'Fuente-Dashboard-Departamentos-v2'.CG12]+[$'Fuente-Dashboard-Departamentos-v2'.CK12]+[$'Fuente-Dashboard-Departamentos-v2'.CO12]+[$'Fuente-Dashboard-Departamentos-v2'.CS12]+[$'Fuente-Dashboard-Departamentos-v2'.CW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F13]+[$'Fuente-Dashboard-Departamentos-v2'.J13]+[$'Fuente-Dashboard-Departamentos-v2'.N13]+[$'Fuente-Dashboard-Departamentos-v2'.R13]+[$'Fuente-Dashboard-Departamentos-v2'.V13]+[$'Fuente-Dashboard-Departamentos-v2'.Z13]+[$'Fuente-Dashboard-Departamentos-v2'.AD13]+[$'Fuente-Dashboard-Departamentos-v2'.AH13]+[$'Fuente-Dashboard-Departamentos-v2'.AL13]+[$'Fuente-Dashboard-Departamentos-v2'.AP13]+[$'Fuente-Dashboard-Departamentos-v2'.AT13]+[$'Fuente-Dashboard-Departamentos-v2'.AX13]+[$'Fuente-Dashboard-Departamentos-v2'.BB13]+[$'Fuente-Dashboard-Departamentos-v2'.BF13]+[$'Fuente-Dashboard-Departamentos-v2'.BJ13]+[$'Fuente-Dashboard-Departamentos-v2'.BN13]+[$'Fuente-Dashboard-Departamentos-v2'.BR13]+[$'Fuente-Dashboard-Departamentos-v2'.BV13]+[$'Fuente-Dashboard-Departamentos-v2'.BZ13]+[$'Fuente-Dashboard-Departamentos-v2'.CD13]+[$'Fuente-Dashboard-Departamentos-v2'.CH13]+[$'Fuente-Dashboard-Departamentos-v2'.CL13]+[$'Fuente-Dashboard-Departamentos-v2'.CP13]+[$'Fuente-Dashboard-Departamentos-v2'.CT13]" office:value-type="float" office:value="135" calcext:value-type="float">
            <text:p>135</text:p>
          </table:table-cell>
          <table:table-cell table:formula="of:=[$'Fuente-Dashboard-Departamentos-v2'.C13]+[$'Fuente-Dashboard-Departamentos-v2'.G13]+[$'Fuente-Dashboard-Departamentos-v2'.K13]+[$'Fuente-Dashboard-Departamentos-v2'.O13]+[$'Fuente-Dashboard-Departamentos-v2'.S13]+[$'Fuente-Dashboard-Departamentos-v2'.W13]+[$'Fuente-Dashboard-Departamentos-v2'.AA13]+[$'Fuente-Dashboard-Departamentos-v2'.AE13]+[$'Fuente-Dashboard-Departamentos-v2'.AI13]+[$'Fuente-Dashboard-Departamentos-v2'.AM13]+[$'Fuente-Dashboard-Departamentos-v2'.AQ13]+[$'Fuente-Dashboard-Departamentos-v2'.AU13]+[$'Fuente-Dashboard-Departamentos-v2'.AY13]+[$'Fuente-Dashboard-Departamentos-v2'.BC13]+[$'Fuente-Dashboard-Departamentos-v2'.BG13]+[$'Fuente-Dashboard-Departamentos-v2'.BK13]+[$'Fuente-Dashboard-Departamentos-v2'.BO13]+[$'Fuente-Dashboard-Departamentos-v2'.BS13]+[$'Fuente-Dashboard-Departamentos-v2'.BW13]+[$'Fuente-Dashboard-Departamentos-v2'.CA13]+[$'Fuente-Dashboard-Departamentos-v2'.CE13]+[$'Fuente-Dashboard-Departamentos-v2'.CI13]+[$'Fuente-Dashboard-Departamentos-v2'.CM13]+[$'Fuente-Dashboard-Departamentos-v2'.CQ13]+[$'Fuente-Dashboard-Departamentos-v2'.CU13]" office:value-type="float" office:value="0" calcext:value-type="float">
            <text:p>0</text:p>
          </table:table-cell>
          <table:table-cell table:formula="of:=[$'Fuente-Dashboard-Departamentos-v2'.D13]+[$'Fuente-Dashboard-Departamentos-v2'.H13]+[$'Fuente-Dashboard-Departamentos-v2'.L13]+[$'Fuente-Dashboard-Departamentos-v2'.P13]+[$'Fuente-Dashboard-Departamentos-v2'.T13]+[$'Fuente-Dashboard-Departamentos-v2'.X13]+[$'Fuente-Dashboard-Departamentos-v2'.AB13]+[$'Fuente-Dashboard-Departamentos-v2'.AF13]+[$'Fuente-Dashboard-Departamentos-v2'.AJ13]+[$'Fuente-Dashboard-Departamentos-v2'.AN13]+[$'Fuente-Dashboard-Departamentos-v2'.AR13]+[$'Fuente-Dashboard-Departamentos-v2'.AV13]+[$'Fuente-Dashboard-Departamentos-v2'.AZ13]+[$'Fuente-Dashboard-Departamentos-v2'.BD13]+[$'Fuente-Dashboard-Departamentos-v2'.BH13]+[$'Fuente-Dashboard-Departamentos-v2'.BL13]+[$'Fuente-Dashboard-Departamentos-v2'.BP13]+[$'Fuente-Dashboard-Departamentos-v2'.BT13]+[$'Fuente-Dashboard-Departamentos-v2'.BX13]+[$'Fuente-Dashboard-Departamentos-v2'.CB13]+[$'Fuente-Dashboard-Departamentos-v2'.CF13]+[$'Fuente-Dashboard-Departamentos-v2'.CJ13]+[$'Fuente-Dashboard-Departamentos-v2'.CN13]+[$'Fuente-Dashboard-Departamentos-v2'.CR13]+[$'Fuente-Dashboard-Departamentos-v2'.CV13]" office:value-type="float" office:value="135" calcext:value-type="float">
            <text:p>135</text:p>
          </table:table-cell>
          <table:table-cell table:formula="of:=[$'Fuente-Dashboard-Departamentos-v2'.E13]+[$'Fuente-Dashboard-Departamentos-v2'.I13]+[$'Fuente-Dashboard-Departamentos-v2'.M13]+[$'Fuente-Dashboard-Departamentos-v2'.Q13]+[$'Fuente-Dashboard-Departamentos-v2'.U13]+[$'Fuente-Dashboard-Departamentos-v2'.Y13]+[$'Fuente-Dashboard-Departamentos-v2'.AC13]+[$'Fuente-Dashboard-Departamentos-v2'.AG13]+[$'Fuente-Dashboard-Departamentos-v2'.AK13]+[$'Fuente-Dashboard-Departamentos-v2'.AO13]+[$'Fuente-Dashboard-Departamentos-v2'.AS13]+[$'Fuente-Dashboard-Departamentos-v2'.AW13]+[$'Fuente-Dashboard-Departamentos-v2'.BA13]+[$'Fuente-Dashboard-Departamentos-v2'.BE13]+[$'Fuente-Dashboard-Departamentos-v2'.BI13]+[$'Fuente-Dashboard-Departamentos-v2'.BM13]+[$'Fuente-Dashboard-Departamentos-v2'.BQ13]+[$'Fuente-Dashboard-Departamentos-v2'.BU13]+[$'Fuente-Dashboard-Departamentos-v2'.BY13]+[$'Fuente-Dashboard-Departamentos-v2'.CC13]+[$'Fuente-Dashboard-Departamentos-v2'.CG13]+[$'Fuente-Dashboard-Departamentos-v2'.CK13]+[$'Fuente-Dashboard-Departamentos-v2'.CO13]+[$'Fuente-Dashboard-Departamentos-v2'.CS13]+[$'Fuente-Dashboard-Departamentos-v2'.CW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F14]+[$'Fuente-Dashboard-Departamentos-v2'.J14]+[$'Fuente-Dashboard-Departamentos-v2'.N14]+[$'Fuente-Dashboard-Departamentos-v2'.R14]+[$'Fuente-Dashboard-Departamentos-v2'.V14]+[$'Fuente-Dashboard-Departamentos-v2'.Z14]+[$'Fuente-Dashboard-Departamentos-v2'.AD14]+[$'Fuente-Dashboard-Departamentos-v2'.AH14]+[$'Fuente-Dashboard-Departamentos-v2'.AL14]+[$'Fuente-Dashboard-Departamentos-v2'.AP14]+[$'Fuente-Dashboard-Departamentos-v2'.AT14]+[$'Fuente-Dashboard-Departamentos-v2'.AX14]+[$'Fuente-Dashboard-Departamentos-v2'.BB14]+[$'Fuente-Dashboard-Departamentos-v2'.BF14]+[$'Fuente-Dashboard-Departamentos-v2'.BJ14]+[$'Fuente-Dashboard-Departamentos-v2'.BN14]+[$'Fuente-Dashboard-Departamentos-v2'.BR14]+[$'Fuente-Dashboard-Departamentos-v2'.BV14]+[$'Fuente-Dashboard-Departamentos-v2'.BZ14]+[$'Fuente-Dashboard-Departamentos-v2'.CD14]+[$'Fuente-Dashboard-Departamentos-v2'.CH14]+[$'Fuente-Dashboard-Departamentos-v2'.CL14]+[$'Fuente-Dashboard-Departamentos-v2'.CP14]+[$'Fuente-Dashboard-Departamentos-v2'.CT14]" office:value-type="float" office:value="193" calcext:value-type="float">
            <text:p>193</text:p>
          </table:table-cell>
          <table:table-cell table:formula="of:=[$'Fuente-Dashboard-Departamentos-v2'.C14]+[$'Fuente-Dashboard-Departamentos-v2'.G14]+[$'Fuente-Dashboard-Departamentos-v2'.K14]+[$'Fuente-Dashboard-Departamentos-v2'.O14]+[$'Fuente-Dashboard-Departamentos-v2'.S14]+[$'Fuente-Dashboard-Departamentos-v2'.W14]+[$'Fuente-Dashboard-Departamentos-v2'.AA14]+[$'Fuente-Dashboard-Departamentos-v2'.AE14]+[$'Fuente-Dashboard-Departamentos-v2'.AI14]+[$'Fuente-Dashboard-Departamentos-v2'.AM14]+[$'Fuente-Dashboard-Departamentos-v2'.AQ14]+[$'Fuente-Dashboard-Departamentos-v2'.AU14]+[$'Fuente-Dashboard-Departamentos-v2'.AY14]+[$'Fuente-Dashboard-Departamentos-v2'.BC14]+[$'Fuente-Dashboard-Departamentos-v2'.BG14]+[$'Fuente-Dashboard-Departamentos-v2'.BK14]+[$'Fuente-Dashboard-Departamentos-v2'.BO14]+[$'Fuente-Dashboard-Departamentos-v2'.BS14]+[$'Fuente-Dashboard-Departamentos-v2'.BW14]+[$'Fuente-Dashboard-Departamentos-v2'.CA14]+[$'Fuente-Dashboard-Departamentos-v2'.CE14]+[$'Fuente-Dashboard-Departamentos-v2'.CI14]+[$'Fuente-Dashboard-Departamentos-v2'.CM14]+[$'Fuente-Dashboard-Departamentos-v2'.CQ14]+[$'Fuente-Dashboard-Departamentos-v2'.CU14]" office:value-type="float" office:value="0" calcext:value-type="float">
            <text:p>0</text:p>
          </table:table-cell>
          <table:table-cell table:formula="of:=[$'Fuente-Dashboard-Departamentos-v2'.D14]+[$'Fuente-Dashboard-Departamentos-v2'.H14]+[$'Fuente-Dashboard-Departamentos-v2'.L14]+[$'Fuente-Dashboard-Departamentos-v2'.P14]+[$'Fuente-Dashboard-Departamentos-v2'.T14]+[$'Fuente-Dashboard-Departamentos-v2'.X14]+[$'Fuente-Dashboard-Departamentos-v2'.AB14]+[$'Fuente-Dashboard-Departamentos-v2'.AF14]+[$'Fuente-Dashboard-Departamentos-v2'.AJ14]+[$'Fuente-Dashboard-Departamentos-v2'.AN14]+[$'Fuente-Dashboard-Departamentos-v2'.AR14]+[$'Fuente-Dashboard-Departamentos-v2'.AV14]+[$'Fuente-Dashboard-Departamentos-v2'.AZ14]+[$'Fuente-Dashboard-Departamentos-v2'.BD14]+[$'Fuente-Dashboard-Departamentos-v2'.BH14]+[$'Fuente-Dashboard-Departamentos-v2'.BL14]+[$'Fuente-Dashboard-Departamentos-v2'.BP14]+[$'Fuente-Dashboard-Departamentos-v2'.BT14]+[$'Fuente-Dashboard-Departamentos-v2'.BX14]+[$'Fuente-Dashboard-Departamentos-v2'.CB14]+[$'Fuente-Dashboard-Departamentos-v2'.CF14]+[$'Fuente-Dashboard-Departamentos-v2'.CJ14]+[$'Fuente-Dashboard-Departamentos-v2'.CN14]+[$'Fuente-Dashboard-Departamentos-v2'.CR14]+[$'Fuente-Dashboard-Departamentos-v2'.CV14]" office:value-type="float" office:value="193" calcext:value-type="float">
            <text:p>193</text:p>
          </table:table-cell>
          <table:table-cell table:formula="of:=[$'Fuente-Dashboard-Departamentos-v2'.E14]+[$'Fuente-Dashboard-Departamentos-v2'.I14]+[$'Fuente-Dashboard-Departamentos-v2'.M14]+[$'Fuente-Dashboard-Departamentos-v2'.Q14]+[$'Fuente-Dashboard-Departamentos-v2'.U14]+[$'Fuente-Dashboard-Departamentos-v2'.Y14]+[$'Fuente-Dashboard-Departamentos-v2'.AC14]+[$'Fuente-Dashboard-Departamentos-v2'.AG14]+[$'Fuente-Dashboard-Departamentos-v2'.AK14]+[$'Fuente-Dashboard-Departamentos-v2'.AO14]+[$'Fuente-Dashboard-Departamentos-v2'.AS14]+[$'Fuente-Dashboard-Departamentos-v2'.AW14]+[$'Fuente-Dashboard-Departamentos-v2'.BA14]+[$'Fuente-Dashboard-Departamentos-v2'.BE14]+[$'Fuente-Dashboard-Departamentos-v2'.BI14]+[$'Fuente-Dashboard-Departamentos-v2'.BM14]+[$'Fuente-Dashboard-Departamentos-v2'.BQ14]+[$'Fuente-Dashboard-Departamentos-v2'.BU14]+[$'Fuente-Dashboard-Departamentos-v2'.BY14]+[$'Fuente-Dashboard-Departamentos-v2'.CC14]+[$'Fuente-Dashboard-Departamentos-v2'.CG14]+[$'Fuente-Dashboard-Departamentos-v2'.CK14]+[$'Fuente-Dashboard-Departamentos-v2'.CO14]+[$'Fuente-Dashboard-Departamentos-v2'.CS14]+[$'Fuente-Dashboard-Departamentos-v2'.CW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F15]+[$'Fuente-Dashboard-Departamentos-v2'.J15]+[$'Fuente-Dashboard-Departamentos-v2'.N15]+[$'Fuente-Dashboard-Departamentos-v2'.R15]+[$'Fuente-Dashboard-Departamentos-v2'.V15]+[$'Fuente-Dashboard-Departamentos-v2'.Z15]+[$'Fuente-Dashboard-Departamentos-v2'.AD15]+[$'Fuente-Dashboard-Departamentos-v2'.AH15]+[$'Fuente-Dashboard-Departamentos-v2'.AL15]+[$'Fuente-Dashboard-Departamentos-v2'.AP15]+[$'Fuente-Dashboard-Departamentos-v2'.AT15]+[$'Fuente-Dashboard-Departamentos-v2'.AX15]+[$'Fuente-Dashboard-Departamentos-v2'.BB15]+[$'Fuente-Dashboard-Departamentos-v2'.BF15]+[$'Fuente-Dashboard-Departamentos-v2'.BJ15]+[$'Fuente-Dashboard-Departamentos-v2'.BN15]+[$'Fuente-Dashboard-Departamentos-v2'.BR15]+[$'Fuente-Dashboard-Departamentos-v2'.BV15]+[$'Fuente-Dashboard-Departamentos-v2'.BZ15]+[$'Fuente-Dashboard-Departamentos-v2'.CD15]+[$'Fuente-Dashboard-Departamentos-v2'.CH15]+[$'Fuente-Dashboard-Departamentos-v2'.CL15]+[$'Fuente-Dashboard-Departamentos-v2'.CP15]+[$'Fuente-Dashboard-Departamentos-v2'.CT15]" office:value-type="float" office:value="256" calcext:value-type="float">
            <text:p>256</text:p>
          </table:table-cell>
          <table:table-cell table:formula="of:=[$'Fuente-Dashboard-Departamentos-v2'.C15]+[$'Fuente-Dashboard-Departamentos-v2'.G15]+[$'Fuente-Dashboard-Departamentos-v2'.K15]+[$'Fuente-Dashboard-Departamentos-v2'.O15]+[$'Fuente-Dashboard-Departamentos-v2'.S15]+[$'Fuente-Dashboard-Departamentos-v2'.W15]+[$'Fuente-Dashboard-Departamentos-v2'.AA15]+[$'Fuente-Dashboard-Departamentos-v2'.AE15]+[$'Fuente-Dashboard-Departamentos-v2'.AI15]+[$'Fuente-Dashboard-Departamentos-v2'.AM15]+[$'Fuente-Dashboard-Departamentos-v2'.AQ15]+[$'Fuente-Dashboard-Departamentos-v2'.AU15]+[$'Fuente-Dashboard-Departamentos-v2'.AY15]+[$'Fuente-Dashboard-Departamentos-v2'.BC15]+[$'Fuente-Dashboard-Departamentos-v2'.BG15]+[$'Fuente-Dashboard-Departamentos-v2'.BK15]+[$'Fuente-Dashboard-Departamentos-v2'.BO15]+[$'Fuente-Dashboard-Departamentos-v2'.BS15]+[$'Fuente-Dashboard-Departamentos-v2'.BW15]+[$'Fuente-Dashboard-Departamentos-v2'.CA15]+[$'Fuente-Dashboard-Departamentos-v2'.CE15]+[$'Fuente-Dashboard-Departamentos-v2'.CI15]+[$'Fuente-Dashboard-Departamentos-v2'.CM15]+[$'Fuente-Dashboard-Departamentos-v2'.CQ15]+[$'Fuente-Dashboard-Departamentos-v2'.CU15]" office:value-type="float" office:value="0" calcext:value-type="float">
            <text:p>0</text:p>
          </table:table-cell>
          <table:table-cell table:formula="of:=[$'Fuente-Dashboard-Departamentos-v2'.D15]+[$'Fuente-Dashboard-Departamentos-v2'.H15]+[$'Fuente-Dashboard-Departamentos-v2'.L15]+[$'Fuente-Dashboard-Departamentos-v2'.P15]+[$'Fuente-Dashboard-Departamentos-v2'.T15]+[$'Fuente-Dashboard-Departamentos-v2'.X15]+[$'Fuente-Dashboard-Departamentos-v2'.AB15]+[$'Fuente-Dashboard-Departamentos-v2'.AF15]+[$'Fuente-Dashboard-Departamentos-v2'.AJ15]+[$'Fuente-Dashboard-Departamentos-v2'.AN15]+[$'Fuente-Dashboard-Departamentos-v2'.AR15]+[$'Fuente-Dashboard-Departamentos-v2'.AV15]+[$'Fuente-Dashboard-Departamentos-v2'.AZ15]+[$'Fuente-Dashboard-Departamentos-v2'.BD15]+[$'Fuente-Dashboard-Departamentos-v2'.BH15]+[$'Fuente-Dashboard-Departamentos-v2'.BL15]+[$'Fuente-Dashboard-Departamentos-v2'.BP15]+[$'Fuente-Dashboard-Departamentos-v2'.BT15]+[$'Fuente-Dashboard-Departamentos-v2'.BX15]+[$'Fuente-Dashboard-Departamentos-v2'.CB15]+[$'Fuente-Dashboard-Departamentos-v2'.CF15]+[$'Fuente-Dashboard-Departamentos-v2'.CJ15]+[$'Fuente-Dashboard-Departamentos-v2'.CN15]+[$'Fuente-Dashboard-Departamentos-v2'.CR15]+[$'Fuente-Dashboard-Departamentos-v2'.CV15]" office:value-type="float" office:value="256" calcext:value-type="float">
            <text:p>256</text:p>
          </table:table-cell>
          <table:table-cell table:formula="of:=[$'Fuente-Dashboard-Departamentos-v2'.E15]+[$'Fuente-Dashboard-Departamentos-v2'.I15]+[$'Fuente-Dashboard-Departamentos-v2'.M15]+[$'Fuente-Dashboard-Departamentos-v2'.Q15]+[$'Fuente-Dashboard-Departamentos-v2'.U15]+[$'Fuente-Dashboard-Departamentos-v2'.Y15]+[$'Fuente-Dashboard-Departamentos-v2'.AC15]+[$'Fuente-Dashboard-Departamentos-v2'.AG15]+[$'Fuente-Dashboard-Departamentos-v2'.AK15]+[$'Fuente-Dashboard-Departamentos-v2'.AO15]+[$'Fuente-Dashboard-Departamentos-v2'.AS15]+[$'Fuente-Dashboard-Departamentos-v2'.AW15]+[$'Fuente-Dashboard-Departamentos-v2'.BA15]+[$'Fuente-Dashboard-Departamentos-v2'.BE15]+[$'Fuente-Dashboard-Departamentos-v2'.BI15]+[$'Fuente-Dashboard-Departamentos-v2'.BM15]+[$'Fuente-Dashboard-Departamentos-v2'.BQ15]+[$'Fuente-Dashboard-Departamentos-v2'.BU15]+[$'Fuente-Dashboard-Departamentos-v2'.BY15]+[$'Fuente-Dashboard-Departamentos-v2'.CC15]+[$'Fuente-Dashboard-Departamentos-v2'.CG15]+[$'Fuente-Dashboard-Departamentos-v2'.CK15]+[$'Fuente-Dashboard-Departamentos-v2'.CO15]+[$'Fuente-Dashboard-Departamentos-v2'.CS15]+[$'Fuente-Dashboard-Departamentos-v2'.CW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F16]+[$'Fuente-Dashboard-Departamentos-v2'.J16]+[$'Fuente-Dashboard-Departamentos-v2'.N16]+[$'Fuente-Dashboard-Departamentos-v2'.R16]+[$'Fuente-Dashboard-Departamentos-v2'.V16]+[$'Fuente-Dashboard-Departamentos-v2'.Z16]+[$'Fuente-Dashboard-Departamentos-v2'.AD16]+[$'Fuente-Dashboard-Departamentos-v2'.AH16]+[$'Fuente-Dashboard-Departamentos-v2'.AL16]+[$'Fuente-Dashboard-Departamentos-v2'.AP16]+[$'Fuente-Dashboard-Departamentos-v2'.AT16]+[$'Fuente-Dashboard-Departamentos-v2'.AX16]+[$'Fuente-Dashboard-Departamentos-v2'.BB16]+[$'Fuente-Dashboard-Departamentos-v2'.BF16]+[$'Fuente-Dashboard-Departamentos-v2'.BJ16]+[$'Fuente-Dashboard-Departamentos-v2'.BN16]+[$'Fuente-Dashboard-Departamentos-v2'.BR16]+[$'Fuente-Dashboard-Departamentos-v2'.BV16]+[$'Fuente-Dashboard-Departamentos-v2'.BZ16]+[$'Fuente-Dashboard-Departamentos-v2'.CD16]+[$'Fuente-Dashboard-Departamentos-v2'.CH16]+[$'Fuente-Dashboard-Departamentos-v2'.CL16]+[$'Fuente-Dashboard-Departamentos-v2'.CP16]+[$'Fuente-Dashboard-Departamentos-v2'.CT16]" office:value-type="float" office:value="313" calcext:value-type="float">
            <text:p>313</text:p>
          </table:table-cell>
          <table:table-cell table:formula="of:=[$'Fuente-Dashboard-Departamentos-v2'.C16]+[$'Fuente-Dashboard-Departamentos-v2'.G16]+[$'Fuente-Dashboard-Departamentos-v2'.K16]+[$'Fuente-Dashboard-Departamentos-v2'.O16]+[$'Fuente-Dashboard-Departamentos-v2'.S16]+[$'Fuente-Dashboard-Departamentos-v2'.W16]+[$'Fuente-Dashboard-Departamentos-v2'.AA16]+[$'Fuente-Dashboard-Departamentos-v2'.AE16]+[$'Fuente-Dashboard-Departamentos-v2'.AI16]+[$'Fuente-Dashboard-Departamentos-v2'.AM16]+[$'Fuente-Dashboard-Departamentos-v2'.AQ16]+[$'Fuente-Dashboard-Departamentos-v2'.AU16]+[$'Fuente-Dashboard-Departamentos-v2'.AY16]+[$'Fuente-Dashboard-Departamentos-v2'.BC16]+[$'Fuente-Dashboard-Departamentos-v2'.BG16]+[$'Fuente-Dashboard-Departamentos-v2'.BK16]+[$'Fuente-Dashboard-Departamentos-v2'.BO16]+[$'Fuente-Dashboard-Departamentos-v2'.BS16]+[$'Fuente-Dashboard-Departamentos-v2'.BW16]+[$'Fuente-Dashboard-Departamentos-v2'.CA16]+[$'Fuente-Dashboard-Departamentos-v2'.CE16]+[$'Fuente-Dashboard-Departamentos-v2'.CI16]+[$'Fuente-Dashboard-Departamentos-v2'.CM16]+[$'Fuente-Dashboard-Departamentos-v2'.CQ16]+[$'Fuente-Dashboard-Departamentos-v2'.CU16]" office:value-type="float" office:value="0" calcext:value-type="float">
            <text:p>0</text:p>
          </table:table-cell>
          <table:table-cell table:formula="of:=[$'Fuente-Dashboard-Departamentos-v2'.D16]+[$'Fuente-Dashboard-Departamentos-v2'.H16]+[$'Fuente-Dashboard-Departamentos-v2'.L16]+[$'Fuente-Dashboard-Departamentos-v2'.P16]+[$'Fuente-Dashboard-Departamentos-v2'.T16]+[$'Fuente-Dashboard-Departamentos-v2'.X16]+[$'Fuente-Dashboard-Departamentos-v2'.AB16]+[$'Fuente-Dashboard-Departamentos-v2'.AF16]+[$'Fuente-Dashboard-Departamentos-v2'.AJ16]+[$'Fuente-Dashboard-Departamentos-v2'.AN16]+[$'Fuente-Dashboard-Departamentos-v2'.AR16]+[$'Fuente-Dashboard-Departamentos-v2'.AV16]+[$'Fuente-Dashboard-Departamentos-v2'.AZ16]+[$'Fuente-Dashboard-Departamentos-v2'.BD16]+[$'Fuente-Dashboard-Departamentos-v2'.BH16]+[$'Fuente-Dashboard-Departamentos-v2'.BL16]+[$'Fuente-Dashboard-Departamentos-v2'.BP16]+[$'Fuente-Dashboard-Departamentos-v2'.BT16]+[$'Fuente-Dashboard-Departamentos-v2'.BX16]+[$'Fuente-Dashboard-Departamentos-v2'.CB16]+[$'Fuente-Dashboard-Departamentos-v2'.CF16]+[$'Fuente-Dashboard-Departamentos-v2'.CJ16]+[$'Fuente-Dashboard-Departamentos-v2'.CN16]+[$'Fuente-Dashboard-Departamentos-v2'.CR16]+[$'Fuente-Dashboard-Departamentos-v2'.CV16]" office:value-type="float" office:value="313" calcext:value-type="float">
            <text:p>313</text:p>
          </table:table-cell>
          <table:table-cell table:formula="of:=[$'Fuente-Dashboard-Departamentos-v2'.E16]+[$'Fuente-Dashboard-Departamentos-v2'.I16]+[$'Fuente-Dashboard-Departamentos-v2'.M16]+[$'Fuente-Dashboard-Departamentos-v2'.Q16]+[$'Fuente-Dashboard-Departamentos-v2'.U16]+[$'Fuente-Dashboard-Departamentos-v2'.Y16]+[$'Fuente-Dashboard-Departamentos-v2'.AC16]+[$'Fuente-Dashboard-Departamentos-v2'.AG16]+[$'Fuente-Dashboard-Departamentos-v2'.AK16]+[$'Fuente-Dashboard-Departamentos-v2'.AO16]+[$'Fuente-Dashboard-Departamentos-v2'.AS16]+[$'Fuente-Dashboard-Departamentos-v2'.AW16]+[$'Fuente-Dashboard-Departamentos-v2'.BA16]+[$'Fuente-Dashboard-Departamentos-v2'.BE16]+[$'Fuente-Dashboard-Departamentos-v2'.BI16]+[$'Fuente-Dashboard-Departamentos-v2'.BM16]+[$'Fuente-Dashboard-Departamentos-v2'.BQ16]+[$'Fuente-Dashboard-Departamentos-v2'.BU16]+[$'Fuente-Dashboard-Departamentos-v2'.BY16]+[$'Fuente-Dashboard-Departamentos-v2'.CC16]+[$'Fuente-Dashboard-Departamentos-v2'.CG16]+[$'Fuente-Dashboard-Departamentos-v2'.CK16]+[$'Fuente-Dashboard-Departamentos-v2'.CO16]+[$'Fuente-Dashboard-Departamentos-v2'.CS16]+[$'Fuente-Dashboard-Departamentos-v2'.CW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F17]+[$'Fuente-Dashboard-Departamentos-v2'.J17]+[$'Fuente-Dashboard-Departamentos-v2'.N17]+[$'Fuente-Dashboard-Departamentos-v2'.R17]+[$'Fuente-Dashboard-Departamentos-v2'.V17]+[$'Fuente-Dashboard-Departamentos-v2'.Z17]+[$'Fuente-Dashboard-Departamentos-v2'.AD17]+[$'Fuente-Dashboard-Departamentos-v2'.AH17]+[$'Fuente-Dashboard-Departamentos-v2'.AL17]+[$'Fuente-Dashboard-Departamentos-v2'.AP17]+[$'Fuente-Dashboard-Departamentos-v2'.AT17]+[$'Fuente-Dashboard-Departamentos-v2'.AX17]+[$'Fuente-Dashboard-Departamentos-v2'.BB17]+[$'Fuente-Dashboard-Departamentos-v2'.BF17]+[$'Fuente-Dashboard-Departamentos-v2'.BJ17]+[$'Fuente-Dashboard-Departamentos-v2'.BN17]+[$'Fuente-Dashboard-Departamentos-v2'.BR17]+[$'Fuente-Dashboard-Departamentos-v2'.BV17]+[$'Fuente-Dashboard-Departamentos-v2'.BZ17]+[$'Fuente-Dashboard-Departamentos-v2'.CD17]+[$'Fuente-Dashboard-Departamentos-v2'.CH17]+[$'Fuente-Dashboard-Departamentos-v2'.CL17]+[$'Fuente-Dashboard-Departamentos-v2'.CP17]+[$'Fuente-Dashboard-Departamentos-v2'.CT17]" office:value-type="float" office:value="344" calcext:value-type="float">
            <text:p>344</text:p>
          </table:table-cell>
          <table:table-cell table:formula="of:=[$'Fuente-Dashboard-Departamentos-v2'.C17]+[$'Fuente-Dashboard-Departamentos-v2'.G17]+[$'Fuente-Dashboard-Departamentos-v2'.K17]+[$'Fuente-Dashboard-Departamentos-v2'.O17]+[$'Fuente-Dashboard-Departamentos-v2'.S17]+[$'Fuente-Dashboard-Departamentos-v2'.W17]+[$'Fuente-Dashboard-Departamentos-v2'.AA17]+[$'Fuente-Dashboard-Departamentos-v2'.AE17]+[$'Fuente-Dashboard-Departamentos-v2'.AI17]+[$'Fuente-Dashboard-Departamentos-v2'.AM17]+[$'Fuente-Dashboard-Departamentos-v2'.AQ17]+[$'Fuente-Dashboard-Departamentos-v2'.AU17]+[$'Fuente-Dashboard-Departamentos-v2'.AY17]+[$'Fuente-Dashboard-Departamentos-v2'.BC17]+[$'Fuente-Dashboard-Departamentos-v2'.BG17]+[$'Fuente-Dashboard-Departamentos-v2'.BK17]+[$'Fuente-Dashboard-Departamentos-v2'.BO17]+[$'Fuente-Dashboard-Departamentos-v2'.BS17]+[$'Fuente-Dashboard-Departamentos-v2'.BW17]+[$'Fuente-Dashboard-Departamentos-v2'.CA17]+[$'Fuente-Dashboard-Departamentos-v2'.CE17]+[$'Fuente-Dashboard-Departamentos-v2'.CI17]+[$'Fuente-Dashboard-Departamentos-v2'.CM17]+[$'Fuente-Dashboard-Departamentos-v2'.CQ17]+[$'Fuente-Dashboard-Departamentos-v2'.CU17]" office:value-type="float" office:value="0" calcext:value-type="float">
            <text:p>0</text:p>
          </table:table-cell>
          <table:table-cell table:formula="of:=[$'Fuente-Dashboard-Departamentos-v2'.D17]+[$'Fuente-Dashboard-Departamentos-v2'.H17]+[$'Fuente-Dashboard-Departamentos-v2'.L17]+[$'Fuente-Dashboard-Departamentos-v2'.P17]+[$'Fuente-Dashboard-Departamentos-v2'.T17]+[$'Fuente-Dashboard-Departamentos-v2'.X17]+[$'Fuente-Dashboard-Departamentos-v2'.AB17]+[$'Fuente-Dashboard-Departamentos-v2'.AF17]+[$'Fuente-Dashboard-Departamentos-v2'.AJ17]+[$'Fuente-Dashboard-Departamentos-v2'.AN17]+[$'Fuente-Dashboard-Departamentos-v2'.AR17]+[$'Fuente-Dashboard-Departamentos-v2'.AV17]+[$'Fuente-Dashboard-Departamentos-v2'.AZ17]+[$'Fuente-Dashboard-Departamentos-v2'.BD17]+[$'Fuente-Dashboard-Departamentos-v2'.BH17]+[$'Fuente-Dashboard-Departamentos-v2'.BL17]+[$'Fuente-Dashboard-Departamentos-v2'.BP17]+[$'Fuente-Dashboard-Departamentos-v2'.BT17]+[$'Fuente-Dashboard-Departamentos-v2'.BX17]+[$'Fuente-Dashboard-Departamentos-v2'.CB17]+[$'Fuente-Dashboard-Departamentos-v2'.CF17]+[$'Fuente-Dashboard-Departamentos-v2'.CJ17]+[$'Fuente-Dashboard-Departamentos-v2'.CN17]+[$'Fuente-Dashboard-Departamentos-v2'.CR17]+[$'Fuente-Dashboard-Departamentos-v2'.CV17]" office:value-type="float" office:value="344" calcext:value-type="float">
            <text:p>344</text:p>
          </table:table-cell>
          <table:table-cell table:formula="of:=[$'Fuente-Dashboard-Departamentos-v2'.E17]+[$'Fuente-Dashboard-Departamentos-v2'.I17]+[$'Fuente-Dashboard-Departamentos-v2'.M17]+[$'Fuente-Dashboard-Departamentos-v2'.Q17]+[$'Fuente-Dashboard-Departamentos-v2'.U17]+[$'Fuente-Dashboard-Departamentos-v2'.Y17]+[$'Fuente-Dashboard-Departamentos-v2'.AC17]+[$'Fuente-Dashboard-Departamentos-v2'.AG17]+[$'Fuente-Dashboard-Departamentos-v2'.AK17]+[$'Fuente-Dashboard-Departamentos-v2'.AO17]+[$'Fuente-Dashboard-Departamentos-v2'.AS17]+[$'Fuente-Dashboard-Departamentos-v2'.AW17]+[$'Fuente-Dashboard-Departamentos-v2'.BA17]+[$'Fuente-Dashboard-Departamentos-v2'.BE17]+[$'Fuente-Dashboard-Departamentos-v2'.BI17]+[$'Fuente-Dashboard-Departamentos-v2'.BM17]+[$'Fuente-Dashboard-Departamentos-v2'.BQ17]+[$'Fuente-Dashboard-Departamentos-v2'.BU17]+[$'Fuente-Dashboard-Departamentos-v2'.BY17]+[$'Fuente-Dashboard-Departamentos-v2'.CC17]+[$'Fuente-Dashboard-Departamentos-v2'.CG17]+[$'Fuente-Dashboard-Departamentos-v2'.CK17]+[$'Fuente-Dashboard-Departamentos-v2'.CO17]+[$'Fuente-Dashboard-Departamentos-v2'.CS17]+[$'Fuente-Dashboard-Departamentos-v2'.CW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F18]+[$'Fuente-Dashboard-Departamentos-v2'.J18]+[$'Fuente-Dashboard-Departamentos-v2'.N18]+[$'Fuente-Dashboard-Departamentos-v2'.R18]+[$'Fuente-Dashboard-Departamentos-v2'.V18]+[$'Fuente-Dashboard-Departamentos-v2'.Z18]+[$'Fuente-Dashboard-Departamentos-v2'.AD18]+[$'Fuente-Dashboard-Departamentos-v2'.AH18]+[$'Fuente-Dashboard-Departamentos-v2'.AL18]+[$'Fuente-Dashboard-Departamentos-v2'.AP18]+[$'Fuente-Dashboard-Departamentos-v2'.AT18]+[$'Fuente-Dashboard-Departamentos-v2'.AX18]+[$'Fuente-Dashboard-Departamentos-v2'.BB18]+[$'Fuente-Dashboard-Departamentos-v2'.BF18]+[$'Fuente-Dashboard-Departamentos-v2'.BJ18]+[$'Fuente-Dashboard-Departamentos-v2'.BN18]+[$'Fuente-Dashboard-Departamentos-v2'.BR18]+[$'Fuente-Dashboard-Departamentos-v2'.BV18]+[$'Fuente-Dashboard-Departamentos-v2'.BZ18]+[$'Fuente-Dashboard-Departamentos-v2'.CD18]+[$'Fuente-Dashboard-Departamentos-v2'.CH18]+[$'Fuente-Dashboard-Departamentos-v2'.CL18]+[$'Fuente-Dashboard-Departamentos-v2'.CP18]+[$'Fuente-Dashboard-Departamentos-v2'.CT18]" office:value-type="float" office:value="383" calcext:value-type="float">
            <text:p>383</text:p>
          </table:table-cell>
          <table:table-cell table:formula="of:=[$'Fuente-Dashboard-Departamentos-v2'.C18]+[$'Fuente-Dashboard-Departamentos-v2'.G18]+[$'Fuente-Dashboard-Departamentos-v2'.K18]+[$'Fuente-Dashboard-Departamentos-v2'.O18]+[$'Fuente-Dashboard-Departamentos-v2'.S18]+[$'Fuente-Dashboard-Departamentos-v2'.W18]+[$'Fuente-Dashboard-Departamentos-v2'.AA18]+[$'Fuente-Dashboard-Departamentos-v2'.AE18]+[$'Fuente-Dashboard-Departamentos-v2'.AI18]+[$'Fuente-Dashboard-Departamentos-v2'.AM18]+[$'Fuente-Dashboard-Departamentos-v2'.AQ18]+[$'Fuente-Dashboard-Departamentos-v2'.AU18]+[$'Fuente-Dashboard-Departamentos-v2'.AY18]+[$'Fuente-Dashboard-Departamentos-v2'.BC18]+[$'Fuente-Dashboard-Departamentos-v2'.BG18]+[$'Fuente-Dashboard-Departamentos-v2'.BK18]+[$'Fuente-Dashboard-Departamentos-v2'.BO18]+[$'Fuente-Dashboard-Departamentos-v2'.BS18]+[$'Fuente-Dashboard-Departamentos-v2'.BW18]+[$'Fuente-Dashboard-Departamentos-v2'.CA18]+[$'Fuente-Dashboard-Departamentos-v2'.CE18]+[$'Fuente-Dashboard-Departamentos-v2'.CI18]+[$'Fuente-Dashboard-Departamentos-v2'.CM18]+[$'Fuente-Dashboard-Departamentos-v2'.CQ18]+[$'Fuente-Dashboard-Departamentos-v2'.CU18]" office:value-type="float" office:value="0" calcext:value-type="float">
            <text:p>0</text:p>
          </table:table-cell>
          <table:table-cell table:formula="of:=[$'Fuente-Dashboard-Departamentos-v2'.D18]+[$'Fuente-Dashboard-Departamentos-v2'.H18]+[$'Fuente-Dashboard-Departamentos-v2'.L18]+[$'Fuente-Dashboard-Departamentos-v2'.P18]+[$'Fuente-Dashboard-Departamentos-v2'.T18]+[$'Fuente-Dashboard-Departamentos-v2'.X18]+[$'Fuente-Dashboard-Departamentos-v2'.AB18]+[$'Fuente-Dashboard-Departamentos-v2'.AF18]+[$'Fuente-Dashboard-Departamentos-v2'.AJ18]+[$'Fuente-Dashboard-Departamentos-v2'.AN18]+[$'Fuente-Dashboard-Departamentos-v2'.AR18]+[$'Fuente-Dashboard-Departamentos-v2'.AV18]+[$'Fuente-Dashboard-Departamentos-v2'.AZ18]+[$'Fuente-Dashboard-Departamentos-v2'.BD18]+[$'Fuente-Dashboard-Departamentos-v2'.BH18]+[$'Fuente-Dashboard-Departamentos-v2'.BL18]+[$'Fuente-Dashboard-Departamentos-v2'.BP18]+[$'Fuente-Dashboard-Departamentos-v2'.BT18]+[$'Fuente-Dashboard-Departamentos-v2'.BX18]+[$'Fuente-Dashboard-Departamentos-v2'.CB18]+[$'Fuente-Dashboard-Departamentos-v2'.CF18]+[$'Fuente-Dashboard-Departamentos-v2'.CJ18]+[$'Fuente-Dashboard-Departamentos-v2'.CN18]+[$'Fuente-Dashboard-Departamentos-v2'.CR18]+[$'Fuente-Dashboard-Departamentos-v2'.CV18]" office:value-type="float" office:value="383" calcext:value-type="float">
            <text:p>383</text:p>
          </table:table-cell>
          <table:table-cell table:formula="of:=[$'Fuente-Dashboard-Departamentos-v2'.E18]+[$'Fuente-Dashboard-Departamentos-v2'.I18]+[$'Fuente-Dashboard-Departamentos-v2'.M18]+[$'Fuente-Dashboard-Departamentos-v2'.Q18]+[$'Fuente-Dashboard-Departamentos-v2'.U18]+[$'Fuente-Dashboard-Departamentos-v2'.Y18]+[$'Fuente-Dashboard-Departamentos-v2'.AC18]+[$'Fuente-Dashboard-Departamentos-v2'.AG18]+[$'Fuente-Dashboard-Departamentos-v2'.AK18]+[$'Fuente-Dashboard-Departamentos-v2'.AO18]+[$'Fuente-Dashboard-Departamentos-v2'.AS18]+[$'Fuente-Dashboard-Departamentos-v2'.AW18]+[$'Fuente-Dashboard-Departamentos-v2'.BA18]+[$'Fuente-Dashboard-Departamentos-v2'.BE18]+[$'Fuente-Dashboard-Departamentos-v2'.BI18]+[$'Fuente-Dashboard-Departamentos-v2'.BM18]+[$'Fuente-Dashboard-Departamentos-v2'.BQ18]+[$'Fuente-Dashboard-Departamentos-v2'.BU18]+[$'Fuente-Dashboard-Departamentos-v2'.BY18]+[$'Fuente-Dashboard-Departamentos-v2'.CC18]+[$'Fuente-Dashboard-Departamentos-v2'.CG18]+[$'Fuente-Dashboard-Departamentos-v2'.CK18]+[$'Fuente-Dashboard-Departamentos-v2'.CO18]+[$'Fuente-Dashboard-Departamentos-v2'.CS18]+[$'Fuente-Dashboard-Departamentos-v2'.CW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F19]+[$'Fuente-Dashboard-Departamentos-v2'.J19]+[$'Fuente-Dashboard-Departamentos-v2'.N19]+[$'Fuente-Dashboard-Departamentos-v2'.R19]+[$'Fuente-Dashboard-Departamentos-v2'.V19]+[$'Fuente-Dashboard-Departamentos-v2'.Z19]+[$'Fuente-Dashboard-Departamentos-v2'.AD19]+[$'Fuente-Dashboard-Departamentos-v2'.AH19]+[$'Fuente-Dashboard-Departamentos-v2'.AL19]+[$'Fuente-Dashboard-Departamentos-v2'.AP19]+[$'Fuente-Dashboard-Departamentos-v2'.AT19]+[$'Fuente-Dashboard-Departamentos-v2'.AX19]+[$'Fuente-Dashboard-Departamentos-v2'.BB19]+[$'Fuente-Dashboard-Departamentos-v2'.BF19]+[$'Fuente-Dashboard-Departamentos-v2'.BJ19]+[$'Fuente-Dashboard-Departamentos-v2'.BN19]+[$'Fuente-Dashboard-Departamentos-v2'.BR19]+[$'Fuente-Dashboard-Departamentos-v2'.BV19]+[$'Fuente-Dashboard-Departamentos-v2'.BZ19]+[$'Fuente-Dashboard-Departamentos-v2'.CD19]+[$'Fuente-Dashboard-Departamentos-v2'.CH19]+[$'Fuente-Dashboard-Departamentos-v2'.CL19]+[$'Fuente-Dashboard-Departamentos-v2'.CP19]+[$'Fuente-Dashboard-Departamentos-v2'.CT19]" office:value-type="float" office:value="416" calcext:value-type="float">
            <text:p>416</text:p>
          </table:table-cell>
          <table:table-cell table:formula="of:=[$'Fuente-Dashboard-Departamentos-v2'.C19]+[$'Fuente-Dashboard-Departamentos-v2'.G19]+[$'Fuente-Dashboard-Departamentos-v2'.K19]+[$'Fuente-Dashboard-Departamentos-v2'.O19]+[$'Fuente-Dashboard-Departamentos-v2'.S19]+[$'Fuente-Dashboard-Departamentos-v2'.W19]+[$'Fuente-Dashboard-Departamentos-v2'.AA19]+[$'Fuente-Dashboard-Departamentos-v2'.AE19]+[$'Fuente-Dashboard-Departamentos-v2'.AI19]+[$'Fuente-Dashboard-Departamentos-v2'.AM19]+[$'Fuente-Dashboard-Departamentos-v2'.AQ19]+[$'Fuente-Dashboard-Departamentos-v2'.AU19]+[$'Fuente-Dashboard-Departamentos-v2'.AY19]+[$'Fuente-Dashboard-Departamentos-v2'.BC19]+[$'Fuente-Dashboard-Departamentos-v2'.BG19]+[$'Fuente-Dashboard-Departamentos-v2'.BK19]+[$'Fuente-Dashboard-Departamentos-v2'.BO19]+[$'Fuente-Dashboard-Departamentos-v2'.BS19]+[$'Fuente-Dashboard-Departamentos-v2'.BW19]+[$'Fuente-Dashboard-Departamentos-v2'.CA19]+[$'Fuente-Dashboard-Departamentos-v2'.CE19]+[$'Fuente-Dashboard-Departamentos-v2'.CI19]+[$'Fuente-Dashboard-Departamentos-v2'.CM19]+[$'Fuente-Dashboard-Departamentos-v2'.CQ19]+[$'Fuente-Dashboard-Departamentos-v2'.CU19]" office:value-type="float" office:value="0" calcext:value-type="float">
            <text:p>0</text:p>
          </table:table-cell>
          <table:table-cell table:formula="of:=[$'Fuente-Dashboard-Departamentos-v2'.D19]+[$'Fuente-Dashboard-Departamentos-v2'.H19]+[$'Fuente-Dashboard-Departamentos-v2'.L19]+[$'Fuente-Dashboard-Departamentos-v2'.P19]+[$'Fuente-Dashboard-Departamentos-v2'.T19]+[$'Fuente-Dashboard-Departamentos-v2'.X19]+[$'Fuente-Dashboard-Departamentos-v2'.AB19]+[$'Fuente-Dashboard-Departamentos-v2'.AF19]+[$'Fuente-Dashboard-Departamentos-v2'.AJ19]+[$'Fuente-Dashboard-Departamentos-v2'.AN19]+[$'Fuente-Dashboard-Departamentos-v2'.AR19]+[$'Fuente-Dashboard-Departamentos-v2'.AV19]+[$'Fuente-Dashboard-Departamentos-v2'.AZ19]+[$'Fuente-Dashboard-Departamentos-v2'.BD19]+[$'Fuente-Dashboard-Departamentos-v2'.BH19]+[$'Fuente-Dashboard-Departamentos-v2'.BL19]+[$'Fuente-Dashboard-Departamentos-v2'.BP19]+[$'Fuente-Dashboard-Departamentos-v2'.BT19]+[$'Fuente-Dashboard-Departamentos-v2'.BX19]+[$'Fuente-Dashboard-Departamentos-v2'.CB19]+[$'Fuente-Dashboard-Departamentos-v2'.CF19]+[$'Fuente-Dashboard-Departamentos-v2'.CJ19]+[$'Fuente-Dashboard-Departamentos-v2'.CN19]+[$'Fuente-Dashboard-Departamentos-v2'.CR19]+[$'Fuente-Dashboard-Departamentos-v2'.CV19]" office:value-type="float" office:value="416" calcext:value-type="float">
            <text:p>416</text:p>
          </table:table-cell>
          <table:table-cell table:formula="of:=[$'Fuente-Dashboard-Departamentos-v2'.E19]+[$'Fuente-Dashboard-Departamentos-v2'.I19]+[$'Fuente-Dashboard-Departamentos-v2'.M19]+[$'Fuente-Dashboard-Departamentos-v2'.Q19]+[$'Fuente-Dashboard-Departamentos-v2'.U19]+[$'Fuente-Dashboard-Departamentos-v2'.Y19]+[$'Fuente-Dashboard-Departamentos-v2'.AC19]+[$'Fuente-Dashboard-Departamentos-v2'.AG19]+[$'Fuente-Dashboard-Departamentos-v2'.AK19]+[$'Fuente-Dashboard-Departamentos-v2'.AO19]+[$'Fuente-Dashboard-Departamentos-v2'.AS19]+[$'Fuente-Dashboard-Departamentos-v2'.AW19]+[$'Fuente-Dashboard-Departamentos-v2'.BA19]+[$'Fuente-Dashboard-Departamentos-v2'.BE19]+[$'Fuente-Dashboard-Departamentos-v2'.BI19]+[$'Fuente-Dashboard-Departamentos-v2'.BM19]+[$'Fuente-Dashboard-Departamentos-v2'.BQ19]+[$'Fuente-Dashboard-Departamentos-v2'.BU19]+[$'Fuente-Dashboard-Departamentos-v2'.BY19]+[$'Fuente-Dashboard-Departamentos-v2'.CC19]+[$'Fuente-Dashboard-Departamentos-v2'.CG19]+[$'Fuente-Dashboard-Departamentos-v2'.CK19]+[$'Fuente-Dashboard-Departamentos-v2'.CO19]+[$'Fuente-Dashboard-Departamentos-v2'.CS19]+[$'Fuente-Dashboard-Departamentos-v2'.CW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F20]+[$'Fuente-Dashboard-Departamentos-v2'.J20]+[$'Fuente-Dashboard-Departamentos-v2'.N20]+[$'Fuente-Dashboard-Departamentos-v2'.R20]+[$'Fuente-Dashboard-Departamentos-v2'.V20]+[$'Fuente-Dashboard-Departamentos-v2'.Z20]+[$'Fuente-Dashboard-Departamentos-v2'.AD20]+[$'Fuente-Dashboard-Departamentos-v2'.AH20]+[$'Fuente-Dashboard-Departamentos-v2'.AL20]+[$'Fuente-Dashboard-Departamentos-v2'.AP20]+[$'Fuente-Dashboard-Departamentos-v2'.AT20]+[$'Fuente-Dashboard-Departamentos-v2'.AX20]+[$'Fuente-Dashboard-Departamentos-v2'.BB20]+[$'Fuente-Dashboard-Departamentos-v2'.BF20]+[$'Fuente-Dashboard-Departamentos-v2'.BJ20]+[$'Fuente-Dashboard-Departamentos-v2'.BN20]+[$'Fuente-Dashboard-Departamentos-v2'.BR20]+[$'Fuente-Dashboard-Departamentos-v2'.BV20]+[$'Fuente-Dashboard-Departamentos-v2'.BZ20]+[$'Fuente-Dashboard-Departamentos-v2'.CD20]+[$'Fuente-Dashboard-Departamentos-v2'.CH20]+[$'Fuente-Dashboard-Departamentos-v2'.CL20]+[$'Fuente-Dashboard-Departamentos-v2'.CP20]+[$'Fuente-Dashboard-Departamentos-v2'.CT20]" office:value-type="float" office:value="480" calcext:value-type="float">
            <text:p>480</text:p>
          </table:table-cell>
          <table:table-cell table:formula="of:=[$'Fuente-Dashboard-Departamentos-v2'.C20]+[$'Fuente-Dashboard-Departamentos-v2'.G20]+[$'Fuente-Dashboard-Departamentos-v2'.K20]+[$'Fuente-Dashboard-Departamentos-v2'.O20]+[$'Fuente-Dashboard-Departamentos-v2'.S20]+[$'Fuente-Dashboard-Departamentos-v2'.W20]+[$'Fuente-Dashboard-Departamentos-v2'.AA20]+[$'Fuente-Dashboard-Departamentos-v2'.AE20]+[$'Fuente-Dashboard-Departamentos-v2'.AI20]+[$'Fuente-Dashboard-Departamentos-v2'.AM20]+[$'Fuente-Dashboard-Departamentos-v2'.AQ20]+[$'Fuente-Dashboard-Departamentos-v2'.AU20]+[$'Fuente-Dashboard-Departamentos-v2'.AY20]+[$'Fuente-Dashboard-Departamentos-v2'.BC20]+[$'Fuente-Dashboard-Departamentos-v2'.BG20]+[$'Fuente-Dashboard-Departamentos-v2'.BK20]+[$'Fuente-Dashboard-Departamentos-v2'.BO20]+[$'Fuente-Dashboard-Departamentos-v2'.BS20]+[$'Fuente-Dashboard-Departamentos-v2'.BW20]+[$'Fuente-Dashboard-Departamentos-v2'.CA20]+[$'Fuente-Dashboard-Departamentos-v2'.CE20]+[$'Fuente-Dashboard-Departamentos-v2'.CI20]+[$'Fuente-Dashboard-Departamentos-v2'.CM20]+[$'Fuente-Dashboard-Departamentos-v2'.CQ20]+[$'Fuente-Dashboard-Departamentos-v2'.CU20]" office:value-type="float" office:value="0" calcext:value-type="float">
            <text:p>0</text:p>
          </table:table-cell>
          <table:table-cell table:formula="of:=[$'Fuente-Dashboard-Departamentos-v2'.D20]+[$'Fuente-Dashboard-Departamentos-v2'.H20]+[$'Fuente-Dashboard-Departamentos-v2'.L20]+[$'Fuente-Dashboard-Departamentos-v2'.P20]+[$'Fuente-Dashboard-Departamentos-v2'.T20]+[$'Fuente-Dashboard-Departamentos-v2'.X20]+[$'Fuente-Dashboard-Departamentos-v2'.AB20]+[$'Fuente-Dashboard-Departamentos-v2'.AF20]+[$'Fuente-Dashboard-Departamentos-v2'.AJ20]+[$'Fuente-Dashboard-Departamentos-v2'.AN20]+[$'Fuente-Dashboard-Departamentos-v2'.AR20]+[$'Fuente-Dashboard-Departamentos-v2'.AV20]+[$'Fuente-Dashboard-Departamentos-v2'.AZ20]+[$'Fuente-Dashboard-Departamentos-v2'.BD20]+[$'Fuente-Dashboard-Departamentos-v2'.BH20]+[$'Fuente-Dashboard-Departamentos-v2'.BL20]+[$'Fuente-Dashboard-Departamentos-v2'.BP20]+[$'Fuente-Dashboard-Departamentos-v2'.BT20]+[$'Fuente-Dashboard-Departamentos-v2'.BX20]+[$'Fuente-Dashboard-Departamentos-v2'.CB20]+[$'Fuente-Dashboard-Departamentos-v2'.CF20]+[$'Fuente-Dashboard-Departamentos-v2'.CJ20]+[$'Fuente-Dashboard-Departamentos-v2'.CN20]+[$'Fuente-Dashboard-Departamentos-v2'.CR20]+[$'Fuente-Dashboard-Departamentos-v2'.CV20]" office:value-type="float" office:value="480" calcext:value-type="float">
            <text:p>480</text:p>
          </table:table-cell>
          <table:table-cell table:formula="of:=[$'Fuente-Dashboard-Departamentos-v2'.E20]+[$'Fuente-Dashboard-Departamentos-v2'.I20]+[$'Fuente-Dashboard-Departamentos-v2'.M20]+[$'Fuente-Dashboard-Departamentos-v2'.Q20]+[$'Fuente-Dashboard-Departamentos-v2'.U20]+[$'Fuente-Dashboard-Departamentos-v2'.Y20]+[$'Fuente-Dashboard-Departamentos-v2'.AC20]+[$'Fuente-Dashboard-Departamentos-v2'.AG20]+[$'Fuente-Dashboard-Departamentos-v2'.AK20]+[$'Fuente-Dashboard-Departamentos-v2'.AO20]+[$'Fuente-Dashboard-Departamentos-v2'.AS20]+[$'Fuente-Dashboard-Departamentos-v2'.AW20]+[$'Fuente-Dashboard-Departamentos-v2'.BA20]+[$'Fuente-Dashboard-Departamentos-v2'.BE20]+[$'Fuente-Dashboard-Departamentos-v2'.BI20]+[$'Fuente-Dashboard-Departamentos-v2'.BM20]+[$'Fuente-Dashboard-Departamentos-v2'.BQ20]+[$'Fuente-Dashboard-Departamentos-v2'.BU20]+[$'Fuente-Dashboard-Departamentos-v2'.BY20]+[$'Fuente-Dashboard-Departamentos-v2'.CC20]+[$'Fuente-Dashboard-Departamentos-v2'.CG20]+[$'Fuente-Dashboard-Departamentos-v2'.CK20]+[$'Fuente-Dashboard-Departamentos-v2'.CO20]+[$'Fuente-Dashboard-Departamentos-v2'.CS20]+[$'Fuente-Dashboard-Departamentos-v2'.CW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F21]+[$'Fuente-Dashboard-Departamentos-v2'.J21]+[$'Fuente-Dashboard-Departamentos-v2'.N21]+[$'Fuente-Dashboard-Departamentos-v2'.R21]+[$'Fuente-Dashboard-Departamentos-v2'.V21]+[$'Fuente-Dashboard-Departamentos-v2'.Z21]+[$'Fuente-Dashboard-Departamentos-v2'.AD21]+[$'Fuente-Dashboard-Departamentos-v2'.AH21]+[$'Fuente-Dashboard-Departamentos-v2'.AL21]+[$'Fuente-Dashboard-Departamentos-v2'.AP21]+[$'Fuente-Dashboard-Departamentos-v2'.AT21]+[$'Fuente-Dashboard-Departamentos-v2'.AX21]+[$'Fuente-Dashboard-Departamentos-v2'.BB21]+[$'Fuente-Dashboard-Departamentos-v2'.BF21]+[$'Fuente-Dashboard-Departamentos-v2'.BJ21]+[$'Fuente-Dashboard-Departamentos-v2'.BN21]+[$'Fuente-Dashboard-Departamentos-v2'.BR21]+[$'Fuente-Dashboard-Departamentos-v2'.BV21]+[$'Fuente-Dashboard-Departamentos-v2'.BZ21]+[$'Fuente-Dashboard-Departamentos-v2'.CD21]+[$'Fuente-Dashboard-Departamentos-v2'.CH21]+[$'Fuente-Dashboard-Departamentos-v2'.CL21]+[$'Fuente-Dashboard-Departamentos-v2'.CP21]+[$'Fuente-Dashboard-Departamentos-v2'.CT21]" office:value-type="float" office:value="580" calcext:value-type="float">
            <text:p>580</text:p>
          </table:table-cell>
          <table:table-cell table:formula="of:=[$'Fuente-Dashboard-Departamentos-v2'.C21]+[$'Fuente-Dashboard-Departamentos-v2'.G21]+[$'Fuente-Dashboard-Departamentos-v2'.K21]+[$'Fuente-Dashboard-Departamentos-v2'.O21]+[$'Fuente-Dashboard-Departamentos-v2'.S21]+[$'Fuente-Dashboard-Departamentos-v2'.W21]+[$'Fuente-Dashboard-Departamentos-v2'.AA21]+[$'Fuente-Dashboard-Departamentos-v2'.AE21]+[$'Fuente-Dashboard-Departamentos-v2'.AI21]+[$'Fuente-Dashboard-Departamentos-v2'.AM21]+[$'Fuente-Dashboard-Departamentos-v2'.AQ21]+[$'Fuente-Dashboard-Departamentos-v2'.AU21]+[$'Fuente-Dashboard-Departamentos-v2'.AY21]+[$'Fuente-Dashboard-Departamentos-v2'.BC21]+[$'Fuente-Dashboard-Departamentos-v2'.BG21]+[$'Fuente-Dashboard-Departamentos-v2'.BK21]+[$'Fuente-Dashboard-Departamentos-v2'.BO21]+[$'Fuente-Dashboard-Departamentos-v2'.BS21]+[$'Fuente-Dashboard-Departamentos-v2'.BW21]+[$'Fuente-Dashboard-Departamentos-v2'.CA21]+[$'Fuente-Dashboard-Departamentos-v2'.CE21]+[$'Fuente-Dashboard-Departamentos-v2'.CI21]+[$'Fuente-Dashboard-Departamentos-v2'.CM21]+[$'Fuente-Dashboard-Departamentos-v2'.CQ21]+[$'Fuente-Dashboard-Departamentos-v2'.CU21]" office:value-type="float" office:value="0" calcext:value-type="float">
            <text:p>0</text:p>
          </table:table-cell>
          <table:table-cell table:formula="of:=[$'Fuente-Dashboard-Departamentos-v2'.D21]+[$'Fuente-Dashboard-Departamentos-v2'.H21]+[$'Fuente-Dashboard-Departamentos-v2'.L21]+[$'Fuente-Dashboard-Departamentos-v2'.P21]+[$'Fuente-Dashboard-Departamentos-v2'.T21]+[$'Fuente-Dashboard-Departamentos-v2'.X21]+[$'Fuente-Dashboard-Departamentos-v2'.AB21]+[$'Fuente-Dashboard-Departamentos-v2'.AF21]+[$'Fuente-Dashboard-Departamentos-v2'.AJ21]+[$'Fuente-Dashboard-Departamentos-v2'.AN21]+[$'Fuente-Dashboard-Departamentos-v2'.AR21]+[$'Fuente-Dashboard-Departamentos-v2'.AV21]+[$'Fuente-Dashboard-Departamentos-v2'.AZ21]+[$'Fuente-Dashboard-Departamentos-v2'.BD21]+[$'Fuente-Dashboard-Departamentos-v2'.BH21]+[$'Fuente-Dashboard-Departamentos-v2'.BL21]+[$'Fuente-Dashboard-Departamentos-v2'.BP21]+[$'Fuente-Dashboard-Departamentos-v2'.BT21]+[$'Fuente-Dashboard-Departamentos-v2'.BX21]+[$'Fuente-Dashboard-Departamentos-v2'.CB21]+[$'Fuente-Dashboard-Departamentos-v2'.CF21]+[$'Fuente-Dashboard-Departamentos-v2'.CJ21]+[$'Fuente-Dashboard-Departamentos-v2'.CN21]+[$'Fuente-Dashboard-Departamentos-v2'.CR21]+[$'Fuente-Dashboard-Departamentos-v2'.CV21]" office:value-type="float" office:value="580" calcext:value-type="float">
            <text:p>580</text:p>
          </table:table-cell>
          <table:table-cell table:formula="of:=[$'Fuente-Dashboard-Departamentos-v2'.E21]+[$'Fuente-Dashboard-Departamentos-v2'.I21]+[$'Fuente-Dashboard-Departamentos-v2'.M21]+[$'Fuente-Dashboard-Departamentos-v2'.Q21]+[$'Fuente-Dashboard-Departamentos-v2'.U21]+[$'Fuente-Dashboard-Departamentos-v2'.Y21]+[$'Fuente-Dashboard-Departamentos-v2'.AC21]+[$'Fuente-Dashboard-Departamentos-v2'.AG21]+[$'Fuente-Dashboard-Departamentos-v2'.AK21]+[$'Fuente-Dashboard-Departamentos-v2'.AO21]+[$'Fuente-Dashboard-Departamentos-v2'.AS21]+[$'Fuente-Dashboard-Departamentos-v2'.AW21]+[$'Fuente-Dashboard-Departamentos-v2'.BA21]+[$'Fuente-Dashboard-Departamentos-v2'.BE21]+[$'Fuente-Dashboard-Departamentos-v2'.BI21]+[$'Fuente-Dashboard-Departamentos-v2'.BM21]+[$'Fuente-Dashboard-Departamentos-v2'.BQ21]+[$'Fuente-Dashboard-Departamentos-v2'.BU21]+[$'Fuente-Dashboard-Departamentos-v2'.BY21]+[$'Fuente-Dashboard-Departamentos-v2'.CC21]+[$'Fuente-Dashboard-Departamentos-v2'.CG21]+[$'Fuente-Dashboard-Departamentos-v2'.CK21]+[$'Fuente-Dashboard-Departamentos-v2'.CO21]+[$'Fuente-Dashboard-Departamentos-v2'.CS21]+[$'Fuente-Dashboard-Departamentos-v2'.CW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F22]+[$'Fuente-Dashboard-Departamentos-v2'.J22]+[$'Fuente-Dashboard-Departamentos-v2'.N22]+[$'Fuente-Dashboard-Departamentos-v2'.R22]+[$'Fuente-Dashboard-Departamentos-v2'.V22]+[$'Fuente-Dashboard-Departamentos-v2'.Z22]+[$'Fuente-Dashboard-Departamentos-v2'.AD22]+[$'Fuente-Dashboard-Departamentos-v2'.AH22]+[$'Fuente-Dashboard-Departamentos-v2'.AL22]+[$'Fuente-Dashboard-Departamentos-v2'.AP22]+[$'Fuente-Dashboard-Departamentos-v2'.AT22]+[$'Fuente-Dashboard-Departamentos-v2'.AX22]+[$'Fuente-Dashboard-Departamentos-v2'.BB22]+[$'Fuente-Dashboard-Departamentos-v2'.BF22]+[$'Fuente-Dashboard-Departamentos-v2'.BJ22]+[$'Fuente-Dashboard-Departamentos-v2'.BN22]+[$'Fuente-Dashboard-Departamentos-v2'.BR22]+[$'Fuente-Dashboard-Departamentos-v2'.BV22]+[$'Fuente-Dashboard-Departamentos-v2'.BZ22]+[$'Fuente-Dashboard-Departamentos-v2'.CD22]+[$'Fuente-Dashboard-Departamentos-v2'.CH22]+[$'Fuente-Dashboard-Departamentos-v2'.CL22]+[$'Fuente-Dashboard-Departamentos-v2'.CP22]+[$'Fuente-Dashboard-Departamentos-v2'.CT22]" office:value-type="float" office:value="634" calcext:value-type="float">
            <text:p>634</text:p>
          </table:table-cell>
          <table:table-cell table:formula="of:=[$'Fuente-Dashboard-Departamentos-v2'.C22]+[$'Fuente-Dashboard-Departamentos-v2'.G22]+[$'Fuente-Dashboard-Departamentos-v2'.K22]+[$'Fuente-Dashboard-Departamentos-v2'.O22]+[$'Fuente-Dashboard-Departamentos-v2'.S22]+[$'Fuente-Dashboard-Departamentos-v2'.W22]+[$'Fuente-Dashboard-Departamentos-v2'.AA22]+[$'Fuente-Dashboard-Departamentos-v2'.AE22]+[$'Fuente-Dashboard-Departamentos-v2'.AI22]+[$'Fuente-Dashboard-Departamentos-v2'.AM22]+[$'Fuente-Dashboard-Departamentos-v2'.AQ22]+[$'Fuente-Dashboard-Departamentos-v2'.AU22]+[$'Fuente-Dashboard-Departamentos-v2'.AY22]+[$'Fuente-Dashboard-Departamentos-v2'.BC22]+[$'Fuente-Dashboard-Departamentos-v2'.BG22]+[$'Fuente-Dashboard-Departamentos-v2'.BK22]+[$'Fuente-Dashboard-Departamentos-v2'.BO22]+[$'Fuente-Dashboard-Departamentos-v2'.BS22]+[$'Fuente-Dashboard-Departamentos-v2'.BW22]+[$'Fuente-Dashboard-Departamentos-v2'.CA22]+[$'Fuente-Dashboard-Departamentos-v2'.CE22]+[$'Fuente-Dashboard-Departamentos-v2'.CI22]+[$'Fuente-Dashboard-Departamentos-v2'.CM22]+[$'Fuente-Dashboard-Departamentos-v2'.CQ22]+[$'Fuente-Dashboard-Departamentos-v2'.CU22]" office:value-type="float" office:value="0" calcext:value-type="float">
            <text:p>0</text:p>
          </table:table-cell>
          <table:table-cell table:formula="of:=[$'Fuente-Dashboard-Departamentos-v2'.D22]+[$'Fuente-Dashboard-Departamentos-v2'.H22]+[$'Fuente-Dashboard-Departamentos-v2'.L22]+[$'Fuente-Dashboard-Departamentos-v2'.P22]+[$'Fuente-Dashboard-Departamentos-v2'.T22]+[$'Fuente-Dashboard-Departamentos-v2'.X22]+[$'Fuente-Dashboard-Departamentos-v2'.AB22]+[$'Fuente-Dashboard-Departamentos-v2'.AF22]+[$'Fuente-Dashboard-Departamentos-v2'.AJ22]+[$'Fuente-Dashboard-Departamentos-v2'.AN22]+[$'Fuente-Dashboard-Departamentos-v2'.AR22]+[$'Fuente-Dashboard-Departamentos-v2'.AV22]+[$'Fuente-Dashboard-Departamentos-v2'.AZ22]+[$'Fuente-Dashboard-Departamentos-v2'.BD22]+[$'Fuente-Dashboard-Departamentos-v2'.BH22]+[$'Fuente-Dashboard-Departamentos-v2'.BL22]+[$'Fuente-Dashboard-Departamentos-v2'.BP22]+[$'Fuente-Dashboard-Departamentos-v2'.BT22]+[$'Fuente-Dashboard-Departamentos-v2'.BX22]+[$'Fuente-Dashboard-Departamentos-v2'.CB22]+[$'Fuente-Dashboard-Departamentos-v2'.CF22]+[$'Fuente-Dashboard-Departamentos-v2'.CJ22]+[$'Fuente-Dashboard-Departamentos-v2'.CN22]+[$'Fuente-Dashboard-Departamentos-v2'.CR22]+[$'Fuente-Dashboard-Departamentos-v2'.CV22]" office:value-type="float" office:value="634" calcext:value-type="float">
            <text:p>634</text:p>
          </table:table-cell>
          <table:table-cell table:formula="of:=[$'Fuente-Dashboard-Departamentos-v2'.E22]+[$'Fuente-Dashboard-Departamentos-v2'.I22]+[$'Fuente-Dashboard-Departamentos-v2'.M22]+[$'Fuente-Dashboard-Departamentos-v2'.Q22]+[$'Fuente-Dashboard-Departamentos-v2'.U22]+[$'Fuente-Dashboard-Departamentos-v2'.Y22]+[$'Fuente-Dashboard-Departamentos-v2'.AC22]+[$'Fuente-Dashboard-Departamentos-v2'.AG22]+[$'Fuente-Dashboard-Departamentos-v2'.AK22]+[$'Fuente-Dashboard-Departamentos-v2'.AO22]+[$'Fuente-Dashboard-Departamentos-v2'.AS22]+[$'Fuente-Dashboard-Departamentos-v2'.AW22]+[$'Fuente-Dashboard-Departamentos-v2'.BA22]+[$'Fuente-Dashboard-Departamentos-v2'.BE22]+[$'Fuente-Dashboard-Departamentos-v2'.BI22]+[$'Fuente-Dashboard-Departamentos-v2'.BM22]+[$'Fuente-Dashboard-Departamentos-v2'.BQ22]+[$'Fuente-Dashboard-Departamentos-v2'.BU22]+[$'Fuente-Dashboard-Departamentos-v2'.BY22]+[$'Fuente-Dashboard-Departamentos-v2'.CC22]+[$'Fuente-Dashboard-Departamentos-v2'.CG22]+[$'Fuente-Dashboard-Departamentos-v2'.CK22]+[$'Fuente-Dashboard-Departamentos-v2'.CO22]+[$'Fuente-Dashboard-Departamentos-v2'.CS22]+[$'Fuente-Dashboard-Departamentos-v2'.CW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F23]+[$'Fuente-Dashboard-Departamentos-v2'.J23]+[$'Fuente-Dashboard-Departamentos-v2'.N23]+[$'Fuente-Dashboard-Departamentos-v2'.R23]+[$'Fuente-Dashboard-Departamentos-v2'.V23]+[$'Fuente-Dashboard-Departamentos-v2'.Z23]+[$'Fuente-Dashboard-Departamentos-v2'.AD23]+[$'Fuente-Dashboard-Departamentos-v2'.AH23]+[$'Fuente-Dashboard-Departamentos-v2'.AL23]+[$'Fuente-Dashboard-Departamentos-v2'.AP23]+[$'Fuente-Dashboard-Departamentos-v2'.AT23]+[$'Fuente-Dashboard-Departamentos-v2'.AX23]+[$'Fuente-Dashboard-Departamentos-v2'.BB23]+[$'Fuente-Dashboard-Departamentos-v2'.BF23]+[$'Fuente-Dashboard-Departamentos-v2'.BJ23]+[$'Fuente-Dashboard-Departamentos-v2'.BN23]+[$'Fuente-Dashboard-Departamentos-v2'.BR23]+[$'Fuente-Dashboard-Departamentos-v2'.BV23]+[$'Fuente-Dashboard-Departamentos-v2'.BZ23]+[$'Fuente-Dashboard-Departamentos-v2'.CD23]+[$'Fuente-Dashboard-Departamentos-v2'.CH23]+[$'Fuente-Dashboard-Departamentos-v2'.CL23]+[$'Fuente-Dashboard-Departamentos-v2'.CP23]+[$'Fuente-Dashboard-Departamentos-v2'.CT23]" office:value-type="float" office:value="669" calcext:value-type="float">
            <text:p>669</text:p>
          </table:table-cell>
          <table:table-cell table:formula="of:=[$'Fuente-Dashboard-Departamentos-v2'.C23]+[$'Fuente-Dashboard-Departamentos-v2'.G23]+[$'Fuente-Dashboard-Departamentos-v2'.K23]+[$'Fuente-Dashboard-Departamentos-v2'.O23]+[$'Fuente-Dashboard-Departamentos-v2'.S23]+[$'Fuente-Dashboard-Departamentos-v2'.W23]+[$'Fuente-Dashboard-Departamentos-v2'.AA23]+[$'Fuente-Dashboard-Departamentos-v2'.AE23]+[$'Fuente-Dashboard-Departamentos-v2'.AI23]+[$'Fuente-Dashboard-Departamentos-v2'.AM23]+[$'Fuente-Dashboard-Departamentos-v2'.AQ23]+[$'Fuente-Dashboard-Departamentos-v2'.AU23]+[$'Fuente-Dashboard-Departamentos-v2'.AY23]+[$'Fuente-Dashboard-Departamentos-v2'.BC23]+[$'Fuente-Dashboard-Departamentos-v2'.BG23]+[$'Fuente-Dashboard-Departamentos-v2'.BK23]+[$'Fuente-Dashboard-Departamentos-v2'.BO23]+[$'Fuente-Dashboard-Departamentos-v2'.BS23]+[$'Fuente-Dashboard-Departamentos-v2'.BW23]+[$'Fuente-Dashboard-Departamentos-v2'.CA23]+[$'Fuente-Dashboard-Departamentos-v2'.CE23]+[$'Fuente-Dashboard-Departamentos-v2'.CI23]+[$'Fuente-Dashboard-Departamentos-v2'.CM23]+[$'Fuente-Dashboard-Departamentos-v2'.CQ23]+[$'Fuente-Dashboard-Departamentos-v2'.CU23]" office:value-type="float" office:value="0" calcext:value-type="float">
            <text:p>0</text:p>
          </table:table-cell>
          <table:table-cell table:formula="of:=[$'Fuente-Dashboard-Departamentos-v2'.D23]+[$'Fuente-Dashboard-Departamentos-v2'.H23]+[$'Fuente-Dashboard-Departamentos-v2'.L23]+[$'Fuente-Dashboard-Departamentos-v2'.P23]+[$'Fuente-Dashboard-Departamentos-v2'.T23]+[$'Fuente-Dashboard-Departamentos-v2'.X23]+[$'Fuente-Dashboard-Departamentos-v2'.AB23]+[$'Fuente-Dashboard-Departamentos-v2'.AF23]+[$'Fuente-Dashboard-Departamentos-v2'.AJ23]+[$'Fuente-Dashboard-Departamentos-v2'.AN23]+[$'Fuente-Dashboard-Departamentos-v2'.AR23]+[$'Fuente-Dashboard-Departamentos-v2'.AV23]+[$'Fuente-Dashboard-Departamentos-v2'.AZ23]+[$'Fuente-Dashboard-Departamentos-v2'.BD23]+[$'Fuente-Dashboard-Departamentos-v2'.BH23]+[$'Fuente-Dashboard-Departamentos-v2'.BL23]+[$'Fuente-Dashboard-Departamentos-v2'.BP23]+[$'Fuente-Dashboard-Departamentos-v2'.BT23]+[$'Fuente-Dashboard-Departamentos-v2'.BX23]+[$'Fuente-Dashboard-Departamentos-v2'.CB23]+[$'Fuente-Dashboard-Departamentos-v2'.CF23]+[$'Fuente-Dashboard-Departamentos-v2'.CJ23]+[$'Fuente-Dashboard-Departamentos-v2'.CN23]+[$'Fuente-Dashboard-Departamentos-v2'.CR23]+[$'Fuente-Dashboard-Departamentos-v2'.CV23]" office:value-type="float" office:value="669" calcext:value-type="float">
            <text:p>669</text:p>
          </table:table-cell>
          <table:table-cell table:formula="of:=[$'Fuente-Dashboard-Departamentos-v2'.E23]+[$'Fuente-Dashboard-Departamentos-v2'.I23]+[$'Fuente-Dashboard-Departamentos-v2'.M23]+[$'Fuente-Dashboard-Departamentos-v2'.Q23]+[$'Fuente-Dashboard-Departamentos-v2'.U23]+[$'Fuente-Dashboard-Departamentos-v2'.Y23]+[$'Fuente-Dashboard-Departamentos-v2'.AC23]+[$'Fuente-Dashboard-Departamentos-v2'.AG23]+[$'Fuente-Dashboard-Departamentos-v2'.AK23]+[$'Fuente-Dashboard-Departamentos-v2'.AO23]+[$'Fuente-Dashboard-Departamentos-v2'.AS23]+[$'Fuente-Dashboard-Departamentos-v2'.AW23]+[$'Fuente-Dashboard-Departamentos-v2'.BA23]+[$'Fuente-Dashboard-Departamentos-v2'.BE23]+[$'Fuente-Dashboard-Departamentos-v2'.BI23]+[$'Fuente-Dashboard-Departamentos-v2'.BM23]+[$'Fuente-Dashboard-Departamentos-v2'.BQ23]+[$'Fuente-Dashboard-Departamentos-v2'.BU23]+[$'Fuente-Dashboard-Departamentos-v2'.BY23]+[$'Fuente-Dashboard-Departamentos-v2'.CC23]+[$'Fuente-Dashboard-Departamentos-v2'.CG23]+[$'Fuente-Dashboard-Departamentos-v2'.CK23]+[$'Fuente-Dashboard-Departamentos-v2'.CO23]+[$'Fuente-Dashboard-Departamentos-v2'.CS23]+[$'Fuente-Dashboard-Departamentos-v2'.CW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F24]+[$'Fuente-Dashboard-Departamentos-v2'.J24]+[$'Fuente-Dashboard-Departamentos-v2'.N24]+[$'Fuente-Dashboard-Departamentos-v2'.R24]+[$'Fuente-Dashboard-Departamentos-v2'.V24]+[$'Fuente-Dashboard-Departamentos-v2'.Z24]+[$'Fuente-Dashboard-Departamentos-v2'.AD24]+[$'Fuente-Dashboard-Departamentos-v2'.AH24]+[$'Fuente-Dashboard-Departamentos-v2'.AL24]+[$'Fuente-Dashboard-Departamentos-v2'.AP24]+[$'Fuente-Dashboard-Departamentos-v2'.AT24]+[$'Fuente-Dashboard-Departamentos-v2'.AX24]+[$'Fuente-Dashboard-Departamentos-v2'.BB24]+[$'Fuente-Dashboard-Departamentos-v2'.BF24]+[$'Fuente-Dashboard-Departamentos-v2'.BJ24]+[$'Fuente-Dashboard-Departamentos-v2'.BN24]+[$'Fuente-Dashboard-Departamentos-v2'.BR24]+[$'Fuente-Dashboard-Departamentos-v2'.BV24]+[$'Fuente-Dashboard-Departamentos-v2'.BZ24]+[$'Fuente-Dashboard-Departamentos-v2'.CD24]+[$'Fuente-Dashboard-Departamentos-v2'.CH24]+[$'Fuente-Dashboard-Departamentos-v2'.CL24]+[$'Fuente-Dashboard-Departamentos-v2'.CP24]+[$'Fuente-Dashboard-Departamentos-v2'.CT24]" office:value-type="float" office:value="808" calcext:value-type="float">
            <text:p>808</text:p>
          </table:table-cell>
          <table:table-cell table:formula="of:=[$'Fuente-Dashboard-Departamentos-v2'.C24]+[$'Fuente-Dashboard-Departamentos-v2'.G24]+[$'Fuente-Dashboard-Departamentos-v2'.K24]+[$'Fuente-Dashboard-Departamentos-v2'.O24]+[$'Fuente-Dashboard-Departamentos-v2'.S24]+[$'Fuente-Dashboard-Departamentos-v2'.W24]+[$'Fuente-Dashboard-Departamentos-v2'.AA24]+[$'Fuente-Dashboard-Departamentos-v2'.AE24]+[$'Fuente-Dashboard-Departamentos-v2'.AI24]+[$'Fuente-Dashboard-Departamentos-v2'.AM24]+[$'Fuente-Dashboard-Departamentos-v2'.AQ24]+[$'Fuente-Dashboard-Departamentos-v2'.AU24]+[$'Fuente-Dashboard-Departamentos-v2'.AY24]+[$'Fuente-Dashboard-Departamentos-v2'.BC24]+[$'Fuente-Dashboard-Departamentos-v2'.BG24]+[$'Fuente-Dashboard-Departamentos-v2'.BK24]+[$'Fuente-Dashboard-Departamentos-v2'.BO24]+[$'Fuente-Dashboard-Departamentos-v2'.BS24]+[$'Fuente-Dashboard-Departamentos-v2'.BW24]+[$'Fuente-Dashboard-Departamentos-v2'.CA24]+[$'Fuente-Dashboard-Departamentos-v2'.CE24]+[$'Fuente-Dashboard-Departamentos-v2'.CI24]+[$'Fuente-Dashboard-Departamentos-v2'.CM24]+[$'Fuente-Dashboard-Departamentos-v2'.CQ24]+[$'Fuente-Dashboard-Departamentos-v2'.CU24]" office:value-type="float" office:value="0" calcext:value-type="float">
            <text:p>0</text:p>
          </table:table-cell>
          <table:table-cell table:formula="of:=[$'Fuente-Dashboard-Departamentos-v2'.D24]+[$'Fuente-Dashboard-Departamentos-v2'.H24]+[$'Fuente-Dashboard-Departamentos-v2'.L24]+[$'Fuente-Dashboard-Departamentos-v2'.P24]+[$'Fuente-Dashboard-Departamentos-v2'.T24]+[$'Fuente-Dashboard-Departamentos-v2'.X24]+[$'Fuente-Dashboard-Departamentos-v2'.AB24]+[$'Fuente-Dashboard-Departamentos-v2'.AF24]+[$'Fuente-Dashboard-Departamentos-v2'.AJ24]+[$'Fuente-Dashboard-Departamentos-v2'.AN24]+[$'Fuente-Dashboard-Departamentos-v2'.AR24]+[$'Fuente-Dashboard-Departamentos-v2'.AV24]+[$'Fuente-Dashboard-Departamentos-v2'.AZ24]+[$'Fuente-Dashboard-Departamentos-v2'.BD24]+[$'Fuente-Dashboard-Departamentos-v2'.BH24]+[$'Fuente-Dashboard-Departamentos-v2'.BL24]+[$'Fuente-Dashboard-Departamentos-v2'.BP24]+[$'Fuente-Dashboard-Departamentos-v2'.BT24]+[$'Fuente-Dashboard-Departamentos-v2'.BX24]+[$'Fuente-Dashboard-Departamentos-v2'.CB24]+[$'Fuente-Dashboard-Departamentos-v2'.CF24]+[$'Fuente-Dashboard-Departamentos-v2'.CJ24]+[$'Fuente-Dashboard-Departamentos-v2'.CN24]+[$'Fuente-Dashboard-Departamentos-v2'.CR24]+[$'Fuente-Dashboard-Departamentos-v2'.CV24]" office:value-type="float" office:value="808" calcext:value-type="float">
            <text:p>808</text:p>
          </table:table-cell>
          <table:table-cell table:formula="of:=[$'Fuente-Dashboard-Departamentos-v2'.E24]+[$'Fuente-Dashboard-Departamentos-v2'.I24]+[$'Fuente-Dashboard-Departamentos-v2'.M24]+[$'Fuente-Dashboard-Departamentos-v2'.Q24]+[$'Fuente-Dashboard-Departamentos-v2'.U24]+[$'Fuente-Dashboard-Departamentos-v2'.Y24]+[$'Fuente-Dashboard-Departamentos-v2'.AC24]+[$'Fuente-Dashboard-Departamentos-v2'.AG24]+[$'Fuente-Dashboard-Departamentos-v2'.AK24]+[$'Fuente-Dashboard-Departamentos-v2'.AO24]+[$'Fuente-Dashboard-Departamentos-v2'.AS24]+[$'Fuente-Dashboard-Departamentos-v2'.AW24]+[$'Fuente-Dashboard-Departamentos-v2'.BA24]+[$'Fuente-Dashboard-Departamentos-v2'.BE24]+[$'Fuente-Dashboard-Departamentos-v2'.BI24]+[$'Fuente-Dashboard-Departamentos-v2'.BM24]+[$'Fuente-Dashboard-Departamentos-v2'.BQ24]+[$'Fuente-Dashboard-Departamentos-v2'.BU24]+[$'Fuente-Dashboard-Departamentos-v2'.BY24]+[$'Fuente-Dashboard-Departamentos-v2'.CC24]+[$'Fuente-Dashboard-Departamentos-v2'.CG24]+[$'Fuente-Dashboard-Departamentos-v2'.CK24]+[$'Fuente-Dashboard-Departamentos-v2'.CO24]+[$'Fuente-Dashboard-Departamentos-v2'.CS24]+[$'Fuente-Dashboard-Departamentos-v2'.CW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F25]+[$'Fuente-Dashboard-Departamentos-v2'.J25]+[$'Fuente-Dashboard-Departamentos-v2'.N25]+[$'Fuente-Dashboard-Departamentos-v2'.R25]+[$'Fuente-Dashboard-Departamentos-v2'.V25]+[$'Fuente-Dashboard-Departamentos-v2'.Z25]+[$'Fuente-Dashboard-Departamentos-v2'.AD25]+[$'Fuente-Dashboard-Departamentos-v2'.AH25]+[$'Fuente-Dashboard-Departamentos-v2'.AL25]+[$'Fuente-Dashboard-Departamentos-v2'.AP25]+[$'Fuente-Dashboard-Departamentos-v2'.AT25]+[$'Fuente-Dashboard-Departamentos-v2'.AX25]+[$'Fuente-Dashboard-Departamentos-v2'.BB25]+[$'Fuente-Dashboard-Departamentos-v2'.BF25]+[$'Fuente-Dashboard-Departamentos-v2'.BJ25]+[$'Fuente-Dashboard-Departamentos-v2'.BN25]+[$'Fuente-Dashboard-Departamentos-v2'.BR25]+[$'Fuente-Dashboard-Departamentos-v2'.BV25]+[$'Fuente-Dashboard-Departamentos-v2'.BZ25]+[$'Fuente-Dashboard-Departamentos-v2'.CD25]+[$'Fuente-Dashboard-Departamentos-v2'.CH25]+[$'Fuente-Dashboard-Departamentos-v2'.CL25]+[$'Fuente-Dashboard-Departamentos-v2'.CP25]+[$'Fuente-Dashboard-Departamentos-v2'.CT25]" office:value-type="float" office:value="951" calcext:value-type="float">
            <text:p>951</text:p>
          </table:table-cell>
          <table:table-cell table:formula="of:=[$'Fuente-Dashboard-Departamentos-v2'.C25]+[$'Fuente-Dashboard-Departamentos-v2'.G25]+[$'Fuente-Dashboard-Departamentos-v2'.K25]+[$'Fuente-Dashboard-Departamentos-v2'.O25]+[$'Fuente-Dashboard-Departamentos-v2'.S25]+[$'Fuente-Dashboard-Departamentos-v2'.W25]+[$'Fuente-Dashboard-Departamentos-v2'.AA25]+[$'Fuente-Dashboard-Departamentos-v2'.AE25]+[$'Fuente-Dashboard-Departamentos-v2'.AI25]+[$'Fuente-Dashboard-Departamentos-v2'.AM25]+[$'Fuente-Dashboard-Departamentos-v2'.AQ25]+[$'Fuente-Dashboard-Departamentos-v2'.AU25]+[$'Fuente-Dashboard-Departamentos-v2'.AY25]+[$'Fuente-Dashboard-Departamentos-v2'.BC25]+[$'Fuente-Dashboard-Departamentos-v2'.BG25]+[$'Fuente-Dashboard-Departamentos-v2'.BK25]+[$'Fuente-Dashboard-Departamentos-v2'.BO25]+[$'Fuente-Dashboard-Departamentos-v2'.BS25]+[$'Fuente-Dashboard-Departamentos-v2'.BW25]+[$'Fuente-Dashboard-Departamentos-v2'.CA25]+[$'Fuente-Dashboard-Departamentos-v2'.CE25]+[$'Fuente-Dashboard-Departamentos-v2'.CI25]+[$'Fuente-Dashboard-Departamentos-v2'.CM25]+[$'Fuente-Dashboard-Departamentos-v2'.CQ25]+[$'Fuente-Dashboard-Departamentos-v2'.CU25]" office:value-type="float" office:value="0" calcext:value-type="float">
            <text:p>0</text:p>
          </table:table-cell>
          <table:table-cell table:formula="of:=[$'Fuente-Dashboard-Departamentos-v2'.D25]+[$'Fuente-Dashboard-Departamentos-v2'.H25]+[$'Fuente-Dashboard-Departamentos-v2'.L25]+[$'Fuente-Dashboard-Departamentos-v2'.P25]+[$'Fuente-Dashboard-Departamentos-v2'.T25]+[$'Fuente-Dashboard-Departamentos-v2'.X25]+[$'Fuente-Dashboard-Departamentos-v2'.AB25]+[$'Fuente-Dashboard-Departamentos-v2'.AF25]+[$'Fuente-Dashboard-Departamentos-v2'.AJ25]+[$'Fuente-Dashboard-Departamentos-v2'.AN25]+[$'Fuente-Dashboard-Departamentos-v2'.AR25]+[$'Fuente-Dashboard-Departamentos-v2'.AV25]+[$'Fuente-Dashboard-Departamentos-v2'.AZ25]+[$'Fuente-Dashboard-Departamentos-v2'.BD25]+[$'Fuente-Dashboard-Departamentos-v2'.BH25]+[$'Fuente-Dashboard-Departamentos-v2'.BL25]+[$'Fuente-Dashboard-Departamentos-v2'.BP25]+[$'Fuente-Dashboard-Departamentos-v2'.BT25]+[$'Fuente-Dashboard-Departamentos-v2'.BX25]+[$'Fuente-Dashboard-Departamentos-v2'.CB25]+[$'Fuente-Dashboard-Departamentos-v2'.CF25]+[$'Fuente-Dashboard-Departamentos-v2'.CJ25]+[$'Fuente-Dashboard-Departamentos-v2'.CN25]+[$'Fuente-Dashboard-Departamentos-v2'.CR25]+[$'Fuente-Dashboard-Departamentos-v2'.CV25]" office:value-type="float" office:value="951" calcext:value-type="float">
            <text:p>951</text:p>
          </table:table-cell>
          <table:table-cell table:formula="of:=[$'Fuente-Dashboard-Departamentos-v2'.E25]+[$'Fuente-Dashboard-Departamentos-v2'.I25]+[$'Fuente-Dashboard-Departamentos-v2'.M25]+[$'Fuente-Dashboard-Departamentos-v2'.Q25]+[$'Fuente-Dashboard-Departamentos-v2'.U25]+[$'Fuente-Dashboard-Departamentos-v2'.Y25]+[$'Fuente-Dashboard-Departamentos-v2'.AC25]+[$'Fuente-Dashboard-Departamentos-v2'.AG25]+[$'Fuente-Dashboard-Departamentos-v2'.AK25]+[$'Fuente-Dashboard-Departamentos-v2'.AO25]+[$'Fuente-Dashboard-Departamentos-v2'.AS25]+[$'Fuente-Dashboard-Departamentos-v2'.AW25]+[$'Fuente-Dashboard-Departamentos-v2'.BA25]+[$'Fuente-Dashboard-Departamentos-v2'.BE25]+[$'Fuente-Dashboard-Departamentos-v2'.BI25]+[$'Fuente-Dashboard-Departamentos-v2'.BM25]+[$'Fuente-Dashboard-Departamentos-v2'.BQ25]+[$'Fuente-Dashboard-Departamentos-v2'.BU25]+[$'Fuente-Dashboard-Departamentos-v2'.BY25]+[$'Fuente-Dashboard-Departamentos-v2'.CC25]+[$'Fuente-Dashboard-Departamentos-v2'.CG25]+[$'Fuente-Dashboard-Departamentos-v2'.CK25]+[$'Fuente-Dashboard-Departamentos-v2'.CO25]+[$'Fuente-Dashboard-Departamentos-v2'.CS25]+[$'Fuente-Dashboard-Departamentos-v2'.CW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F26]+[$'Fuente-Dashboard-Departamentos-v2'.J26]+[$'Fuente-Dashboard-Departamentos-v2'.N26]+[$'Fuente-Dashboard-Departamentos-v2'.R26]+[$'Fuente-Dashboard-Departamentos-v2'.V26]+[$'Fuente-Dashboard-Departamentos-v2'.Z26]+[$'Fuente-Dashboard-Departamentos-v2'.AD26]+[$'Fuente-Dashboard-Departamentos-v2'.AH26]+[$'Fuente-Dashboard-Departamentos-v2'.AL26]+[$'Fuente-Dashboard-Departamentos-v2'.AP26]+[$'Fuente-Dashboard-Departamentos-v2'.AT26]+[$'Fuente-Dashboard-Departamentos-v2'.AX26]+[$'Fuente-Dashboard-Departamentos-v2'.BB26]+[$'Fuente-Dashboard-Departamentos-v2'.BF26]+[$'Fuente-Dashboard-Departamentos-v2'.BJ26]+[$'Fuente-Dashboard-Departamentos-v2'.BN26]+[$'Fuente-Dashboard-Departamentos-v2'.BR26]+[$'Fuente-Dashboard-Departamentos-v2'.BV26]+[$'Fuente-Dashboard-Departamentos-v2'.BZ26]+[$'Fuente-Dashboard-Departamentos-v2'.CD26]+[$'Fuente-Dashboard-Departamentos-v2'.CH26]+[$'Fuente-Dashboard-Departamentos-v2'.CL26]+[$'Fuente-Dashboard-Departamentos-v2'.CP26]+[$'Fuente-Dashboard-Departamentos-v2'.CT26]" office:value-type="float" office:value="1066" calcext:value-type="float">
            <text:p>1066</text:p>
          </table:table-cell>
          <table:table-cell table:formula="of:=[$'Fuente-Dashboard-Departamentos-v2'.C26]+[$'Fuente-Dashboard-Departamentos-v2'.G26]+[$'Fuente-Dashboard-Departamentos-v2'.K26]+[$'Fuente-Dashboard-Departamentos-v2'.O26]+[$'Fuente-Dashboard-Departamentos-v2'.S26]+[$'Fuente-Dashboard-Departamentos-v2'.W26]+[$'Fuente-Dashboard-Departamentos-v2'.AA26]+[$'Fuente-Dashboard-Departamentos-v2'.AE26]+[$'Fuente-Dashboard-Departamentos-v2'.AI26]+[$'Fuente-Dashboard-Departamentos-v2'.AM26]+[$'Fuente-Dashboard-Departamentos-v2'.AQ26]+[$'Fuente-Dashboard-Departamentos-v2'.AU26]+[$'Fuente-Dashboard-Departamentos-v2'.AY26]+[$'Fuente-Dashboard-Departamentos-v2'.BC26]+[$'Fuente-Dashboard-Departamentos-v2'.BG26]+[$'Fuente-Dashboard-Departamentos-v2'.BK26]+[$'Fuente-Dashboard-Departamentos-v2'.BO26]+[$'Fuente-Dashboard-Departamentos-v2'.BS26]+[$'Fuente-Dashboard-Departamentos-v2'.BW26]+[$'Fuente-Dashboard-Departamentos-v2'.CA26]+[$'Fuente-Dashboard-Departamentos-v2'.CE26]+[$'Fuente-Dashboard-Departamentos-v2'.CI26]+[$'Fuente-Dashboard-Departamentos-v2'.CM26]+[$'Fuente-Dashboard-Departamentos-v2'.CQ26]+[$'Fuente-Dashboard-Departamentos-v2'.CU26]" office:value-type="float" office:value="0" calcext:value-type="float">
            <text:p>0</text:p>
          </table:table-cell>
          <table:table-cell table:formula="of:=[$'Fuente-Dashboard-Departamentos-v2'.D26]+[$'Fuente-Dashboard-Departamentos-v2'.H26]+[$'Fuente-Dashboard-Departamentos-v2'.L26]+[$'Fuente-Dashboard-Departamentos-v2'.P26]+[$'Fuente-Dashboard-Departamentos-v2'.T26]+[$'Fuente-Dashboard-Departamentos-v2'.X26]+[$'Fuente-Dashboard-Departamentos-v2'.AB26]+[$'Fuente-Dashboard-Departamentos-v2'.AF26]+[$'Fuente-Dashboard-Departamentos-v2'.AJ26]+[$'Fuente-Dashboard-Departamentos-v2'.AN26]+[$'Fuente-Dashboard-Departamentos-v2'.AR26]+[$'Fuente-Dashboard-Departamentos-v2'.AV26]+[$'Fuente-Dashboard-Departamentos-v2'.AZ26]+[$'Fuente-Dashboard-Departamentos-v2'.BD26]+[$'Fuente-Dashboard-Departamentos-v2'.BH26]+[$'Fuente-Dashboard-Departamentos-v2'.BL26]+[$'Fuente-Dashboard-Departamentos-v2'.BP26]+[$'Fuente-Dashboard-Departamentos-v2'.BT26]+[$'Fuente-Dashboard-Departamentos-v2'.BX26]+[$'Fuente-Dashboard-Departamentos-v2'.CB26]+[$'Fuente-Dashboard-Departamentos-v2'.CF26]+[$'Fuente-Dashboard-Departamentos-v2'.CJ26]+[$'Fuente-Dashboard-Departamentos-v2'.CN26]+[$'Fuente-Dashboard-Departamentos-v2'.CR26]+[$'Fuente-Dashboard-Departamentos-v2'.CV26]" office:value-type="float" office:value="1066" calcext:value-type="float">
            <text:p>1066</text:p>
          </table:table-cell>
          <table:table-cell table:formula="of:=[$'Fuente-Dashboard-Departamentos-v2'.E26]+[$'Fuente-Dashboard-Departamentos-v2'.I26]+[$'Fuente-Dashboard-Departamentos-v2'.M26]+[$'Fuente-Dashboard-Departamentos-v2'.Q26]+[$'Fuente-Dashboard-Departamentos-v2'.U26]+[$'Fuente-Dashboard-Departamentos-v2'.Y26]+[$'Fuente-Dashboard-Departamentos-v2'.AC26]+[$'Fuente-Dashboard-Departamentos-v2'.AG26]+[$'Fuente-Dashboard-Departamentos-v2'.AK26]+[$'Fuente-Dashboard-Departamentos-v2'.AO26]+[$'Fuente-Dashboard-Departamentos-v2'.AS26]+[$'Fuente-Dashboard-Departamentos-v2'.AW26]+[$'Fuente-Dashboard-Departamentos-v2'.BA26]+[$'Fuente-Dashboard-Departamentos-v2'.BE26]+[$'Fuente-Dashboard-Departamentos-v2'.BI26]+[$'Fuente-Dashboard-Departamentos-v2'.BM26]+[$'Fuente-Dashboard-Departamentos-v2'.BQ26]+[$'Fuente-Dashboard-Departamentos-v2'.BU26]+[$'Fuente-Dashboard-Departamentos-v2'.BY26]+[$'Fuente-Dashboard-Departamentos-v2'.CC26]+[$'Fuente-Dashboard-Departamentos-v2'.CG26]+[$'Fuente-Dashboard-Departamentos-v2'.CK26]+[$'Fuente-Dashboard-Departamentos-v2'.CO26]+[$'Fuente-Dashboard-Departamentos-v2'.CS26]+[$'Fuente-Dashboard-Departamentos-v2'.CW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F27]+[$'Fuente-Dashboard-Departamentos-v2'.J27]+[$'Fuente-Dashboard-Departamentos-v2'.N27]+[$'Fuente-Dashboard-Departamentos-v2'.R27]+[$'Fuente-Dashboard-Departamentos-v2'.V27]+[$'Fuente-Dashboard-Departamentos-v2'.Z27]+[$'Fuente-Dashboard-Departamentos-v2'.AD27]+[$'Fuente-Dashboard-Departamentos-v2'.AH27]+[$'Fuente-Dashboard-Departamentos-v2'.AL27]+[$'Fuente-Dashboard-Departamentos-v2'.AP27]+[$'Fuente-Dashboard-Departamentos-v2'.AT27]+[$'Fuente-Dashboard-Departamentos-v2'.AX27]+[$'Fuente-Dashboard-Departamentos-v2'.BB27]+[$'Fuente-Dashboard-Departamentos-v2'.BF27]+[$'Fuente-Dashboard-Departamentos-v2'.BJ27]+[$'Fuente-Dashboard-Departamentos-v2'.BN27]+[$'Fuente-Dashboard-Departamentos-v2'.BR27]+[$'Fuente-Dashboard-Departamentos-v2'.BV27]+[$'Fuente-Dashboard-Departamentos-v2'.BZ27]+[$'Fuente-Dashboard-Departamentos-v2'.CD27]+[$'Fuente-Dashboard-Departamentos-v2'.CH27]+[$'Fuente-Dashboard-Departamentos-v2'.CL27]+[$'Fuente-Dashboard-Departamentos-v2'.CP27]+[$'Fuente-Dashboard-Departamentos-v2'.CT27]" office:value-type="float" office:value="1320" calcext:value-type="float">
            <text:p>1320</text:p>
          </table:table-cell>
          <table:table-cell table:formula="of:=[$'Fuente-Dashboard-Departamentos-v2'.C27]+[$'Fuente-Dashboard-Departamentos-v2'.G27]+[$'Fuente-Dashboard-Departamentos-v2'.K27]+[$'Fuente-Dashboard-Departamentos-v2'.O27]+[$'Fuente-Dashboard-Departamentos-v2'.S27]+[$'Fuente-Dashboard-Departamentos-v2'.W27]+[$'Fuente-Dashboard-Departamentos-v2'.AA27]+[$'Fuente-Dashboard-Departamentos-v2'.AE27]+[$'Fuente-Dashboard-Departamentos-v2'.AI27]+[$'Fuente-Dashboard-Departamentos-v2'.AM27]+[$'Fuente-Dashboard-Departamentos-v2'.AQ27]+[$'Fuente-Dashboard-Departamentos-v2'.AU27]+[$'Fuente-Dashboard-Departamentos-v2'.AY27]+[$'Fuente-Dashboard-Departamentos-v2'.BC27]+[$'Fuente-Dashboard-Departamentos-v2'.BG27]+[$'Fuente-Dashboard-Departamentos-v2'.BK27]+[$'Fuente-Dashboard-Departamentos-v2'.BO27]+[$'Fuente-Dashboard-Departamentos-v2'.BS27]+[$'Fuente-Dashboard-Departamentos-v2'.BW27]+[$'Fuente-Dashboard-Departamentos-v2'.CA27]+[$'Fuente-Dashboard-Departamentos-v2'.CE27]+[$'Fuente-Dashboard-Departamentos-v2'.CI27]+[$'Fuente-Dashboard-Departamentos-v2'.CM27]+[$'Fuente-Dashboard-Departamentos-v2'.CQ27]+[$'Fuente-Dashboard-Departamentos-v2'.CU27]" office:value-type="float" office:value="0" calcext:value-type="float">
            <text:p>0</text:p>
          </table:table-cell>
          <table:table-cell table:formula="of:=[$'Fuente-Dashboard-Departamentos-v2'.D27]+[$'Fuente-Dashboard-Departamentos-v2'.H27]+[$'Fuente-Dashboard-Departamentos-v2'.L27]+[$'Fuente-Dashboard-Departamentos-v2'.P27]+[$'Fuente-Dashboard-Departamentos-v2'.T27]+[$'Fuente-Dashboard-Departamentos-v2'.X27]+[$'Fuente-Dashboard-Departamentos-v2'.AB27]+[$'Fuente-Dashboard-Departamentos-v2'.AF27]+[$'Fuente-Dashboard-Departamentos-v2'.AJ27]+[$'Fuente-Dashboard-Departamentos-v2'.AN27]+[$'Fuente-Dashboard-Departamentos-v2'.AR27]+[$'Fuente-Dashboard-Departamentos-v2'.AV27]+[$'Fuente-Dashboard-Departamentos-v2'.AZ27]+[$'Fuente-Dashboard-Departamentos-v2'.BD27]+[$'Fuente-Dashboard-Departamentos-v2'.BH27]+[$'Fuente-Dashboard-Departamentos-v2'.BL27]+[$'Fuente-Dashboard-Departamentos-v2'.BP27]+[$'Fuente-Dashboard-Departamentos-v2'.BT27]+[$'Fuente-Dashboard-Departamentos-v2'.BX27]+[$'Fuente-Dashboard-Departamentos-v2'.CB27]+[$'Fuente-Dashboard-Departamentos-v2'.CF27]+[$'Fuente-Dashboard-Departamentos-v2'.CJ27]+[$'Fuente-Dashboard-Departamentos-v2'.CN27]+[$'Fuente-Dashboard-Departamentos-v2'.CR27]+[$'Fuente-Dashboard-Departamentos-v2'.CV27]" office:value-type="float" office:value="1320" calcext:value-type="float">
            <text:p>1320</text:p>
          </table:table-cell>
          <table:table-cell table:formula="of:=[$'Fuente-Dashboard-Departamentos-v2'.E27]+[$'Fuente-Dashboard-Departamentos-v2'.I27]+[$'Fuente-Dashboard-Departamentos-v2'.M27]+[$'Fuente-Dashboard-Departamentos-v2'.Q27]+[$'Fuente-Dashboard-Departamentos-v2'.U27]+[$'Fuente-Dashboard-Departamentos-v2'.Y27]+[$'Fuente-Dashboard-Departamentos-v2'.AC27]+[$'Fuente-Dashboard-Departamentos-v2'.AG27]+[$'Fuente-Dashboard-Departamentos-v2'.AK27]+[$'Fuente-Dashboard-Departamentos-v2'.AO27]+[$'Fuente-Dashboard-Departamentos-v2'.AS27]+[$'Fuente-Dashboard-Departamentos-v2'.AW27]+[$'Fuente-Dashboard-Departamentos-v2'.BA27]+[$'Fuente-Dashboard-Departamentos-v2'.BE27]+[$'Fuente-Dashboard-Departamentos-v2'.BI27]+[$'Fuente-Dashboard-Departamentos-v2'.BM27]+[$'Fuente-Dashboard-Departamentos-v2'.BQ27]+[$'Fuente-Dashboard-Departamentos-v2'.BU27]+[$'Fuente-Dashboard-Departamentos-v2'.BY27]+[$'Fuente-Dashboard-Departamentos-v2'.CC27]+[$'Fuente-Dashboard-Departamentos-v2'.CG27]+[$'Fuente-Dashboard-Departamentos-v2'.CK27]+[$'Fuente-Dashboard-Departamentos-v2'.CO27]+[$'Fuente-Dashboard-Departamentos-v2'.CS27]+[$'Fuente-Dashboard-Departamentos-v2'.CW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F28]+[$'Fuente-Dashboard-Departamentos-v2'.J28]+[$'Fuente-Dashboard-Departamentos-v2'.N28]+[$'Fuente-Dashboard-Departamentos-v2'.R28]+[$'Fuente-Dashboard-Departamentos-v2'.V28]+[$'Fuente-Dashboard-Departamentos-v2'.Z28]+[$'Fuente-Dashboard-Departamentos-v2'.AD28]+[$'Fuente-Dashboard-Departamentos-v2'.AH28]+[$'Fuente-Dashboard-Departamentos-v2'.AL28]+[$'Fuente-Dashboard-Departamentos-v2'.AP28]+[$'Fuente-Dashboard-Departamentos-v2'.AT28]+[$'Fuente-Dashboard-Departamentos-v2'.AX28]+[$'Fuente-Dashboard-Departamentos-v2'.BB28]+[$'Fuente-Dashboard-Departamentos-v2'.BF28]+[$'Fuente-Dashboard-Departamentos-v2'.BJ28]+[$'Fuente-Dashboard-Departamentos-v2'.BN28]+[$'Fuente-Dashboard-Departamentos-v2'.BR28]+[$'Fuente-Dashboard-Departamentos-v2'.BV28]+[$'Fuente-Dashboard-Departamentos-v2'.BZ28]+[$'Fuente-Dashboard-Departamentos-v2'.CD28]+[$'Fuente-Dashboard-Departamentos-v2'.CH28]+[$'Fuente-Dashboard-Departamentos-v2'.CL28]+[$'Fuente-Dashboard-Departamentos-v2'.CP28]+[$'Fuente-Dashboard-Departamentos-v2'.CT28]" office:value-type="float" office:value="1415" calcext:value-type="float">
            <text:p>1415</text:p>
          </table:table-cell>
          <table:table-cell table:formula="of:=[$'Fuente-Dashboard-Departamentos-v2'.C28]+[$'Fuente-Dashboard-Departamentos-v2'.G28]+[$'Fuente-Dashboard-Departamentos-v2'.K28]+[$'Fuente-Dashboard-Departamentos-v2'.O28]+[$'Fuente-Dashboard-Departamentos-v2'.S28]+[$'Fuente-Dashboard-Departamentos-v2'.W28]+[$'Fuente-Dashboard-Departamentos-v2'.AA28]+[$'Fuente-Dashboard-Departamentos-v2'.AE28]+[$'Fuente-Dashboard-Departamentos-v2'.AI28]+[$'Fuente-Dashboard-Departamentos-v2'.AM28]+[$'Fuente-Dashboard-Departamentos-v2'.AQ28]+[$'Fuente-Dashboard-Departamentos-v2'.AU28]+[$'Fuente-Dashboard-Departamentos-v2'.AY28]+[$'Fuente-Dashboard-Departamentos-v2'.BC28]+[$'Fuente-Dashboard-Departamentos-v2'.BG28]+[$'Fuente-Dashboard-Departamentos-v2'.BK28]+[$'Fuente-Dashboard-Departamentos-v2'.BO28]+[$'Fuente-Dashboard-Departamentos-v2'.BS28]+[$'Fuente-Dashboard-Departamentos-v2'.BW28]+[$'Fuente-Dashboard-Departamentos-v2'.CA28]+[$'Fuente-Dashboard-Departamentos-v2'.CE28]+[$'Fuente-Dashboard-Departamentos-v2'.CI28]+[$'Fuente-Dashboard-Departamentos-v2'.CM28]+[$'Fuente-Dashboard-Departamentos-v2'.CQ28]+[$'Fuente-Dashboard-Departamentos-v2'.CU28]" office:value-type="float" office:value="0" calcext:value-type="float">
            <text:p>0</text:p>
          </table:table-cell>
          <table:table-cell table:formula="of:=[$'Fuente-Dashboard-Departamentos-v2'.D28]+[$'Fuente-Dashboard-Departamentos-v2'.H28]+[$'Fuente-Dashboard-Departamentos-v2'.L28]+[$'Fuente-Dashboard-Departamentos-v2'.P28]+[$'Fuente-Dashboard-Departamentos-v2'.T28]+[$'Fuente-Dashboard-Departamentos-v2'.X28]+[$'Fuente-Dashboard-Departamentos-v2'.AB28]+[$'Fuente-Dashboard-Departamentos-v2'.AF28]+[$'Fuente-Dashboard-Departamentos-v2'.AJ28]+[$'Fuente-Dashboard-Departamentos-v2'.AN28]+[$'Fuente-Dashboard-Departamentos-v2'.AR28]+[$'Fuente-Dashboard-Departamentos-v2'.AV28]+[$'Fuente-Dashboard-Departamentos-v2'.AZ28]+[$'Fuente-Dashboard-Departamentos-v2'.BD28]+[$'Fuente-Dashboard-Departamentos-v2'.BH28]+[$'Fuente-Dashboard-Departamentos-v2'.BL28]+[$'Fuente-Dashboard-Departamentos-v2'.BP28]+[$'Fuente-Dashboard-Departamentos-v2'.BT28]+[$'Fuente-Dashboard-Departamentos-v2'.BX28]+[$'Fuente-Dashboard-Departamentos-v2'.CB28]+[$'Fuente-Dashboard-Departamentos-v2'.CF28]+[$'Fuente-Dashboard-Departamentos-v2'.CJ28]+[$'Fuente-Dashboard-Departamentos-v2'.CN28]+[$'Fuente-Dashboard-Departamentos-v2'.CR28]+[$'Fuente-Dashboard-Departamentos-v2'.CV28]" office:value-type="float" office:value="1415" calcext:value-type="float">
            <text:p>1415</text:p>
          </table:table-cell>
          <table:table-cell table:formula="of:=[$'Fuente-Dashboard-Departamentos-v2'.E28]+[$'Fuente-Dashboard-Departamentos-v2'.I28]+[$'Fuente-Dashboard-Departamentos-v2'.M28]+[$'Fuente-Dashboard-Departamentos-v2'.Q28]+[$'Fuente-Dashboard-Departamentos-v2'.U28]+[$'Fuente-Dashboard-Departamentos-v2'.Y28]+[$'Fuente-Dashboard-Departamentos-v2'.AC28]+[$'Fuente-Dashboard-Departamentos-v2'.AG28]+[$'Fuente-Dashboard-Departamentos-v2'.AK28]+[$'Fuente-Dashboard-Departamentos-v2'.AO28]+[$'Fuente-Dashboard-Departamentos-v2'.AS28]+[$'Fuente-Dashboard-Departamentos-v2'.AW28]+[$'Fuente-Dashboard-Departamentos-v2'.BA28]+[$'Fuente-Dashboard-Departamentos-v2'.BE28]+[$'Fuente-Dashboard-Departamentos-v2'.BI28]+[$'Fuente-Dashboard-Departamentos-v2'.BM28]+[$'Fuente-Dashboard-Departamentos-v2'.BQ28]+[$'Fuente-Dashboard-Departamentos-v2'.BU28]+[$'Fuente-Dashboard-Departamentos-v2'.BY28]+[$'Fuente-Dashboard-Departamentos-v2'.CC28]+[$'Fuente-Dashboard-Departamentos-v2'.CG28]+[$'Fuente-Dashboard-Departamentos-v2'.CK28]+[$'Fuente-Dashboard-Departamentos-v2'.CO28]+[$'Fuente-Dashboard-Departamentos-v2'.CS28]+[$'Fuente-Dashboard-Departamentos-v2'.CW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F29]+[$'Fuente-Dashboard-Departamentos-v2'.J29]+[$'Fuente-Dashboard-Departamentos-v2'.N29]+[$'Fuente-Dashboard-Departamentos-v2'.R29]+[$'Fuente-Dashboard-Departamentos-v2'.V29]+[$'Fuente-Dashboard-Departamentos-v2'.Z29]+[$'Fuente-Dashboard-Departamentos-v2'.AD29]+[$'Fuente-Dashboard-Departamentos-v2'.AH29]+[$'Fuente-Dashboard-Departamentos-v2'.AL29]+[$'Fuente-Dashboard-Departamentos-v2'.AP29]+[$'Fuente-Dashboard-Departamentos-v2'.AT29]+[$'Fuente-Dashboard-Departamentos-v2'.AX29]+[$'Fuente-Dashboard-Departamentos-v2'.BB29]+[$'Fuente-Dashboard-Departamentos-v2'.BF29]+[$'Fuente-Dashboard-Departamentos-v2'.BJ29]+[$'Fuente-Dashboard-Departamentos-v2'.BN29]+[$'Fuente-Dashboard-Departamentos-v2'.BR29]+[$'Fuente-Dashboard-Departamentos-v2'.BV29]+[$'Fuente-Dashboard-Departamentos-v2'.BZ29]+[$'Fuente-Dashboard-Departamentos-v2'.CD29]+[$'Fuente-Dashboard-Departamentos-v2'.CH29]+[$'Fuente-Dashboard-Departamentos-v2'.CL29]+[$'Fuente-Dashboard-Departamentos-v2'.CP29]+[$'Fuente-Dashboard-Departamentos-v2'.CT29]" office:value-type="float" office:value="1595" calcext:value-type="float">
            <text:p>1595</text:p>
          </table:table-cell>
          <table:table-cell table:formula="of:=[$'Fuente-Dashboard-Departamentos-v2'.C29]+[$'Fuente-Dashboard-Departamentos-v2'.G29]+[$'Fuente-Dashboard-Departamentos-v2'.K29]+[$'Fuente-Dashboard-Departamentos-v2'.O29]+[$'Fuente-Dashboard-Departamentos-v2'.S29]+[$'Fuente-Dashboard-Departamentos-v2'.W29]+[$'Fuente-Dashboard-Departamentos-v2'.AA29]+[$'Fuente-Dashboard-Departamentos-v2'.AE29]+[$'Fuente-Dashboard-Departamentos-v2'.AI29]+[$'Fuente-Dashboard-Departamentos-v2'.AM29]+[$'Fuente-Dashboard-Departamentos-v2'.AQ29]+[$'Fuente-Dashboard-Departamentos-v2'.AU29]+[$'Fuente-Dashboard-Departamentos-v2'.AY29]+[$'Fuente-Dashboard-Departamentos-v2'.BC29]+[$'Fuente-Dashboard-Departamentos-v2'.BG29]+[$'Fuente-Dashboard-Departamentos-v2'.BK29]+[$'Fuente-Dashboard-Departamentos-v2'.BO29]+[$'Fuente-Dashboard-Departamentos-v2'.BS29]+[$'Fuente-Dashboard-Departamentos-v2'.BW29]+[$'Fuente-Dashboard-Departamentos-v2'.CA29]+[$'Fuente-Dashboard-Departamentos-v2'.CE29]+[$'Fuente-Dashboard-Departamentos-v2'.CI29]+[$'Fuente-Dashboard-Departamentos-v2'.CM29]+[$'Fuente-Dashboard-Departamentos-v2'.CQ29]+[$'Fuente-Dashboard-Departamentos-v2'.CU29]" office:value-type="float" office:value="0" calcext:value-type="float">
            <text:p>0</text:p>
          </table:table-cell>
          <table:table-cell table:formula="of:=[$'Fuente-Dashboard-Departamentos-v2'.D29]+[$'Fuente-Dashboard-Departamentos-v2'.H29]+[$'Fuente-Dashboard-Departamentos-v2'.L29]+[$'Fuente-Dashboard-Departamentos-v2'.P29]+[$'Fuente-Dashboard-Departamentos-v2'.T29]+[$'Fuente-Dashboard-Departamentos-v2'.X29]+[$'Fuente-Dashboard-Departamentos-v2'.AB29]+[$'Fuente-Dashboard-Departamentos-v2'.AF29]+[$'Fuente-Dashboard-Departamentos-v2'.AJ29]+[$'Fuente-Dashboard-Departamentos-v2'.AN29]+[$'Fuente-Dashboard-Departamentos-v2'.AR29]+[$'Fuente-Dashboard-Departamentos-v2'.AV29]+[$'Fuente-Dashboard-Departamentos-v2'.AZ29]+[$'Fuente-Dashboard-Departamentos-v2'.BD29]+[$'Fuente-Dashboard-Departamentos-v2'.BH29]+[$'Fuente-Dashboard-Departamentos-v2'.BL29]+[$'Fuente-Dashboard-Departamentos-v2'.BP29]+[$'Fuente-Dashboard-Departamentos-v2'.BT29]+[$'Fuente-Dashboard-Departamentos-v2'.BX29]+[$'Fuente-Dashboard-Departamentos-v2'.CB29]+[$'Fuente-Dashboard-Departamentos-v2'.CF29]+[$'Fuente-Dashboard-Departamentos-v2'.CJ29]+[$'Fuente-Dashboard-Departamentos-v2'.CN29]+[$'Fuente-Dashboard-Departamentos-v2'.CR29]+[$'Fuente-Dashboard-Departamentos-v2'.CV29]" office:value-type="float" office:value="1595" calcext:value-type="float">
            <text:p>1595</text:p>
          </table:table-cell>
          <table:table-cell table:formula="of:=[$'Fuente-Dashboard-Departamentos-v2'.E29]+[$'Fuente-Dashboard-Departamentos-v2'.I29]+[$'Fuente-Dashboard-Departamentos-v2'.M29]+[$'Fuente-Dashboard-Departamentos-v2'.Q29]+[$'Fuente-Dashboard-Departamentos-v2'.U29]+[$'Fuente-Dashboard-Departamentos-v2'.Y29]+[$'Fuente-Dashboard-Departamentos-v2'.AC29]+[$'Fuente-Dashboard-Departamentos-v2'.AG29]+[$'Fuente-Dashboard-Departamentos-v2'.AK29]+[$'Fuente-Dashboard-Departamentos-v2'.AO29]+[$'Fuente-Dashboard-Departamentos-v2'.AS29]+[$'Fuente-Dashboard-Departamentos-v2'.AW29]+[$'Fuente-Dashboard-Departamentos-v2'.BA29]+[$'Fuente-Dashboard-Departamentos-v2'.BE29]+[$'Fuente-Dashboard-Departamentos-v2'.BI29]+[$'Fuente-Dashboard-Departamentos-v2'.BM29]+[$'Fuente-Dashboard-Departamentos-v2'.BQ29]+[$'Fuente-Dashboard-Departamentos-v2'.BU29]+[$'Fuente-Dashboard-Departamentos-v2'.BY29]+[$'Fuente-Dashboard-Departamentos-v2'.CC29]+[$'Fuente-Dashboard-Departamentos-v2'.CG29]+[$'Fuente-Dashboard-Departamentos-v2'.CK29]+[$'Fuente-Dashboard-Departamentos-v2'.CO29]+[$'Fuente-Dashboard-Departamentos-v2'.CS29]+[$'Fuente-Dashboard-Departamentos-v2'.CW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F30]+[$'Fuente-Dashboard-Departamentos-v2'.J30]+[$'Fuente-Dashboard-Departamentos-v2'.N30]+[$'Fuente-Dashboard-Departamentos-v2'.R30]+[$'Fuente-Dashboard-Departamentos-v2'.V30]+[$'Fuente-Dashboard-Departamentos-v2'.Z30]+[$'Fuente-Dashboard-Departamentos-v2'.AD30]+[$'Fuente-Dashboard-Departamentos-v2'.AH30]+[$'Fuente-Dashboard-Departamentos-v2'.AL30]+[$'Fuente-Dashboard-Departamentos-v2'.AP30]+[$'Fuente-Dashboard-Departamentos-v2'.AT30]+[$'Fuente-Dashboard-Departamentos-v2'.AX30]+[$'Fuente-Dashboard-Departamentos-v2'.BB30]+[$'Fuente-Dashboard-Departamentos-v2'.BF30]+[$'Fuente-Dashboard-Departamentos-v2'.BJ30]+[$'Fuente-Dashboard-Departamentos-v2'.BN30]+[$'Fuente-Dashboard-Departamentos-v2'.BR30]+[$'Fuente-Dashboard-Departamentos-v2'.BV30]+[$'Fuente-Dashboard-Departamentos-v2'.BZ30]+[$'Fuente-Dashboard-Departamentos-v2'.CD30]+[$'Fuente-Dashboard-Departamentos-v2'.CH30]+[$'Fuente-Dashboard-Departamentos-v2'.CL30]+[$'Fuente-Dashboard-Departamentos-v2'.CP30]+[$'Fuente-Dashboard-Departamentos-v2'.CT30]" office:value-type="float" office:value="1764" calcext:value-type="float">
            <text:p>1764</text:p>
          </table:table-cell>
          <table:table-cell table:formula="of:=[$'Fuente-Dashboard-Departamentos-v2'.C30]+[$'Fuente-Dashboard-Departamentos-v2'.G30]+[$'Fuente-Dashboard-Departamentos-v2'.K30]+[$'Fuente-Dashboard-Departamentos-v2'.O30]+[$'Fuente-Dashboard-Departamentos-v2'.S30]+[$'Fuente-Dashboard-Departamentos-v2'.W30]+[$'Fuente-Dashboard-Departamentos-v2'.AA30]+[$'Fuente-Dashboard-Departamentos-v2'.AE30]+[$'Fuente-Dashboard-Departamentos-v2'.AI30]+[$'Fuente-Dashboard-Departamentos-v2'.AM30]+[$'Fuente-Dashboard-Departamentos-v2'.AQ30]+[$'Fuente-Dashboard-Departamentos-v2'.AU30]+[$'Fuente-Dashboard-Departamentos-v2'.AY30]+[$'Fuente-Dashboard-Departamentos-v2'.BC30]+[$'Fuente-Dashboard-Departamentos-v2'.BG30]+[$'Fuente-Dashboard-Departamentos-v2'.BK30]+[$'Fuente-Dashboard-Departamentos-v2'.BO30]+[$'Fuente-Dashboard-Departamentos-v2'.BS30]+[$'Fuente-Dashboard-Departamentos-v2'.BW30]+[$'Fuente-Dashboard-Departamentos-v2'.CA30]+[$'Fuente-Dashboard-Departamentos-v2'.CE30]+[$'Fuente-Dashboard-Departamentos-v2'.CI30]+[$'Fuente-Dashboard-Departamentos-v2'.CM30]+[$'Fuente-Dashboard-Departamentos-v2'.CQ30]+[$'Fuente-Dashboard-Departamentos-v2'.CU30]" office:value-type="float" office:value="0" calcext:value-type="float">
            <text:p>0</text:p>
          </table:table-cell>
          <table:table-cell table:formula="of:=[$'Fuente-Dashboard-Departamentos-v2'.D30]+[$'Fuente-Dashboard-Departamentos-v2'.H30]+[$'Fuente-Dashboard-Departamentos-v2'.L30]+[$'Fuente-Dashboard-Departamentos-v2'.P30]+[$'Fuente-Dashboard-Departamentos-v2'.T30]+[$'Fuente-Dashboard-Departamentos-v2'.X30]+[$'Fuente-Dashboard-Departamentos-v2'.AB30]+[$'Fuente-Dashboard-Departamentos-v2'.AF30]+[$'Fuente-Dashboard-Departamentos-v2'.AJ30]+[$'Fuente-Dashboard-Departamentos-v2'.AN30]+[$'Fuente-Dashboard-Departamentos-v2'.AR30]+[$'Fuente-Dashboard-Departamentos-v2'.AV30]+[$'Fuente-Dashboard-Departamentos-v2'.AZ30]+[$'Fuente-Dashboard-Departamentos-v2'.BD30]+[$'Fuente-Dashboard-Departamentos-v2'.BH30]+[$'Fuente-Dashboard-Departamentos-v2'.BL30]+[$'Fuente-Dashboard-Departamentos-v2'.BP30]+[$'Fuente-Dashboard-Departamentos-v2'.BT30]+[$'Fuente-Dashboard-Departamentos-v2'.BX30]+[$'Fuente-Dashboard-Departamentos-v2'.CB30]+[$'Fuente-Dashboard-Departamentos-v2'.CF30]+[$'Fuente-Dashboard-Departamentos-v2'.CJ30]+[$'Fuente-Dashboard-Departamentos-v2'.CN30]+[$'Fuente-Dashboard-Departamentos-v2'.CR30]+[$'Fuente-Dashboard-Departamentos-v2'.CV30]" office:value-type="float" office:value="1764" calcext:value-type="float">
            <text:p>1764</text:p>
          </table:table-cell>
          <table:table-cell table:formula="of:=[$'Fuente-Dashboard-Departamentos-v2'.E30]+[$'Fuente-Dashboard-Departamentos-v2'.I30]+[$'Fuente-Dashboard-Departamentos-v2'.M30]+[$'Fuente-Dashboard-Departamentos-v2'.Q30]+[$'Fuente-Dashboard-Departamentos-v2'.U30]+[$'Fuente-Dashboard-Departamentos-v2'.Y30]+[$'Fuente-Dashboard-Departamentos-v2'.AC30]+[$'Fuente-Dashboard-Departamentos-v2'.AG30]+[$'Fuente-Dashboard-Departamentos-v2'.AK30]+[$'Fuente-Dashboard-Departamentos-v2'.AO30]+[$'Fuente-Dashboard-Departamentos-v2'.AS30]+[$'Fuente-Dashboard-Departamentos-v2'.AW30]+[$'Fuente-Dashboard-Departamentos-v2'.BA30]+[$'Fuente-Dashboard-Departamentos-v2'.BE30]+[$'Fuente-Dashboard-Departamentos-v2'.BI30]+[$'Fuente-Dashboard-Departamentos-v2'.BM30]+[$'Fuente-Dashboard-Departamentos-v2'.BQ30]+[$'Fuente-Dashboard-Departamentos-v2'.BU30]+[$'Fuente-Dashboard-Departamentos-v2'.BY30]+[$'Fuente-Dashboard-Departamentos-v2'.CC30]+[$'Fuente-Dashboard-Departamentos-v2'.CG30]+[$'Fuente-Dashboard-Departamentos-v2'.CK30]+[$'Fuente-Dashboard-Departamentos-v2'.CO30]+[$'Fuente-Dashboard-Departamentos-v2'.CS30]+[$'Fuente-Dashboard-Departamentos-v2'.CW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F31]+[$'Fuente-Dashboard-Departamentos-v2'.J31]+[$'Fuente-Dashboard-Departamentos-v2'.N31]+[$'Fuente-Dashboard-Departamentos-v2'.R31]+[$'Fuente-Dashboard-Departamentos-v2'.V31]+[$'Fuente-Dashboard-Departamentos-v2'.Z31]+[$'Fuente-Dashboard-Departamentos-v2'.AD31]+[$'Fuente-Dashboard-Departamentos-v2'.AH31]+[$'Fuente-Dashboard-Departamentos-v2'.AL31]+[$'Fuente-Dashboard-Departamentos-v2'.AP31]+[$'Fuente-Dashboard-Departamentos-v2'.AT31]+[$'Fuente-Dashboard-Departamentos-v2'.AX31]+[$'Fuente-Dashboard-Departamentos-v2'.BB31]+[$'Fuente-Dashboard-Departamentos-v2'.BF31]+[$'Fuente-Dashboard-Departamentos-v2'.BJ31]+[$'Fuente-Dashboard-Departamentos-v2'.BN31]+[$'Fuente-Dashboard-Departamentos-v2'.BR31]+[$'Fuente-Dashboard-Departamentos-v2'.BV31]+[$'Fuente-Dashboard-Departamentos-v2'.BZ31]+[$'Fuente-Dashboard-Departamentos-v2'.CD31]+[$'Fuente-Dashboard-Departamentos-v2'.CH31]+[$'Fuente-Dashboard-Departamentos-v2'.CL31]+[$'Fuente-Dashboard-Departamentos-v2'.CP31]+[$'Fuente-Dashboard-Departamentos-v2'.CT31]" office:value-type="float" office:value="2289" calcext:value-type="float">
            <text:p>2289</text:p>
          </table:table-cell>
          <table:table-cell table:formula="of:=[$'Fuente-Dashboard-Departamentos-v2'.C31]+[$'Fuente-Dashboard-Departamentos-v2'.G31]+[$'Fuente-Dashboard-Departamentos-v2'.K31]+[$'Fuente-Dashboard-Departamentos-v2'.O31]+[$'Fuente-Dashboard-Departamentos-v2'.S31]+[$'Fuente-Dashboard-Departamentos-v2'.W31]+[$'Fuente-Dashboard-Departamentos-v2'.AA31]+[$'Fuente-Dashboard-Departamentos-v2'.AE31]+[$'Fuente-Dashboard-Departamentos-v2'.AI31]+[$'Fuente-Dashboard-Departamentos-v2'.AM31]+[$'Fuente-Dashboard-Departamentos-v2'.AQ31]+[$'Fuente-Dashboard-Departamentos-v2'.AU31]+[$'Fuente-Dashboard-Departamentos-v2'.AY31]+[$'Fuente-Dashboard-Departamentos-v2'.BC31]+[$'Fuente-Dashboard-Departamentos-v2'.BG31]+[$'Fuente-Dashboard-Departamentos-v2'.BK31]+[$'Fuente-Dashboard-Departamentos-v2'.BO31]+[$'Fuente-Dashboard-Departamentos-v2'.BS31]+[$'Fuente-Dashboard-Departamentos-v2'.BW31]+[$'Fuente-Dashboard-Departamentos-v2'.CA31]+[$'Fuente-Dashboard-Departamentos-v2'.CE31]+[$'Fuente-Dashboard-Departamentos-v2'.CI31]+[$'Fuente-Dashboard-Departamentos-v2'.CM31]+[$'Fuente-Dashboard-Departamentos-v2'.CQ31]+[$'Fuente-Dashboard-Departamentos-v2'.CU31]" office:value-type="float" office:value="0" calcext:value-type="float">
            <text:p>0</text:p>
          </table:table-cell>
          <table:table-cell table:formula="of:=[$'Fuente-Dashboard-Departamentos-v2'.D31]+[$'Fuente-Dashboard-Departamentos-v2'.H31]+[$'Fuente-Dashboard-Departamentos-v2'.L31]+[$'Fuente-Dashboard-Departamentos-v2'.P31]+[$'Fuente-Dashboard-Departamentos-v2'.T31]+[$'Fuente-Dashboard-Departamentos-v2'.X31]+[$'Fuente-Dashboard-Departamentos-v2'.AB31]+[$'Fuente-Dashboard-Departamentos-v2'.AF31]+[$'Fuente-Dashboard-Departamentos-v2'.AJ31]+[$'Fuente-Dashboard-Departamentos-v2'.AN31]+[$'Fuente-Dashboard-Departamentos-v2'.AR31]+[$'Fuente-Dashboard-Departamentos-v2'.AV31]+[$'Fuente-Dashboard-Departamentos-v2'.AZ31]+[$'Fuente-Dashboard-Departamentos-v2'.BD31]+[$'Fuente-Dashboard-Departamentos-v2'.BH31]+[$'Fuente-Dashboard-Departamentos-v2'.BL31]+[$'Fuente-Dashboard-Departamentos-v2'.BP31]+[$'Fuente-Dashboard-Departamentos-v2'.BT31]+[$'Fuente-Dashboard-Departamentos-v2'.BX31]+[$'Fuente-Dashboard-Departamentos-v2'.CB31]+[$'Fuente-Dashboard-Departamentos-v2'.CF31]+[$'Fuente-Dashboard-Departamentos-v2'.CJ31]+[$'Fuente-Dashboard-Departamentos-v2'.CN31]+[$'Fuente-Dashboard-Departamentos-v2'.CR31]+[$'Fuente-Dashboard-Departamentos-v2'.CV31]" office:value-type="float" office:value="2289" calcext:value-type="float">
            <text:p>2289</text:p>
          </table:table-cell>
          <table:table-cell table:formula="of:=[$'Fuente-Dashboard-Departamentos-v2'.E31]+[$'Fuente-Dashboard-Departamentos-v2'.I31]+[$'Fuente-Dashboard-Departamentos-v2'.M31]+[$'Fuente-Dashboard-Departamentos-v2'.Q31]+[$'Fuente-Dashboard-Departamentos-v2'.U31]+[$'Fuente-Dashboard-Departamentos-v2'.Y31]+[$'Fuente-Dashboard-Departamentos-v2'.AC31]+[$'Fuente-Dashboard-Departamentos-v2'.AG31]+[$'Fuente-Dashboard-Departamentos-v2'.AK31]+[$'Fuente-Dashboard-Departamentos-v2'.AO31]+[$'Fuente-Dashboard-Departamentos-v2'.AS31]+[$'Fuente-Dashboard-Departamentos-v2'.AW31]+[$'Fuente-Dashboard-Departamentos-v2'.BA31]+[$'Fuente-Dashboard-Departamentos-v2'.BE31]+[$'Fuente-Dashboard-Departamentos-v2'.BI31]+[$'Fuente-Dashboard-Departamentos-v2'.BM31]+[$'Fuente-Dashboard-Departamentos-v2'.BQ31]+[$'Fuente-Dashboard-Departamentos-v2'.BU31]+[$'Fuente-Dashboard-Departamentos-v2'.BY31]+[$'Fuente-Dashboard-Departamentos-v2'.CC31]+[$'Fuente-Dashboard-Departamentos-v2'.CG31]+[$'Fuente-Dashboard-Departamentos-v2'.CK31]+[$'Fuente-Dashboard-Departamentos-v2'.CO31]+[$'Fuente-Dashboard-Departamentos-v2'.CS31]+[$'Fuente-Dashboard-Departamentos-v2'.CW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F32]+[$'Fuente-Dashboard-Departamentos-v2'.J32]+[$'Fuente-Dashboard-Departamentos-v2'.N32]+[$'Fuente-Dashboard-Departamentos-v2'.R32]+[$'Fuente-Dashboard-Departamentos-v2'.V32]+[$'Fuente-Dashboard-Departamentos-v2'.Z32]+[$'Fuente-Dashboard-Departamentos-v2'.AD32]+[$'Fuente-Dashboard-Departamentos-v2'.AH32]+[$'Fuente-Dashboard-Departamentos-v2'.AL32]+[$'Fuente-Dashboard-Departamentos-v2'.AP32]+[$'Fuente-Dashboard-Departamentos-v2'.AT32]+[$'Fuente-Dashboard-Departamentos-v2'.AX32]+[$'Fuente-Dashboard-Departamentos-v2'.BB32]+[$'Fuente-Dashboard-Departamentos-v2'.BF32]+[$'Fuente-Dashboard-Departamentos-v2'.BJ32]+[$'Fuente-Dashboard-Departamentos-v2'.BN32]+[$'Fuente-Dashboard-Departamentos-v2'.BR32]+[$'Fuente-Dashboard-Departamentos-v2'.BV32]+[$'Fuente-Dashboard-Departamentos-v2'.BZ32]+[$'Fuente-Dashboard-Departamentos-v2'.CD32]+[$'Fuente-Dashboard-Departamentos-v2'.CH32]+[$'Fuente-Dashboard-Departamentos-v2'.CL32]+[$'Fuente-Dashboard-Departamentos-v2'.CP32]+[$'Fuente-Dashboard-Departamentos-v2'.CT32]" office:value-type="float" office:value="2636" calcext:value-type="float">
            <text:p>2636</text:p>
          </table:table-cell>
          <table:table-cell table:formula="of:=[$'Fuente-Dashboard-Departamentos-v2'.C32]+[$'Fuente-Dashboard-Departamentos-v2'.G32]+[$'Fuente-Dashboard-Departamentos-v2'.K32]+[$'Fuente-Dashboard-Departamentos-v2'.O32]+[$'Fuente-Dashboard-Departamentos-v2'.S32]+[$'Fuente-Dashboard-Departamentos-v2'.W32]+[$'Fuente-Dashboard-Departamentos-v2'.AA32]+[$'Fuente-Dashboard-Departamentos-v2'.AE32]+[$'Fuente-Dashboard-Departamentos-v2'.AI32]+[$'Fuente-Dashboard-Departamentos-v2'.AM32]+[$'Fuente-Dashboard-Departamentos-v2'.AQ32]+[$'Fuente-Dashboard-Departamentos-v2'.AU32]+[$'Fuente-Dashboard-Departamentos-v2'.AY32]+[$'Fuente-Dashboard-Departamentos-v2'.BC32]+[$'Fuente-Dashboard-Departamentos-v2'.BG32]+[$'Fuente-Dashboard-Departamentos-v2'.BK32]+[$'Fuente-Dashboard-Departamentos-v2'.BO32]+[$'Fuente-Dashboard-Departamentos-v2'.BS32]+[$'Fuente-Dashboard-Departamentos-v2'.BW32]+[$'Fuente-Dashboard-Departamentos-v2'.CA32]+[$'Fuente-Dashboard-Departamentos-v2'.CE32]+[$'Fuente-Dashboard-Departamentos-v2'.CI32]+[$'Fuente-Dashboard-Departamentos-v2'.CM32]+[$'Fuente-Dashboard-Departamentos-v2'.CQ32]+[$'Fuente-Dashboard-Departamentos-v2'.CU32]" office:value-type="float" office:value="0" calcext:value-type="float">
            <text:p>0</text:p>
          </table:table-cell>
          <table:table-cell table:formula="of:=[$'Fuente-Dashboard-Departamentos-v2'.D32]+[$'Fuente-Dashboard-Departamentos-v2'.H32]+[$'Fuente-Dashboard-Departamentos-v2'.L32]+[$'Fuente-Dashboard-Departamentos-v2'.P32]+[$'Fuente-Dashboard-Departamentos-v2'.T32]+[$'Fuente-Dashboard-Departamentos-v2'.X32]+[$'Fuente-Dashboard-Departamentos-v2'.AB32]+[$'Fuente-Dashboard-Departamentos-v2'.AF32]+[$'Fuente-Dashboard-Departamentos-v2'.AJ32]+[$'Fuente-Dashboard-Departamentos-v2'.AN32]+[$'Fuente-Dashboard-Departamentos-v2'.AR32]+[$'Fuente-Dashboard-Departamentos-v2'.AV32]+[$'Fuente-Dashboard-Departamentos-v2'.AZ32]+[$'Fuente-Dashboard-Departamentos-v2'.BD32]+[$'Fuente-Dashboard-Departamentos-v2'.BH32]+[$'Fuente-Dashboard-Departamentos-v2'.BL32]+[$'Fuente-Dashboard-Departamentos-v2'.BP32]+[$'Fuente-Dashboard-Departamentos-v2'.BT32]+[$'Fuente-Dashboard-Departamentos-v2'.BX32]+[$'Fuente-Dashboard-Departamentos-v2'.CB32]+[$'Fuente-Dashboard-Departamentos-v2'.CF32]+[$'Fuente-Dashboard-Departamentos-v2'.CJ32]+[$'Fuente-Dashboard-Departamentos-v2'.CN32]+[$'Fuente-Dashboard-Departamentos-v2'.CR32]+[$'Fuente-Dashboard-Departamentos-v2'.CV32]" office:value-type="float" office:value="2636" calcext:value-type="float">
            <text:p>2636</text:p>
          </table:table-cell>
          <table:table-cell table:formula="of:=[$'Fuente-Dashboard-Departamentos-v2'.E32]+[$'Fuente-Dashboard-Departamentos-v2'.I32]+[$'Fuente-Dashboard-Departamentos-v2'.M32]+[$'Fuente-Dashboard-Departamentos-v2'.Q32]+[$'Fuente-Dashboard-Departamentos-v2'.U32]+[$'Fuente-Dashboard-Departamentos-v2'.Y32]+[$'Fuente-Dashboard-Departamentos-v2'.AC32]+[$'Fuente-Dashboard-Departamentos-v2'.AG32]+[$'Fuente-Dashboard-Departamentos-v2'.AK32]+[$'Fuente-Dashboard-Departamentos-v2'.AO32]+[$'Fuente-Dashboard-Departamentos-v2'.AS32]+[$'Fuente-Dashboard-Departamentos-v2'.AW32]+[$'Fuente-Dashboard-Departamentos-v2'.BA32]+[$'Fuente-Dashboard-Departamentos-v2'.BE32]+[$'Fuente-Dashboard-Departamentos-v2'.BI32]+[$'Fuente-Dashboard-Departamentos-v2'.BM32]+[$'Fuente-Dashboard-Departamentos-v2'.BQ32]+[$'Fuente-Dashboard-Departamentos-v2'.BU32]+[$'Fuente-Dashboard-Departamentos-v2'.BY32]+[$'Fuente-Dashboard-Departamentos-v2'.CC32]+[$'Fuente-Dashboard-Departamentos-v2'.CG32]+[$'Fuente-Dashboard-Departamentos-v2'.CK32]+[$'Fuente-Dashboard-Departamentos-v2'.CO32]+[$'Fuente-Dashboard-Departamentos-v2'.CS32]+[$'Fuente-Dashboard-Departamentos-v2'.CW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F33]+[$'Fuente-Dashboard-Departamentos-v2'.J33]+[$'Fuente-Dashboard-Departamentos-v2'.N33]+[$'Fuente-Dashboard-Departamentos-v2'.R33]+[$'Fuente-Dashboard-Departamentos-v2'.V33]+[$'Fuente-Dashboard-Departamentos-v2'.Z33]+[$'Fuente-Dashboard-Departamentos-v2'.AD33]+[$'Fuente-Dashboard-Departamentos-v2'.AH33]+[$'Fuente-Dashboard-Departamentos-v2'.AL33]+[$'Fuente-Dashboard-Departamentos-v2'.AP33]+[$'Fuente-Dashboard-Departamentos-v2'.AT33]+[$'Fuente-Dashboard-Departamentos-v2'.AX33]+[$'Fuente-Dashboard-Departamentos-v2'.BB33]+[$'Fuente-Dashboard-Departamentos-v2'.BF33]+[$'Fuente-Dashboard-Departamentos-v2'.BJ33]+[$'Fuente-Dashboard-Departamentos-v2'.BN33]+[$'Fuente-Dashboard-Departamentos-v2'.BR33]+[$'Fuente-Dashboard-Departamentos-v2'.BV33]+[$'Fuente-Dashboard-Departamentos-v2'.BZ33]+[$'Fuente-Dashboard-Departamentos-v2'.CD33]+[$'Fuente-Dashboard-Departamentos-v2'.CH33]+[$'Fuente-Dashboard-Departamentos-v2'.CL33]+[$'Fuente-Dashboard-Departamentos-v2'.CP33]+[$'Fuente-Dashboard-Departamentos-v2'.CT33]" office:value-type="float" office:value="3431" calcext:value-type="float">
            <text:p>3431</text:p>
          </table:table-cell>
          <table:table-cell table:formula="of:=[$'Fuente-Dashboard-Departamentos-v2'.C33]+[$'Fuente-Dashboard-Departamentos-v2'.G33]+[$'Fuente-Dashboard-Departamentos-v2'.K33]+[$'Fuente-Dashboard-Departamentos-v2'.O33]+[$'Fuente-Dashboard-Departamentos-v2'.S33]+[$'Fuente-Dashboard-Departamentos-v2'.W33]+[$'Fuente-Dashboard-Departamentos-v2'.AA33]+[$'Fuente-Dashboard-Departamentos-v2'.AE33]+[$'Fuente-Dashboard-Departamentos-v2'.AI33]+[$'Fuente-Dashboard-Departamentos-v2'.AM33]+[$'Fuente-Dashboard-Departamentos-v2'.AQ33]+[$'Fuente-Dashboard-Departamentos-v2'.AU33]+[$'Fuente-Dashboard-Departamentos-v2'.AY33]+[$'Fuente-Dashboard-Departamentos-v2'.BC33]+[$'Fuente-Dashboard-Departamentos-v2'.BG33]+[$'Fuente-Dashboard-Departamentos-v2'.BK33]+[$'Fuente-Dashboard-Departamentos-v2'.BO33]+[$'Fuente-Dashboard-Departamentos-v2'.BS33]+[$'Fuente-Dashboard-Departamentos-v2'.BW33]+[$'Fuente-Dashboard-Departamentos-v2'.CA33]+[$'Fuente-Dashboard-Departamentos-v2'.CE33]+[$'Fuente-Dashboard-Departamentos-v2'.CI33]+[$'Fuente-Dashboard-Departamentos-v2'.CM33]+[$'Fuente-Dashboard-Departamentos-v2'.CQ33]+[$'Fuente-Dashboard-Departamentos-v2'.CU33]" office:value-type="float" office:value="0" calcext:value-type="float">
            <text:p>0</text:p>
          </table:table-cell>
          <table:table-cell table:formula="of:=[$'Fuente-Dashboard-Departamentos-v2'.D33]+[$'Fuente-Dashboard-Departamentos-v2'.H33]+[$'Fuente-Dashboard-Departamentos-v2'.L33]+[$'Fuente-Dashboard-Departamentos-v2'.P33]+[$'Fuente-Dashboard-Departamentos-v2'.T33]+[$'Fuente-Dashboard-Departamentos-v2'.X33]+[$'Fuente-Dashboard-Departamentos-v2'.AB33]+[$'Fuente-Dashboard-Departamentos-v2'.AF33]+[$'Fuente-Dashboard-Departamentos-v2'.AJ33]+[$'Fuente-Dashboard-Departamentos-v2'.AN33]+[$'Fuente-Dashboard-Departamentos-v2'.AR33]+[$'Fuente-Dashboard-Departamentos-v2'.AV33]+[$'Fuente-Dashboard-Departamentos-v2'.AZ33]+[$'Fuente-Dashboard-Departamentos-v2'.BD33]+[$'Fuente-Dashboard-Departamentos-v2'.BH33]+[$'Fuente-Dashboard-Departamentos-v2'.BL33]+[$'Fuente-Dashboard-Departamentos-v2'.BP33]+[$'Fuente-Dashboard-Departamentos-v2'.BT33]+[$'Fuente-Dashboard-Departamentos-v2'.BX33]+[$'Fuente-Dashboard-Departamentos-v2'.CB33]+[$'Fuente-Dashboard-Departamentos-v2'.CF33]+[$'Fuente-Dashboard-Departamentos-v2'.CJ33]+[$'Fuente-Dashboard-Departamentos-v2'.CN33]+[$'Fuente-Dashboard-Departamentos-v2'.CR33]+[$'Fuente-Dashboard-Departamentos-v2'.CV33]" office:value-type="float" office:value="3431" calcext:value-type="float">
            <text:p>3431</text:p>
          </table:table-cell>
          <table:table-cell table:formula="of:=[$'Fuente-Dashboard-Departamentos-v2'.E33]+[$'Fuente-Dashboard-Departamentos-v2'.I33]+[$'Fuente-Dashboard-Departamentos-v2'.M33]+[$'Fuente-Dashboard-Departamentos-v2'.Q33]+[$'Fuente-Dashboard-Departamentos-v2'.U33]+[$'Fuente-Dashboard-Departamentos-v2'.Y33]+[$'Fuente-Dashboard-Departamentos-v2'.AC33]+[$'Fuente-Dashboard-Departamentos-v2'.AG33]+[$'Fuente-Dashboard-Departamentos-v2'.AK33]+[$'Fuente-Dashboard-Departamentos-v2'.AO33]+[$'Fuente-Dashboard-Departamentos-v2'.AS33]+[$'Fuente-Dashboard-Departamentos-v2'.AW33]+[$'Fuente-Dashboard-Departamentos-v2'.BA33]+[$'Fuente-Dashboard-Departamentos-v2'.BE33]+[$'Fuente-Dashboard-Departamentos-v2'.BI33]+[$'Fuente-Dashboard-Departamentos-v2'.BM33]+[$'Fuente-Dashboard-Departamentos-v2'.BQ33]+[$'Fuente-Dashboard-Departamentos-v2'.BU33]+[$'Fuente-Dashboard-Departamentos-v2'.BY33]+[$'Fuente-Dashboard-Departamentos-v2'.CC33]+[$'Fuente-Dashboard-Departamentos-v2'.CG33]+[$'Fuente-Dashboard-Departamentos-v2'.CK33]+[$'Fuente-Dashboard-Departamentos-v2'.CO33]+[$'Fuente-Dashboard-Departamentos-v2'.CS33]+[$'Fuente-Dashboard-Departamentos-v2'.CW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F34]+[$'Fuente-Dashboard-Departamentos-v2'.J34]+[$'Fuente-Dashboard-Departamentos-v2'.N34]+[$'Fuente-Dashboard-Departamentos-v2'.R34]+[$'Fuente-Dashboard-Departamentos-v2'.V34]+[$'Fuente-Dashboard-Departamentos-v2'.Z34]+[$'Fuente-Dashboard-Departamentos-v2'.AD34]+[$'Fuente-Dashboard-Departamentos-v2'.AH34]+[$'Fuente-Dashboard-Departamentos-v2'.AL34]+[$'Fuente-Dashboard-Departamentos-v2'.AP34]+[$'Fuente-Dashboard-Departamentos-v2'.AT34]+[$'Fuente-Dashboard-Departamentos-v2'.AX34]+[$'Fuente-Dashboard-Departamentos-v2'.BB34]+[$'Fuente-Dashboard-Departamentos-v2'.BF34]+[$'Fuente-Dashboard-Departamentos-v2'.BJ34]+[$'Fuente-Dashboard-Departamentos-v2'.BN34]+[$'Fuente-Dashboard-Departamentos-v2'.BR34]+[$'Fuente-Dashboard-Departamentos-v2'.BV34]+[$'Fuente-Dashboard-Departamentos-v2'.BZ34]+[$'Fuente-Dashboard-Departamentos-v2'.CD34]+[$'Fuente-Dashboard-Departamentos-v2'.CH34]+[$'Fuente-Dashboard-Departamentos-v2'.CL34]+[$'Fuente-Dashboard-Departamentos-v2'.CP34]+[$'Fuente-Dashboard-Departamentos-v2'.CT34]" office:value-type="float" office:value="3614" calcext:value-type="float">
            <text:p>3614</text:p>
          </table:table-cell>
          <table:table-cell table:formula="of:=[$'Fuente-Dashboard-Departamentos-v2'.C34]+[$'Fuente-Dashboard-Departamentos-v2'.G34]+[$'Fuente-Dashboard-Departamentos-v2'.K34]+[$'Fuente-Dashboard-Departamentos-v2'.O34]+[$'Fuente-Dashboard-Departamentos-v2'.S34]+[$'Fuente-Dashboard-Departamentos-v2'.W34]+[$'Fuente-Dashboard-Departamentos-v2'.AA34]+[$'Fuente-Dashboard-Departamentos-v2'.AE34]+[$'Fuente-Dashboard-Departamentos-v2'.AI34]+[$'Fuente-Dashboard-Departamentos-v2'.AM34]+[$'Fuente-Dashboard-Departamentos-v2'.AQ34]+[$'Fuente-Dashboard-Departamentos-v2'.AU34]+[$'Fuente-Dashboard-Departamentos-v2'.AY34]+[$'Fuente-Dashboard-Departamentos-v2'.BC34]+[$'Fuente-Dashboard-Departamentos-v2'.BG34]+[$'Fuente-Dashboard-Departamentos-v2'.BK34]+[$'Fuente-Dashboard-Departamentos-v2'.BO34]+[$'Fuente-Dashboard-Departamentos-v2'.BS34]+[$'Fuente-Dashboard-Departamentos-v2'.BW34]+[$'Fuente-Dashboard-Departamentos-v2'.CA34]+[$'Fuente-Dashboard-Departamentos-v2'.CE34]+[$'Fuente-Dashboard-Departamentos-v2'.CI34]+[$'Fuente-Dashboard-Departamentos-v2'.CM34]+[$'Fuente-Dashboard-Departamentos-v2'.CQ34]+[$'Fuente-Dashboard-Departamentos-v2'.CU34]" office:value-type="float" office:value="728" calcext:value-type="float">
            <text:p>728</text:p>
          </table:table-cell>
          <table:table-cell table:formula="of:=[$'Fuente-Dashboard-Departamentos-v2'.D34]+[$'Fuente-Dashboard-Departamentos-v2'.H34]+[$'Fuente-Dashboard-Departamentos-v2'.L34]+[$'Fuente-Dashboard-Departamentos-v2'.P34]+[$'Fuente-Dashboard-Departamentos-v2'.T34]+[$'Fuente-Dashboard-Departamentos-v2'.X34]+[$'Fuente-Dashboard-Departamentos-v2'.AB34]+[$'Fuente-Dashboard-Departamentos-v2'.AF34]+[$'Fuente-Dashboard-Departamentos-v2'.AJ34]+[$'Fuente-Dashboard-Departamentos-v2'.AN34]+[$'Fuente-Dashboard-Departamentos-v2'.AR34]+[$'Fuente-Dashboard-Departamentos-v2'.AV34]+[$'Fuente-Dashboard-Departamentos-v2'.AZ34]+[$'Fuente-Dashboard-Departamentos-v2'.BD34]+[$'Fuente-Dashboard-Departamentos-v2'.BH34]+[$'Fuente-Dashboard-Departamentos-v2'.BL34]+[$'Fuente-Dashboard-Departamentos-v2'.BP34]+[$'Fuente-Dashboard-Departamentos-v2'.BT34]+[$'Fuente-Dashboard-Departamentos-v2'.BX34]+[$'Fuente-Dashboard-Departamentos-v2'.CB34]+[$'Fuente-Dashboard-Departamentos-v2'.CF34]+[$'Fuente-Dashboard-Departamentos-v2'.CJ34]+[$'Fuente-Dashboard-Departamentos-v2'.CN34]+[$'Fuente-Dashboard-Departamentos-v2'.CR34]+[$'Fuente-Dashboard-Departamentos-v2'.CV34]" office:value-type="float" office:value="4342" calcext:value-type="float">
            <text:p>4342</text:p>
          </table:table-cell>
          <table:table-cell table:formula="of:=[$'Fuente-Dashboard-Departamentos-v2'.E34]+[$'Fuente-Dashboard-Departamentos-v2'.I34]+[$'Fuente-Dashboard-Departamentos-v2'.M34]+[$'Fuente-Dashboard-Departamentos-v2'.Q34]+[$'Fuente-Dashboard-Departamentos-v2'.U34]+[$'Fuente-Dashboard-Departamentos-v2'.Y34]+[$'Fuente-Dashboard-Departamentos-v2'.AC34]+[$'Fuente-Dashboard-Departamentos-v2'.AG34]+[$'Fuente-Dashboard-Departamentos-v2'.AK34]+[$'Fuente-Dashboard-Departamentos-v2'.AO34]+[$'Fuente-Dashboard-Departamentos-v2'.AS34]+[$'Fuente-Dashboard-Departamentos-v2'.AW34]+[$'Fuente-Dashboard-Departamentos-v2'.BA34]+[$'Fuente-Dashboard-Departamentos-v2'.BE34]+[$'Fuente-Dashboard-Departamentos-v2'.BI34]+[$'Fuente-Dashboard-Departamentos-v2'.BM34]+[$'Fuente-Dashboard-Departamentos-v2'.BQ34]+[$'Fuente-Dashboard-Departamentos-v2'.BU34]+[$'Fuente-Dashboard-Departamentos-v2'.BY34]+[$'Fuente-Dashboard-Departamentos-v2'.CC34]+[$'Fuente-Dashboard-Departamentos-v2'.CG34]+[$'Fuente-Dashboard-Departamentos-v2'.CK34]+[$'Fuente-Dashboard-Departamentos-v2'.CO34]+[$'Fuente-Dashboard-Departamentos-v2'.CS34]+[$'Fuente-Dashboard-Departamentos-v2'.CW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style-name="ce22" table:formula="of:=[.D34]=[$'Fuente-Dashboard-v2'.D34]" office:value-type="boolean" office:boolean-value="false" calcext:value-type="boolean">
            <text:p>FALSO</text:p>
          </table:table-cell>
          <table:table-cell table:formula="of:=[.E34]=[$'Fuente-Dashboard-v2'.E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F35]+[$'Fuente-Dashboard-Departamentos-v2'.J35]+[$'Fuente-Dashboard-Departamentos-v2'.N35]+[$'Fuente-Dashboard-Departamentos-v2'.R35]+[$'Fuente-Dashboard-Departamentos-v2'.V35]+[$'Fuente-Dashboard-Departamentos-v2'.Z35]+[$'Fuente-Dashboard-Departamentos-v2'.AD35]+[$'Fuente-Dashboard-Departamentos-v2'.AH35]+[$'Fuente-Dashboard-Departamentos-v2'.AL35]+[$'Fuente-Dashboard-Departamentos-v2'.AP35]+[$'Fuente-Dashboard-Departamentos-v2'.AT35]+[$'Fuente-Dashboard-Departamentos-v2'.AX35]+[$'Fuente-Dashboard-Departamentos-v2'.BB35]+[$'Fuente-Dashboard-Departamentos-v2'.BF35]+[$'Fuente-Dashboard-Departamentos-v2'.BJ35]+[$'Fuente-Dashboard-Departamentos-v2'.BN35]+[$'Fuente-Dashboard-Departamentos-v2'.BR35]+[$'Fuente-Dashboard-Departamentos-v2'.BV35]+[$'Fuente-Dashboard-Departamentos-v2'.BZ35]+[$'Fuente-Dashboard-Departamentos-v2'.CD35]+[$'Fuente-Dashboard-Departamentos-v2'.CH35]+[$'Fuente-Dashboard-Departamentos-v2'.CL35]+[$'Fuente-Dashboard-Departamentos-v2'.CP35]+[$'Fuente-Dashboard-Departamentos-v2'.CT35]" office:value-type="float" office:value="4121" calcext:value-type="float">
            <text:p>4121</text:p>
          </table:table-cell>
          <table:table-cell table:formula="of:=[$'Fuente-Dashboard-Departamentos-v2'.C35]+[$'Fuente-Dashboard-Departamentos-v2'.G35]+[$'Fuente-Dashboard-Departamentos-v2'.K35]+[$'Fuente-Dashboard-Departamentos-v2'.O35]+[$'Fuente-Dashboard-Departamentos-v2'.S35]+[$'Fuente-Dashboard-Departamentos-v2'.W35]+[$'Fuente-Dashboard-Departamentos-v2'.AA35]+[$'Fuente-Dashboard-Departamentos-v2'.AE35]+[$'Fuente-Dashboard-Departamentos-v2'.AI35]+[$'Fuente-Dashboard-Departamentos-v2'.AM35]+[$'Fuente-Dashboard-Departamentos-v2'.AQ35]+[$'Fuente-Dashboard-Departamentos-v2'.AU35]+[$'Fuente-Dashboard-Departamentos-v2'.AY35]+[$'Fuente-Dashboard-Departamentos-v2'.BC35]+[$'Fuente-Dashboard-Departamentos-v2'.BG35]+[$'Fuente-Dashboard-Departamentos-v2'.BK35]+[$'Fuente-Dashboard-Departamentos-v2'.BO35]+[$'Fuente-Dashboard-Departamentos-v2'.BS35]+[$'Fuente-Dashboard-Departamentos-v2'.BW35]+[$'Fuente-Dashboard-Departamentos-v2'.CA35]+[$'Fuente-Dashboard-Departamentos-v2'.CE35]+[$'Fuente-Dashboard-Departamentos-v2'.CI35]+[$'Fuente-Dashboard-Departamentos-v2'.CM35]+[$'Fuente-Dashboard-Departamentos-v2'.CQ35]+[$'Fuente-Dashboard-Departamentos-v2'.CU35]" office:value-type="float" office:value="1135" calcext:value-type="float">
            <text:p>1135</text:p>
          </table:table-cell>
          <table:table-cell table:formula="of:=[$'Fuente-Dashboard-Departamentos-v2'.D35]+[$'Fuente-Dashboard-Departamentos-v2'.H35]+[$'Fuente-Dashboard-Departamentos-v2'.L35]+[$'Fuente-Dashboard-Departamentos-v2'.P35]+[$'Fuente-Dashboard-Departamentos-v2'.T35]+[$'Fuente-Dashboard-Departamentos-v2'.X35]+[$'Fuente-Dashboard-Departamentos-v2'.AB35]+[$'Fuente-Dashboard-Departamentos-v2'.AF35]+[$'Fuente-Dashboard-Departamentos-v2'.AJ35]+[$'Fuente-Dashboard-Departamentos-v2'.AN35]+[$'Fuente-Dashboard-Departamentos-v2'.AR35]+[$'Fuente-Dashboard-Departamentos-v2'.AV35]+[$'Fuente-Dashboard-Departamentos-v2'.AZ35]+[$'Fuente-Dashboard-Departamentos-v2'.BD35]+[$'Fuente-Dashboard-Departamentos-v2'.BH35]+[$'Fuente-Dashboard-Departamentos-v2'.BL35]+[$'Fuente-Dashboard-Departamentos-v2'.BP35]+[$'Fuente-Dashboard-Departamentos-v2'.BT35]+[$'Fuente-Dashboard-Departamentos-v2'.BX35]+[$'Fuente-Dashboard-Departamentos-v2'.CB35]+[$'Fuente-Dashboard-Departamentos-v2'.CF35]+[$'Fuente-Dashboard-Departamentos-v2'.CJ35]+[$'Fuente-Dashboard-Departamentos-v2'.CN35]+[$'Fuente-Dashboard-Departamentos-v2'.CR35]+[$'Fuente-Dashboard-Departamentos-v2'.CV35]" office:value-type="float" office:value="5256" calcext:value-type="float">
            <text:p>5256</text:p>
          </table:table-cell>
          <table:table-cell table:formula="of:=[$'Fuente-Dashboard-Departamentos-v2'.E35]+[$'Fuente-Dashboard-Departamentos-v2'.I35]+[$'Fuente-Dashboard-Departamentos-v2'.M35]+[$'Fuente-Dashboard-Departamentos-v2'.Q35]+[$'Fuente-Dashboard-Departamentos-v2'.U35]+[$'Fuente-Dashboard-Departamentos-v2'.Y35]+[$'Fuente-Dashboard-Departamentos-v2'.AC35]+[$'Fuente-Dashboard-Departamentos-v2'.AG35]+[$'Fuente-Dashboard-Departamentos-v2'.AK35]+[$'Fuente-Dashboard-Departamentos-v2'.AO35]+[$'Fuente-Dashboard-Departamentos-v2'.AS35]+[$'Fuente-Dashboard-Departamentos-v2'.AW35]+[$'Fuente-Dashboard-Departamentos-v2'.BA35]+[$'Fuente-Dashboard-Departamentos-v2'.BE35]+[$'Fuente-Dashboard-Departamentos-v2'.BI35]+[$'Fuente-Dashboard-Departamentos-v2'.BM35]+[$'Fuente-Dashboard-Departamentos-v2'.BQ35]+[$'Fuente-Dashboard-Departamentos-v2'.BU35]+[$'Fuente-Dashboard-Departamentos-v2'.BY35]+[$'Fuente-Dashboard-Departamentos-v2'.CC35]+[$'Fuente-Dashboard-Departamentos-v2'.CG35]+[$'Fuente-Dashboard-Departamentos-v2'.CK35]+[$'Fuente-Dashboard-Departamentos-v2'.CO35]+[$'Fuente-Dashboard-Departamentos-v2'.CS35]+[$'Fuente-Dashboard-Departamentos-v2'.CW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6]+[$'Fuente-Dashboard-Departamentos-v2'.F36]+[$'Fuente-Dashboard-Departamentos-v2'.J36]+[$'Fuente-Dashboard-Departamentos-v2'.N36]+[$'Fuente-Dashboard-Departamentos-v2'.R36]+[$'Fuente-Dashboard-Departamentos-v2'.V36]+[$'Fuente-Dashboard-Departamentos-v2'.Z36]+[$'Fuente-Dashboard-Departamentos-v2'.AD36]+[$'Fuente-Dashboard-Departamentos-v2'.AH36]+[$'Fuente-Dashboard-Departamentos-v2'.AL36]+[$'Fuente-Dashboard-Departamentos-v2'.AP36]+[$'Fuente-Dashboard-Departamentos-v2'.AT36]+[$'Fuente-Dashboard-Departamentos-v2'.AX36]+[$'Fuente-Dashboard-Departamentos-v2'.BB36]+[$'Fuente-Dashboard-Departamentos-v2'.BF36]+[$'Fuente-Dashboard-Departamentos-v2'.BJ36]+[$'Fuente-Dashboard-Departamentos-v2'.BN36]+[$'Fuente-Dashboard-Departamentos-v2'.BR36]+[$'Fuente-Dashboard-Departamentos-v2'.BV36]+[$'Fuente-Dashboard-Departamentos-v2'.BZ36]+[$'Fuente-Dashboard-Departamentos-v2'.CD36]+[$'Fuente-Dashboard-Departamentos-v2'.CH36]+[$'Fuente-Dashboard-Departamentos-v2'.CL36]+[$'Fuente-Dashboard-Departamentos-v2'.CP36]+[$'Fuente-Dashboard-Departamentos-v2'.CT36]" office:value-type="float" office:value="4549" calcext:value-type="float">
            <text:p>4549</text:p>
          </table:table-cell>
          <table:table-cell table:formula="of:=[$'Fuente-Dashboard-Departamentos-v2'.C36]+[$'Fuente-Dashboard-Departamentos-v2'.G36]+[$'Fuente-Dashboard-Departamentos-v2'.K36]+[$'Fuente-Dashboard-Departamentos-v2'.O36]+[$'Fuente-Dashboard-Departamentos-v2'.S36]+[$'Fuente-Dashboard-Departamentos-v2'.W36]+[$'Fuente-Dashboard-Departamentos-v2'.AA36]+[$'Fuente-Dashboard-Departamentos-v2'.AE36]+[$'Fuente-Dashboard-Departamentos-v2'.AI36]+[$'Fuente-Dashboard-Departamentos-v2'.AM36]+[$'Fuente-Dashboard-Departamentos-v2'.AQ36]+[$'Fuente-Dashboard-Departamentos-v2'.AU36]+[$'Fuente-Dashboard-Departamentos-v2'.AY36]+[$'Fuente-Dashboard-Departamentos-v2'.BC36]+[$'Fuente-Dashboard-Departamentos-v2'.BG36]+[$'Fuente-Dashboard-Departamentos-v2'.BK36]+[$'Fuente-Dashboard-Departamentos-v2'.BO36]+[$'Fuente-Dashboard-Departamentos-v2'.BS36]+[$'Fuente-Dashboard-Departamentos-v2'.BW36]+[$'Fuente-Dashboard-Departamentos-v2'.CA36]+[$'Fuente-Dashboard-Departamentos-v2'.CE36]+[$'Fuente-Dashboard-Departamentos-v2'.CI36]+[$'Fuente-Dashboard-Departamentos-v2'.CM36]+[$'Fuente-Dashboard-Departamentos-v2'.CQ36]+[$'Fuente-Dashboard-Departamentos-v2'.CU36]" office:value-type="float" office:value="1348" calcext:value-type="float">
            <text:p>1348</text:p>
          </table:table-cell>
          <table:table-cell table:formula="of:=[$'Fuente-Dashboard-Departamentos-v2'.D36]+[$'Fuente-Dashboard-Departamentos-v2'.H36]+[$'Fuente-Dashboard-Departamentos-v2'.L36]+[$'Fuente-Dashboard-Departamentos-v2'.P36]+[$'Fuente-Dashboard-Departamentos-v2'.T36]+[$'Fuente-Dashboard-Departamentos-v2'.X36]+[$'Fuente-Dashboard-Departamentos-v2'.AB36]+[$'Fuente-Dashboard-Departamentos-v2'.AF36]+[$'Fuente-Dashboard-Departamentos-v2'.AJ36]+[$'Fuente-Dashboard-Departamentos-v2'.AN36]+[$'Fuente-Dashboard-Departamentos-v2'.AR36]+[$'Fuente-Dashboard-Departamentos-v2'.AV36]+[$'Fuente-Dashboard-Departamentos-v2'.AZ36]+[$'Fuente-Dashboard-Departamentos-v2'.BD36]+[$'Fuente-Dashboard-Departamentos-v2'.BH36]+[$'Fuente-Dashboard-Departamentos-v2'.BL36]+[$'Fuente-Dashboard-Departamentos-v2'.BP36]+[$'Fuente-Dashboard-Departamentos-v2'.BT36]+[$'Fuente-Dashboard-Departamentos-v2'.BX36]+[$'Fuente-Dashboard-Departamentos-v2'.CB36]+[$'Fuente-Dashboard-Departamentos-v2'.CF36]+[$'Fuente-Dashboard-Departamentos-v2'.CJ36]+[$'Fuente-Dashboard-Departamentos-v2'.CN36]+[$'Fuente-Dashboard-Departamentos-v2'.CR36]+[$'Fuente-Dashboard-Departamentos-v2'.CV36]" office:value-type="float" office:value="5897" calcext:value-type="float">
            <text:p>5897</text:p>
          </table:table-cell>
          <table:table-cell table:formula="of:=[$'Fuente-Dashboard-Departamentos-v2'.E36]+[$'Fuente-Dashboard-Departamentos-v2'.I36]+[$'Fuente-Dashboard-Departamentos-v2'.M36]+[$'Fuente-Dashboard-Departamentos-v2'.Q36]+[$'Fuente-Dashboard-Departamentos-v2'.U36]+[$'Fuente-Dashboard-Departamentos-v2'.Y36]+[$'Fuente-Dashboard-Departamentos-v2'.AC36]+[$'Fuente-Dashboard-Departamentos-v2'.AG36]+[$'Fuente-Dashboard-Departamentos-v2'.AK36]+[$'Fuente-Dashboard-Departamentos-v2'.AO36]+[$'Fuente-Dashboard-Departamentos-v2'.AS36]+[$'Fuente-Dashboard-Departamentos-v2'.AW36]+[$'Fuente-Dashboard-Departamentos-v2'.BA36]+[$'Fuente-Dashboard-Departamentos-v2'.BE36]+[$'Fuente-Dashboard-Departamentos-v2'.BI36]+[$'Fuente-Dashboard-Departamentos-v2'.BM36]+[$'Fuente-Dashboard-Departamentos-v2'.BQ36]+[$'Fuente-Dashboard-Departamentos-v2'.BU36]+[$'Fuente-Dashboard-Departamentos-v2'.BY36]+[$'Fuente-Dashboard-Departamentos-v2'.CC36]+[$'Fuente-Dashboard-Departamentos-v2'.CG36]+[$'Fuente-Dashboard-Departamentos-v2'.CK36]+[$'Fuente-Dashboard-Departamentos-v2'.CO36]+[$'Fuente-Dashboard-Departamentos-v2'.CS36]+[$'Fuente-Dashboard-Departamentos-v2'.CW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table:table-column table:style-name="co5" table:default-cell-style-name="Default"/>
        <table:table-column table:style-name="co46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17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17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7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7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7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7" office:value-type="date" office:date-value="2020-03-26" calcext:value-type="date">
            <text:p>26/03/20</text:p>
          </table:table-cell>
          <table:table-cell table:style-name="ce23" table:formula="of:=[.C22]-[.C21]" office:value-type="float" office:value="100" calcext:value-type="float">
            <text:p>100</text:p>
          </table:table-cell>
          <table:table-cell table:style-name="ce23" table:formula="of:=[.C23]-[.B23]" office:value-type="float" office:value="580" calcext:value-type="float">
            <text:p>580</text:p>
          </table:table-cell>
          <table:table-cell table:style-name="ce23" table:formula="of:=[.D23]" office:value-type="float" office:value="14" calcext:value-type="float">
            <text:p>14</text:p>
          </table:table-cell>
          <table:table-cell table:style-name="ce23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17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7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7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7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7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7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7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7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7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7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17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17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17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17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17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17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17"/>
        <table:table-column table:style-name="co43" table:default-cell-style-name="ce21"/>
        <table:table-column table:style-name="co44" table:default-cell-style-name="ce21"/>
        <table:table-column table:style-name="co42" table:default-cell-style-name="ce18"/>
        <table:table-column table:style-name="co45" table:default-cell-style-name="ce18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5:40:13.963849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0T15:45:35.489060650</dc:date>
    <meta:editing-duration>P3DT8H44M58S</meta:editing-duration>
    <meta:editing-cycles>41</meta:editing-cycles>
    <meta:generator>LibreOffice/6.1.6.3$Linux_X86_64 LibreOffice_project/10$Build-3</meta:generator>
    <meta:document-statistic meta:table-count="8" meta:cell-count="3105" meta:object-count="0"/>
  </office:meta>
</office:document-meta>
</file>